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52d" officeooo:paragraph-rsid="0005f52d"/>
    </style:style>
    <style:style style:name="P2" style:family="paragraph" style:parent-style-name="Standard">
      <style:text-properties fo:font-size="10pt" officeooo:rsid="0005f52d" officeooo:paragraph-rsid="0005f52d" style:font-size-asian="8.75pt" style:font-size-complex="10pt"/>
    </style:style>
    <style:style style:name="P3" style:family="paragraph" style:parent-style-name="Standard">
      <style:text-properties fo:font-size="8pt" officeooo:rsid="0005f52d" officeooo:paragraph-rsid="0005f52d" style:font-size-asian="8pt" style:font-size-complex="8pt"/>
    </style:style>
    <style:style style:name="P4" style:family="paragraph" style:parent-style-name="Standard">
      <style:text-properties fo:font-size="10pt" officeooo:rsid="0005f52d" officeooo:paragraph-rsid="0005f52d" style:font-size-asian="8.75pt" style:font-size-complex="10pt"/>
    </style:style>
    <style:style style:name="P5" style:family="paragraph" style:parent-style-name="Standard">
      <style:text-properties fo:font-size="10pt" officeooo:rsid="0009fa41" officeooo:paragraph-rsid="0009fa41" style:font-size-asian="8.75pt" style:font-size-complex="10pt"/>
    </style:style>
    <style:style style:name="P6" style:family="paragraph" style:parent-style-name="Standard">
      <style:text-properties fo:font-size="10pt" officeooo:rsid="000a7306" officeooo:paragraph-rsid="000a7306" style:font-size-asian="8.75pt" style:font-size-complex="10pt"/>
    </style:style>
    <style:style style:name="P7" style:family="paragraph" style:parent-style-name="Standard">
      <style:text-properties fo:font-size="10pt" officeooo:rsid="000ab0fd" officeooo:paragraph-rsid="000ab0fd" style:font-size-asian="8.75pt" style:font-size-complex="10pt"/>
    </style:style>
    <style:style style:name="P8" style:family="paragraph" style:parent-style-name="Standard">
      <style:text-properties fo:font-size="10pt" officeooo:rsid="0009fa41" officeooo:paragraph-rsid="0009fa41" style:font-size-asian="10pt" style:font-size-complex="10pt"/>
    </style:style>
    <style:style style:name="P9" style:family="paragraph" style:parent-style-name="Standard">
      <style:text-properties fo:font-size="8pt" officeooo:rsid="0009fa41" officeooo:paragraph-rsid="0009fa41" style:font-size-asian="7pt" style:font-size-complex="8pt"/>
    </style:style>
    <style:style style:name="P10" style:family="paragraph" style:parent-style-name="Standard">
      <style:text-properties fo:font-size="8pt" officeooo:rsid="000a7306" officeooo:paragraph-rsid="000a7306" style:font-size-asian="7pt" style:font-size-complex="8pt"/>
    </style:style>
    <style:style style:name="P11" style:family="paragraph" style:parent-style-name="Standard">
      <style:text-properties fo:font-size="8pt" officeooo:rsid="000ab0fd" officeooo:paragraph-rsid="000ab0fd" style:font-size-asian="7pt" style:font-size-complex="8pt"/>
    </style:style>
    <style:style style:name="P12" style:family="paragraph" style:parent-style-name="Standard">
      <style:text-properties officeooo:paragraph-rsid="0007e51c"/>
    </style:style>
    <style:style style:name="P13" style:family="paragraph" style:parent-style-name="Standard">
      <style:text-properties officeooo:paragraph-rsid="0009fa41"/>
    </style:style>
    <style:style style:name="P14" style:family="paragraph" style:parent-style-name="Standard">
      <style:text-properties officeooo:paragraph-rsid="000ab0fd"/>
    </style:style>
    <style:style style:name="P15" style:family="paragraph" style:parent-style-name="Standard">
      <style:text-properties officeooo:rsid="000af82d" officeooo:paragraph-rsid="000af82d"/>
    </style:style>
    <style:style style:name="P16" style:family="paragraph" style:parent-style-name="Standard">
      <style:paragraph-properties fo:break-before="page"/>
      <style:text-properties fo:font-size="10pt" officeooo:rsid="0005f52d" officeooo:paragraph-rsid="0005f52d" style:font-size-asian="8.75pt" style:font-size-complex="10pt"/>
    </style:style>
    <style:style style:name="P17" style:family="paragraph" style:parent-style-name="Standard">
      <style:paragraph-properties fo:break-before="page"/>
      <style:text-properties fo:font-size="10pt" officeooo:rsid="0009fa41" officeooo:paragraph-rsid="0009fa41" style:font-size-asian="8.75pt" style:font-size-complex="10pt"/>
    </style:style>
    <style:style style:name="P18" style:family="paragraph" style:parent-style-name="Standard">
      <style:paragraph-properties fo:break-before="page"/>
      <style:text-properties fo:font-size="10pt" officeooo:rsid="000a7306" officeooo:paragraph-rsid="000a7306" style:font-size-asian="8.75pt" style:font-size-complex="10pt"/>
    </style:style>
    <style:style style:name="P19" style:family="paragraph" style:parent-style-name="Standard">
      <style:paragraph-properties fo:break-before="page"/>
      <style:text-properties fo:font-size="10pt" officeooo:rsid="000ab0fd" officeooo:paragraph-rsid="000ab0fd" style:font-size-asian="8.75pt" style:font-size-complex="10pt"/>
    </style:style>
    <style:style style:name="P20" style:family="paragraph" style:parent-style-name="Standard">
      <style:paragraph-properties fo:break-before="page"/>
      <style:text-properties fo:font-size="10pt" officeooo:rsid="0009fa41" officeooo:paragraph-rsid="0009fa41" style:font-size-asian="10pt" style:font-size-complex="10pt"/>
    </style:style>
    <style:style style:name="P21" style:family="paragraph" style:parent-style-name="Standard">
      <style:paragraph-properties fo:break-before="page"/>
      <style:text-properties fo:font-size="8pt" officeooo:rsid="000a7306" officeooo:paragraph-rsid="000a7306" style:font-size-asian="7pt" style:font-size-complex="8pt"/>
    </style:style>
    <style:style style:name="P22" style:family="paragraph" style:parent-style-name="Standard">
      <style:paragraph-properties fo:break-before="page"/>
      <style:text-properties fo:font-size="8pt" officeooo:rsid="000ab0fd" officeooo:paragraph-rsid="000ab0fd" style:font-size-asian="7pt" style:font-size-complex="8pt"/>
    </style:style>
    <style:style style:name="P23" style:family="paragraph" style:parent-style-name="Standard">
      <style:paragraph-properties fo:break-before="page"/>
      <style:text-properties officeooo:paragraph-rsid="000af82d"/>
    </style:style>
    <style:style style:name="P24" style:family="paragraph">
      <style:paragraph-properties style:text-autospace="none"/>
      <style:text-properties style:font-name="F" fo:font-size="6pt" style:font-size-asian="6pt" style:font-size-complex="6pt"/>
    </style:style>
    <style:style style:name="P25" style:family="paragraph">
      <loext:graphic-properties draw:fill="solid" draw:fill-color="#333333"/>
      <style:paragraph-properties style:text-autospace="none"/>
      <style:text-properties style:font-name="F" fo:font-size="6pt" style:font-size-asian="6pt" style:font-size-complex="6pt"/>
    </style:style>
    <style:style style:name="P26" style:family="paragraph">
      <style:paragraph-properties style:text-autospace="none"/>
      <style:text-properties style:font-name="F" fo:font-size="5pt" style:font-size-asian="5pt" style:font-size-complex="5pt"/>
    </style:style>
    <style:style style:name="P27" style:family="paragraph">
      <loext:graphic-properties draw:fill="solid" draw:fill-color="#333333"/>
      <style:paragraph-properties style:text-autospace="none"/>
      <style:text-properties style:font-name="F" fo:font-size="5pt" style:font-size-asian="5pt" style:font-size-complex="5pt"/>
    </style:style>
    <style:style style:name="P28" style:family="paragraph">
      <style:paragraph-properties style:text-autospace="none"/>
      <style:text-properties style:font-name="F" fo:font-size="12pt"/>
    </style:style>
    <style:style style:name="P29" style:family="paragraph">
      <style:text-properties style:font-name="F" fo:font-size="6pt" style:font-size-asian="6pt" style:font-size-complex="6pt"/>
    </style:style>
    <style:style style:name="T1" style:family="text">
      <style:text-properties officeooo:rsid="0007e51c"/>
    </style:style>
    <style:style style:name="T2" style:family="text">
      <style:text-properties fo:font-size="8pt" officeooo:rsid="0007e51c" style:font-size-asian="7pt" style:font-size-complex="8pt"/>
    </style:style>
    <style:style style:name="T3" style:family="text">
      <style:text-properties fo:font-size="8pt" officeooo:rsid="0009fa41" style:font-size-asian="7pt" style:font-size-complex="8pt"/>
    </style:style>
    <style:style style:name="T4" style:family="text">
      <style:text-properties officeooo:rsid="000a7306"/>
    </style:style>
    <style:style style:name="T5" style:family="text">
      <style:text-properties officeooo:rsid="000ab0fd"/>
    </style:style>
    <style:style style:name="T6" style:family="text">
      <style:text-properties officeooo:rsid="000af82d"/>
    </style:style>
    <style:style style:name="T7" style:family="text">
      <style:text-properties fo:color="#808080" style:font-name="JetBrains Mono1" fo:font-size="6pt" style:font-name-asian="JetBrains Mono1" style:font-size-asian="6pt" style:font-name-complex="JetBrains Mono1" style:font-size-complex="6pt"/>
    </style:style>
    <style:style style:name="T8" style:family="text">
      <style:text-properties fo:color="#cc7832" style:font-name="JetBrains Mono1" fo:font-size="6pt" style:font-name-asian="JetBrains Mono1" style:font-size-asian="6pt" style:font-name-complex="JetBrains Mono1" style:font-size-complex="6pt"/>
    </style:style>
    <style:style style:name="T9" style:family="text">
      <style:text-properties fo:color="#ffc66d" style:font-name="JetBrains Mono1" fo:font-size="6pt" style:font-name-asian="JetBrains Mono1" style:font-size-asian="6pt" style:font-name-complex="JetBrains Mono1" style:font-size-complex="6pt"/>
    </style:style>
    <style:style style:name="T10" style:family="text">
      <style:text-properties fo:color="#a9b7c6" style:font-name="JetBrains Mono1" fo:font-size="6pt" style:font-name-asian="JetBrains Mono1" style:font-size-asian="6pt" style:font-name-complex="JetBrains Mono1" style:font-size-complex="6pt"/>
    </style:style>
    <style:style style:name="T11" style:family="text">
      <style:text-properties fo:color="#6a8759" style:font-name="JetBrains Mono1" fo:font-size="6pt" style:font-name-asian="JetBrains Mono1" style:font-size-asian="6pt" style:font-name-complex="JetBrains Mono1" style:font-size-complex="6pt"/>
    </style:style>
    <style:style style:name="T12" style:family="text">
      <style:text-properties fo:color="#aa4926" style:font-name="JetBrains Mono1" fo:font-size="6pt" style:font-name-asian="JetBrains Mono1" style:font-size-asian="6pt" style:font-name-complex="JetBrains Mono1" style:font-size-complex="6pt"/>
    </style:style>
    <style:style style:name="T13" style:family="text">
      <style:text-properties fo:color="#6897bb" style:font-name="JetBrains Mono1" fo:font-size="6pt" style:font-name-asian="JetBrains Mono1" style:font-size-asian="6pt" style:font-name-complex="JetBrains Mono1" style:font-size-complex="6pt"/>
    </style:style>
    <style:style style:name="T14" style:family="text">
      <style:text-properties fo:color="#8888c6" style:font-name="JetBrains Mono1" fo:font-size="6pt" style:font-name-asian="JetBrains Mono1" style:font-size-asian="6pt" style:font-name-complex="JetBrains Mono1" style:font-size-complex="6pt"/>
    </style:style>
    <style:style style:name="T15" style:family="text">
      <style:text-properties fo:color="#b200b2" style:font-name="JetBrains Mono1" fo:font-size="6pt" style:font-name-asian="JetBrains Mono1" style:font-size-asian="6pt" style:font-name-complex="JetBrains Mono1" style:font-size-complex="6pt"/>
    </style:style>
    <style:style style:name="T16" style:family="text">
      <style:text-properties fo:color="#94558d" style:font-name="JetBrains Mono1" fo:font-size="6pt" style:font-name-asian="JetBrains Mono1" style:font-size-asian="6pt" style:font-name-complex="JetBrains Mono1" style:font-size-complex="6pt"/>
    </style:style>
    <style:style style:name="T17" style:family="text">
      <style:text-properties fo:color="#666666" style:font-name="JetBrains Mono1" fo:font-size="6pt" style:font-name-asian="JetBrains Mono1" style:font-size-asian="6pt" style:font-name-complex="JetBrains Mono1" style:font-size-complex="6pt"/>
    </style:style>
    <style:style style:name="T18" style:family="text">
      <style:text-properties fo:color="#cc7832" style:font-name="JetBrains Mono1" fo:font-size="5pt" style:font-name-asian="JetBrains Mono1" style:font-size-asian="5pt" style:font-name-complex="JetBrains Mono1" style:font-size-complex="5pt"/>
    </style:style>
    <style:style style:name="T19" style:family="text">
      <style:text-properties fo:color="#ffc66d" style:font-name="JetBrains Mono1" fo:font-size="5pt" style:font-name-asian="JetBrains Mono1" style:font-size-asian="5pt" style:font-name-complex="JetBrains Mono1" style:font-size-complex="5pt"/>
    </style:style>
    <style:style style:name="T20" style:family="text">
      <style:text-properties fo:color="#a9b7c6" style:font-name="JetBrains Mono1" fo:font-size="5pt" style:font-name-asian="JetBrains Mono1" style:font-size-asian="5pt" style:font-name-complex="JetBrains Mono1" style:font-size-complex="5pt"/>
    </style:style>
    <style:style style:name="T21" style:family="text">
      <style:text-properties fo:color="#6a8759" style:font-name="JetBrains Mono1" fo:font-size="5pt" style:font-name-asian="JetBrains Mono1" style:font-size-asian="5pt" style:font-name-complex="JetBrains Mono1" style:font-size-complex="5pt"/>
    </style:style>
    <style:style style:name="T22" style:family="text">
      <style:text-properties fo:color="#6897bb" style:font-name="JetBrains Mono1" fo:font-size="5pt" style:font-name-asian="JetBrains Mono1" style:font-size-asian="5pt" style:font-name-complex="JetBrains Mono1" style:font-size-complex="5pt"/>
    </style:style>
    <style:style style:name="T23" style:family="text">
      <style:text-properties fo:color="#aa4926" style:font-name="JetBrains Mono1" fo:font-size="5pt" style:font-name-asian="JetBrains Mono1" style:font-size-asian="5pt" style:font-name-complex="JetBrains Mono1" style:font-size-complex="5pt"/>
    </style:style>
    <style:style style:name="T24" style:family="text">
      <style:text-properties fo:color="#808080" style:font-name="JetBrains Mono1" fo:font-size="5pt" style:font-name-asian="JetBrains Mono1" style:font-size-asian="5pt" style:font-name-complex="JetBrains Mono1" style:font-size-complex="5pt"/>
    </style:style>
    <style:style style:name="gr1" style:family="graphic">
      <style:graphic-properties draw:stroke="solid" svg:stroke-width="0.1055in" svg:stroke-color="#333333" draw:marker-start-width="0.2965in" draw:marker-end-width="0.2965in" draw:fill="solid" draw:fill-color="#333333" fo:min-height="2.278in" fo:padding-top="0.0346in" fo:padding-bottom="0.0346in" fo:padding-left="0.0346in" fo:padding-right="0.0346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Code</text:p>
      <text:p text:style-name="P2">Zak Micallef</text:p>
      <text:p text:style-name="P3"/>
      <text:p text:style-name="P3">The code spit into files in this document and over of the code will occur</text:p>
      <text:p text:style-name="P3"/>
      <text:p text:style-name="P3">The first several files covers the LSTM and how the stores the results.</text:p>
      <text:p text:style-name="P2"/>
      <text:p text:style-name="P2">Todo list</text:p>
      <text:p text:style-name="P2"/>
      <text:p text:style-name="P12"><text:span text:style-name="T2">an array of dictionary used to refaired to the save locations and names of each </text:span><text:span text:style-name="T3">asset</text:span><text:span text:style-name="T2"> being used. </text:span><text:span text:style-name="T3">All stored in ‘dataset\’.</text:span></text:p>
      <text:p text:style-name="P12"><text:span text:style-name="T2"><text:s/></text:span></text:p>
      <text:p text:style-name="P2"><draw:frame text:anchor-type="paragraph" draw:z-index="0" draw:name="Shape1" draw:style-name="gr1" draw:text-style-name="P25" svg:width="5.1567in" svg:height="2.3476in" svg:x="0.0772in" svg:y="0.0717in"><draw:text-box><text:p text:style-name="P24"><text:span text:style-name="T10">todo = [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11">'stockName'</text:span><text:span text:style-name="T10">: </text:span><text:span text:style-name="T11">'Amazon (AMZN)'</text:span><text:span text:style-name="T8">,</text:span><text:span text:style-name="T8"><text:line-break/></text:span><text:span text:style-name="T8"> <text:s text:c="7"/></text:span><text:span text:style-name="T11">'savePlace'</text:span><text:span text:style-name="T10">: </text:span><text:span text:style-name="T11">'amazon'</text:span><text:span text:style-name="T8">,</text:span><text:span text:style-name="T8"><text:line-break/></text:span><text:span text:style-name="T8"> <text:s text:c="7"/></text:span><text:span text:style-name="T11">'fileName'</text:span><text:span text:style-name="T10">: </text:span><text:span text:style-name="T11">'AMZN.csv'</text:span><text:span text:style-name="T11"><text:line-break/></text:span><text:span text:style-name="T11"> <text:s text:c="3"/></text:span><text:span text:style-name="T10">}</text:span><text:span text:style-name="T8">,</text:span><text:span text:style-name="T8"><text:line-break/></text:span><text:span text:style-name="T8"> <text:s text:c="3"/></text:span><text:span text:style-name="T10">{</text:span><text:span text:style-name="T10"><text:line-break/></text:span><text:span text:style-name="T10"> <text:s text:c="7"/></text:span><text:span text:style-name="T11">'stockName'</text:span><text:span text:style-name="T10">: </text:span><text:span text:style-name="T11">'SPN500 (SPN)'</text:span><text:span text:style-name="T8">,</text:span><text:span text:style-name="T8"><text:line-break/></text:span><text:span text:style-name="T8"> <text:s text:c="7"/></text:span><text:span text:style-name="T11">'savePlace'</text:span><text:span text:style-name="T10">: </text:span><text:span text:style-name="T11">'SPN500'</text:span><text:span text:style-name="T8">,</text:span><text:span text:style-name="T8"><text:line-break/></text:span><text:span text:style-name="T8"> <text:s text:c="7"/></text:span><text:span text:style-name="T11">'fileName'</text:span><text:span text:style-name="T10">: </text:span><text:span text:style-name="T11">'SPN.csv'</text:span><text:span text:style-name="T11"><text:line-break/></text:span><text:span text:style-name="T11"> <text:s text:c="3"/></text:span><text:span text:style-name="T10">}</text:span><text:span text:style-name="T8">,</text:span><text:span text:style-name="T8"><text:line-break/></text:span><text:span text:style-name="T8"> <text:s text:c="3"/>...</text:span><text:span text:style-name="T8"><text:line-break/></text:span><text:span text:style-name="T8"> <text:s text:c="3"/></text:span><text:span text:style-name="T10">{</text:span><text:span text:style-name="T10"><text:line-break/></text:span><text:span text:style-name="T10"> <text:s text:c="7"/></text:span><text:span text:style-name="T11">'stockName'</text:span><text:span text:style-name="T10">: </text:span><text:span text:style-name="T11">'Tesla (TSLA)'</text:span><text:span text:style-name="T8">,</text:span><text:span text:style-name="T8"><text:line-break/></text:span><text:span text:style-name="T8"> <text:s text:c="7"/></text:span><text:span text:style-name="T11">'savePlace'</text:span><text:span text:style-name="T10">: </text:span><text:span text:style-name="T11">'tesla'</text:span><text:span text:style-name="T8">,</text:span><text:span text:style-name="T8"><text:line-break/></text:span><text:span text:style-name="T8"> <text:s text:c="7"/></text:span><text:span text:style-name="T11">'fileName'</text:span><text:span text:style-name="T10">: </text:span><text:span text:style-name="T11">'TSLA.csv'</text:span><text:span text:style-name="T11"><text:line-break/></text:span><text:span text:style-name="T11"> <text:s text:c="3"/></text:span><text:span text:style-name="T10">}</text:span><text:span text:style-name="T8">,</text:span><text:span text:style-name="T8"><text:line-break/></text:span><text:span text:style-name="T8"> <text:s text:c="3"/></text:span><text:span text:style-name="T10">{</text:span><text:span text:style-name="T10"><text:line-break/></text:span><text:span text:style-name="T10"> <text:s text:c="7"/></text:span><text:span text:style-name="T11">'stockName'</text:span><text:span text:style-name="T10">: </text:span><text:span text:style-name="T11">'Amazon (AMZN)'</text:span><text:span text:style-name="T8">,</text:span><text:span text:style-name="T8"><text:line-break/></text:span><text:span text:style-name="T8"> <text:s text:c="7"/></text:span><text:span text:style-name="T11">'savePlace'</text:span><text:span text:style-name="T10">: </text:span><text:span text:style-name="T11">'amazon'</text:span><text:span text:style-name="T8">,</text:span><text:span text:style-name="T8"><text:line-break/></text:span><text:span text:style-name="T8"> <text:s text:c="7"/></text:span><text:span text:style-name="T11">'fileName'</text:span><text:span text:style-name="T10">: </text:span><text:span text:style-name="T11">'AMZN.csv'</text:span><text:span text:style-name="T11"><text:line-break/></text:span><text:span text:style-name="T11"> <text:s text:c="3"/></text:span><text:span text:style-name="T10">}</text:span><text:span text:style-name="T10"><text:line-break/></text:span><text:span text:style-name="T10">]</text:span></text:p></draw:text-box></draw:frame></text:p>
      <text:p text:style-name="P2"/>
      <text:p text:style-name="P16">Main.py – <text:span text:style-name="T1">(for LSMT)</text:span></text:p>
      <text:p text:style-name="P2"/>
      <text:p text:style-name="P13"><text:span text:style-name="T3">Used to run all the files put together for the final results of the LSTM.</text:span></text:p>
      <text:p text:style-name="P13"><text:span text:style-name="T3"/></text:p>
      <text:p text:style-name="P13"><draw:frame text:anchor-type="paragraph" draw:z-index="1" draw:name="Shape1_0" draw:style-name="gr1" draw:text-style-name="P25" svg:width="5.1567in" svg:height="8.0425in" svg:x="0.0772in" svg:y="0.0717in"><draw:text-box><text:p text:style-name="P24"><text:span text:style-name="T10"><text:line-break/></text:span><text:span text:style-name="T8">import </text:span><text:span text:style-name="T10">os</text:span><text:span text:style-name="T10"><text:line-break/></text:span><text:span text:style-name="T8">import </text:span><text:span text:style-name="T10">pandas </text:span><text:span text:style-name="T8">as </text:span><text:span text:style-name="T10">pd</text:span><text:span text:style-name="T10"><text:line-break/></text:span><text:span text:style-name="T10"><text:line-break/></text:span><text:span text:style-name="T7"># importing python files made for this project</text:span><text:span text:style-name="T7"><text:line-break/></text:span><text:span text:style-name="T8">import </text:span><text:span text:style-name="T10">indicator_handler</text:span><text:span text:style-name="T10"><text:line-break/></text:span><text:span text:style-name="T8">import </text:span><text:span text:style-name="T10">data_handler</text:span><text:span text:style-name="T10"><text:line-break/></text:span><text:span text:style-name="T8">import </text:span><text:span text:style-name="T10">algo_trader</text:span><text:span text:style-name="T10"><text:line-break/></text:span><text:span text:style-name="T8">import </text:span><text:span text:style-name="T10">trade_handler</text:span><text:span text:style-name="T10"><text:line-break/></text:span><text:span text:style-name="T10"><text:line-break/></text:span><text:span text:style-name="T8">def </text:span><text:span text:style-name="T9">train_model_and_save_history</text:span><text:span text:style-name="T10">(save_path_folder</text:span><text:span text:style-name="T8">, </text:span><text:span text:style-name="T10">tek_ind</text:span><text:span text:style-name="T8">, </text:span><text:span text:style-name="T10">epochs</text:span><text:span text:style-name="T8">, </text:span><text:span text:style-name="T10">split):</text:span><text:span text:style-name="T10"><text:line-break/></text:span><text:span text:style-name="T10"> <text:s text:c="3"/></text:span><text:span text:style-name="T7"># For the first technical indicators</text:span><text:span text:style-name="T7"><text:line-break/></text:span><text:span text:style-name="T7"> <text:s text:c="3"/></text:span><text:span text:style-name="T10">train_</text:span><text:span text:style-name="T8">, </text:span><text:span text:style-name="T10">test_</text:span><text:span text:style-name="T8">, </text:span><text:span text:style-name="T10">x_train</text:span><text:span text:style-name="T8">, </text:span><text:span text:style-name="T10">y_train</text:span><text:span text:style-name="T8">, </text:span><text:span text:style-name="T10">x_test</text:span><text:span text:style-name="T8">, </text:span><text:span text:style-name="T10">y_test</text:span><text:span text:style-name="T8">, </text:span><text:span text:style-name="T10">scaler = data_handler.prep_data(tek_ind</text:span><text:span text:style-name="T8">, </text:span><text:span text:style-name="T10">split)</text:span><text:span text:style-name="T10"><text:line-break/></text:span><text:span text:style-name="T10"><text:line-break/></text:span><text:span text:style-name="T10"> <text:s text:c="3"/>history_</text:span><text:span text:style-name="T8">, </text:span><text:span text:style-name="T10">results = algo_trader.fit_model(x_train</text:span><text:span text:style-name="T8">, </text:span><text:span text:style-name="T10">y_train</text:span><text:span text:style-name="T8">, </text:span><text:span text:style-name="T10">x_test</text:span><text:span text:style-name="T8">, </text:span><text:span text:style-name="T10">y_test</text:span><text:span text:style-name="T8">, </text:span><text:span text:style-name="T10">save_path_folder</text:span><text:span text:style-name="T8">, </text:span><text:span text:style-name="T10">epochs</text:span><text:span text:style-name="T8">, </text:span><text:span text:style-name="T10">scaler)</text:span><text:span text:style-name="T10"><text:line-break/></text:span><text:span text:style-name="T10"><text:line-break/></text:span><text:span text:style-name="T10"> <text:s text:c="3"/></text:span><text:span text:style-name="T7"># saving training history</text:span><text:span text:style-name="T7"><text:line-break/></text:span><text:span text:style-name="T7"> <text:s text:c="3"/></text:span><text:span text:style-name="T10">pd.DataFrame(history_.history).to_csv(save_path_folder + </text:span><text:span text:style-name="T11">'/history.csv'</text:span><text:span text:style-name="T8">, </text:span><text:span text:style-name="T12">index</text:span><text:span text:style-name="T10">=</text:span><text:span text:style-name="T8">False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save the loss and validation loss on graph</text:span><text:span text:style-name="T7"><text:line-break/></text:span><text:span text:style-name="T7"> <text:s text:c="3"/></text:span><text:span text:style-name="T10">data_handler.save_loss_graph(history_</text:span><text:span text:style-name="T8">, </text:span><text:span text:style-name="T10">save_path_folder)</text:span><text:span text:style-name="T10"><text:line-break/></text:span><text:span text:style-name="T10"><text:line-break/></text:span><text:span text:style-name="T10"> <text:s text:c="3"/></text:span><text:span text:style-name="T7"># # load results from model</text:span><text:span text:style-name="T7"><text:line-break/></text:span><text:span text:style-name="T7"> <text:s text:c="3"/></text:span><text:span text:style-name="T10">results = algo_trader.lode_results(x_test</text:span><text:span text:style-name="T8">, </text:span><text:span text:style-name="T10">x_train</text:span><text:span text:style-name="T8">, </text:span><text:span text:style-name="T10">scaler</text:span><text:span text:style-name="T8">, </text:span><text:span text:style-name="T10">save_path_folder)</text:span><text:span text:style-name="T10"><text:line-break/></text:span><text:span text:style-name="T10"><text:line-break/></text:span><text:span text:style-name="T10"> <text:s text:c="3"/>data_handler.compare_predictions_to_results(results</text:span><text:span text:style-name="T8">, </text:span><text:span text:style-name="T10">test_[</text:span><text:span text:style-name="T13">3</text:span><text:span text:style-name="T10">]</text:span><text:span text:style-name="T8">, </text:span><text:span text:style-name="T10">save_path_folder)</text:span><text:span text:style-name="T10"><text:line-break/></text:span><text:span text:style-name="T10"><text:line-break/></text:span><text:span text:style-name="T10"> <text:s text:c="3"/>trade_handler.save_trades(results</text:span><text:span text:style-name="T8">, </text:span><text:span text:style-name="T10">save_path_folder</text:span><text:span text:style-name="T8">, </text:span><text:span text:style-name="T10">test_)</text:span><text:span text:style-name="T10"><text:line-break/></text:span><text:span text:style-name="T10"><text:line-break/></text:span><text:span text:style-name="T10"><text:line-break/></text:span><text:span text:style-name="T10">todo = [</text:span><text:span text:style-name="T10"><text:line-break/></text:span><text:span text:style-name="T10"> <text:s text:c="3"/>...</text:span><text:span text:style-name="T10"><text:line-break/></text:span><text:span text:style-name="T10">]</text:span><text:span text:style-name="T10"><text:line-break/></text:span><text:span text:style-name="T10"><text:line-break/></text:span><text:span text:style-name="T7"># make of see if there</text:span><text:span text:style-name="T7"><text:line-break/></text:span><text:span text:style-name="T8">if not </text:span><text:span text:style-name="T10">(os.path.isdir(</text:span><text:span text:style-name="T11">'results'</text:span><text:span text:style-name="T10">)):</text:span><text:span text:style-name="T10"><text:line-break/></text:span><text:span text:style-name="T10"> <text:s text:c="3"/>os.mkdir(</text:span><text:span text:style-name="T11">'results'</text:span><text:span text:style-name="T10">)</text:span><text:span text:style-name="T10"><text:line-break/></text:span><text:span text:style-name="T10"><text:line-break/></text:span><text:span text:style-name="T7"># split of in-sampling and out-of-sampling</text:span><text:span text:style-name="T7"><text:line-break/></text:span><text:span text:style-name="T10">split = </text:span><text:span text:style-name="T13">0.95</text:span><text:span text:style-name="T13"><text:line-break/></text:span><text:span text:style-name="T13"><text:line-break/></text:span><text:span text:style-name="T10">_100_epochs = </text:span><text:span text:style-name="T13">100</text:span><text:span text:style-name="T13"><text:line-break/></text:span><text:span text:style-name="T10">_120_epochs = </text:span><text:span text:style-name="T13">100</text:span><text:span text:style-name="T13"><text:line-break/></text:span><text:span text:style-name="T13"><text:line-break/></text:span><text:span text:style-name="T8">for </text:span><text:span text:style-name="T10">info </text:span><text:span text:style-name="T8">in </text:span><text:span text:style-name="T10">todo:</text:span><text:span text:style-name="T10"><text:line-break/></text:span><text:span text:style-name="T10"> <text:s text:c="3"/></text:span><text:span text:style-name="T7"># Get data set</text:span><text:span text:style-name="T7"><text:line-break/></text:span><text:span text:style-name="T7"> <text:s text:c="3"/></text:span><text:span text:style-name="T10">stockName = info[</text:span><text:span text:style-name="T11">'stockName'</text:span><text:span text:style-name="T10">]</text:span><text:span text:style-name="T10"><text:line-break/></text:span><text:span text:style-name="T10"> <text:s text:c="3"/>fileName = info[</text:span><text:span text:style-name="T11">'fileName'</text:span><text:span text:style-name="T10">]</text:span><text:span text:style-name="T10"><text:line-break/></text:span><text:span text:style-name="T10"> <text:s text:c="3"/>save_path_main_folder = </text:span><text:span text:style-name="T11">'results/' </text:span><text:span text:style-name="T10">+ info[</text:span><text:span text:style-name="T11">'savePlace'</text:span><text:span text:style-name="T10">]</text:span><text:span text:style-name="T10"><text:line-break/></text:span><text:span text:style-name="T10"> <text:s text:c="3"/></text:span><text:span text:style-name="T7"># see if file exists ask to over wright</text:span><text:span text:style-name="T7"><text:line-break/></text:span><text:span text:style-name="T7"> <text:s text:c="3"/></text:span><text:span text:style-name="T8">if True</text:span><text:span text:style-name="T10">: </text:span><text:span text:style-name="T7">#os.path.isdir(save_path_main_folder): FIXX</text:span><text:span text:style-name="T7"><text:line-break/></text:span><text:span text:style-name="T7"> <text:s text:c="7"/># do_over_wright = input("Overwrite "+info['stockName']+" 'Y' or 'N'")</text:span><text:span text:style-name="T7"><text:line-break/></text:span><text:span text:style-name="T7"> <text:s text:c="7"/># if do_over_wright == 'Y':</text:span><text:span text:style-name="T7"><text:line-break/></text:span><text:span text:style-name="T7"> <text:s text:c="7"/></text:span><text:span text:style-name="T8">if True</text:span><text:span text:style-name="T10">:</text:span><text:span text:style-name="T10"><text:line-break/></text:span><text:span text:style-name="T10"> <text:s text:c="11"/></text:span><text:span text:style-name="T7"># making missing folder to save ...</text:span><text:span text:style-name="T7"><text:line-break/></text:span><text:span text:style-name="T7"> <text:s text:c="11"/></text:span><text:span text:style-name="T8">if not </text:span><text:span text:style-name="T10">os.path.isdir(save_path_main_folder):</text:span><text:span text:style-name="T10"><text:line-break/></text:span><text:span text:style-name="T10"> <text:s text:c="15"/>os.mkdir(save_path_main_folder)</text:span><text:span text:style-name="T10"><text:line-break/></text:span><text:span text:style-name="T10"> <text:s text:c="11"/>tek_ind_1</text:span><text:span text:style-name="T8">, </text:span><text:span text:style-name="T10">tek_ind_2</text:span><text:span text:style-name="T8">, </text:span><text:span text:style-name="T10">tek_ind_all = indicator_handler.get_data_ind(fileName)</text:span><text:span text:style-name="T10"><text:line-break/></text:span><text:span text:style-name="T10"> <text:s text:c="11"/></text:span><text:span text:style-name="T7"># stock with split of data and moving averages</text:span><text:span text:style-name="T7"><text:line-break/></text:span><text:span text:style-name="T7"> <text:s text:c="11"/></text:span><text:span text:style-name="T10">data_handler.save_stock_graph_with_ma(tek_ind_1</text:span><text:span text:style-name="T8">, </text:span><text:span text:style-name="T10">stockName</text:span><text:span text:style-name="T8">, </text:span><text:span text:style-name="T10">save_path_main_folder</text:span><text:span text:style-name="T8">, </text:span><text:span text:style-name="T10">split)</text:span><text:span text:style-name="T10"><text:line-break/></text:span><text:span text:style-name="T10"> <text:s text:c="11"/></text:span><text:span text:style-name="T7"># training and saving the the model weights and in-sampling and out-of-sampling progression</text:span><text:span text:style-name="T7"><text:line-break/></text:span><text:span text:style-name="T7"> <text:s text:c="11"/></text:span><text:span text:style-name="T10">train_model_and_save_history(save_path_main_folder + </text:span><text:span text:style-name="T11">'/training_1'</text:span><text:span text:style-name="T8">, </text:span><text:span text:style-name="T10">tek_ind_1</text:span><text:span text:style-name="T8">, </text:span><text:span text:style-name="T10">_100_epochs</text:span><text:span text:style-name="T8">, </text:span><text:span text:style-name="T10">split)</text:span><text:span text:style-name="T10"><text:line-break/></text:span><text:span text:style-name="T10"> <text:s text:c="11"/>train_model_and_save_history(save_path_main_folder + </text:span><text:span text:style-name="T11">'/training_2'</text:span><text:span text:style-name="T8">, </text:span><text:span text:style-name="T10">tek_ind_2</text:span><text:span text:style-name="T8">, </text:span><text:span text:style-name="T10">_100_epochs</text:span><text:span text:style-name="T8">, </text:span><text:span text:style-name="T10">split)</text:span><text:span text:style-name="T10"><text:line-break/></text:span><text:span text:style-name="T10"> <text:s text:c="11"/>train_model_and_save_history(save_path_main_folder + </text:span><text:span text:style-name="T11">'/training_all'</text:span><text:span text:style-name="T8">, </text:span><text:span text:style-name="T10">tek_ind_all</text:span><text:span text:style-name="T8">, </text:span><text:span text:style-name="T10">_120_epochs</text:span><text:span text:style-name="T8">, </text:span><text:span text:style-name="T10">split)</text:span><text:span text:style-name="T10"><text:line-break/></text:span><text:span text:style-name="T10"> <text:s text:c="11"/></text:span><text:span text:style-name="T7"># Getting results of trading ..</text:span><text:span text:style-name="T7"><text:line-break/></text:span><text:span text:style-name="T7"> <text:s text:c="11"/># cutting of at 70 day mark so that results are equal length</text:span><text:span text:style-name="T7"><text:line-break/></text:span><text:span text:style-name="T7"> <text:s text:c="11"/># buy and hold for each day trading at the 70 day mark</text:span><text:span text:style-name="T7"><text:line-break/></text:span><text:span text:style-name="T7"> <text:s text:c="11"/></text:span><text:span text:style-name="T10">cutting = </text:span><text:span text:style-name="T13">70</text:span><text:span text:style-name="T13"><text:line-break/></text:span><text:span text:style-name="T13"> <text:s text:c="11"/></text:span><text:span text:style-name="T10">cash_for_simulation = </text:span><text:span text:style-name="T13">1000</text:span><text:span text:style-name="T13"><text:line-break/></text:span><text:span text:style-name="T13"><text:line-break/></text:span><text:span text:style-name="T13"> <text:s text:c="11"/></text:span><text:span text:style-name="T10">ledger_buy_only = trade_handler.only_buy(tek_ind_all</text:span><text:span text:style-name="T8">, </text:span><text:span text:style-name="T10">cash_for_simulation</text:span><text:span text:style-name="T8">, </text:span><text:span text:style-name="T10">split)[:cutting]</text:span><text:span text:style-name="T10"><text:line-break/></text:span><text:span text:style-name="T10"> <text:s text:c="11"/></text:span><text:span text:style-name="T7"># buying at random each day at the 70 day mark</text:span><text:span text:style-name="T7"><text:line-break/></text:span><text:span text:style-name="T7"> <text:s text:c="11"/></text:span><text:span text:style-name="T10">ledger_random = trade_handler.random_buy(tek_ind_all</text:span><text:span text:style-name="T8">, </text:span><text:span text:style-name="T10">cash_for_simulation</text:span><text:span text:style-name="T8">, </text:span><text:span text:style-name="T10">split)[:cutting]</text:span><text:span text:style-name="T10"><text:line-break/></text:span><text:span text:style-name="T10"> <text:s text:c="11"/></text:span><text:span text:style-name="T7"># buy and hold earnings at the 70 day mark</text:span><text:span text:style-name="T7"><text:line-break/></text:span><text:span text:style-name="T7"> <text:s text:c="11"/></text:span><text:span text:style-name="T10">buy_hold_earnings = trade_handler.buy_hold_strategy(tek_ind_all[:cutting]</text:span><text:span text:style-name="T8">, </text:span><text:span text:style-name="T10">cash_for_simulation</text:span><text:span text:style-name="T8">, </text:span><text:span text:style-name="T10">split)</text:span><text:span text:style-name="T10"><text:line-break/></text:span><text:span text:style-name="T10"> <text:s text:c="11"/></text:span><text:span text:style-name="T7"># loading all results from model</text:span><text:span text:style-name="T7"><text:line-break/></text:span><text:span text:style-name="T7"> <text:s text:c="11"/></text:span><text:span text:style-name="T10">ledger_1 = pd.read_csv(save_path_main_folder + </text:span><text:span text:style-name="T11">'/training_1/ledger.csv'</text:span><text:span text:style-name="T10">)</text:span><text:span text:style-name="T10"><text:line-break/></text:span><text:span text:style-name="T10"> <text:s text:c="11"/>ledger_2 = pd.read_csv(save_path_main_folder + </text:span><text:span text:style-name="T11">'/training_2/ledger.csv'</text:span><text:span text:style-name="T10">)</text:span><text:span text:style-name="T10"><text:line-break/></text:span><text:span text:style-name="T10"> <text:s text:c="11"/>ledger_all = pd.read_csv(save_path_main_folder + </text:span><text:span text:style-name="T11">'/training_all/ledger.csv'</text:span><text:span text:style-name="T10">)</text:span><text:span text:style-name="T10"><text:line-break/></text:span><text:span text:style-name="T10"> <text:s text:c="11"/></text:span><text:span text:style-name="T7"># comparing then and saving them in the correct folder</text:span><text:span text:style-name="T7"><text:line-break/></text:span><text:span text:style-name="T7"> <text:s text:c="11"/></text:span><text:span text:style-name="T10">data_handler.compare_and_save_results(stockName</text:span><text:span text:style-name="T8">, </text:span><text:span text:style-name="T10">save_path_main_folder</text:span><text:span text:style-name="T8">, </text:span><text:span text:style-name="T10">ledger_1</text:span><text:span text:style-name="T8">, </text:span><text:span text:style-name="T10">ledger_2</text:span><text:span text:style-name="T8">, </text:span><text:span text:style-name="T10">ledger_all</text:span><text:span text:style-name="T8">, </text:span><text:span text:style-name="T10">ledger_buy_only</text:span><text:span text:style-name="T8">, </text:span><text:span text:style-name="T10">ledger_random</text:span><text:span text:style-name="T8">, </text:span><text:span text:style-name="T10">buy_hold_earnings)</text:span></text:p></draw:text-box></draw:frame><text:span text:style-name="T3"/></text:p>
      <text:p text:style-name="P20">algo_trader.py</text:p>
      <text:p text:style-name="P8"/>
      <text:p text:style-name="P9">Used to handle all the neural network model </text:p>
      <text:p text:style-name="P9"/>
      <text:p text:style-name="P9"><draw:frame text:anchor-type="paragraph" draw:z-index="2" draw:name="Shape1_1" draw:style-name="gr1" draw:text-style-name="P25" svg:width="5.1567in" svg:height="7.3622in" svg:x="0.0772in" svg:y="0.0717in"><draw:text-box><text:p text:style-name="P24"><text:span text:style-name="T8">import </text:span><text:span text:style-name="T10">tensorflow </text:span><text:span text:style-name="T8">as </text:span><text:span text:style-name="T10">tf</text:span><text:span text:style-name="T10"><text:line-break/></text:span><text:span text:style-name="T8">import </text:span><text:span text:style-name="T10">tensorflow.compat.v1 </text:span><text:span text:style-name="T8">as </text:span><text:span text:style-name="T10">tf</text:span><text:span text:style-name="T10"><text:line-break/></text:span><text:span text:style-name="T10"><text:line-break/></text:span><text:span text:style-name="T7"># importing python files made for this project</text:span><text:span text:style-name="T7"><text:line-break/></text:span><text:span text:style-name="T8">import </text:span><text:span text:style-name="T10">data_handler</text:span><text:span text:style-name="T10"><text:line-break/></text:span><text:span text:style-name="T10"><text:line-break/></text:span><text:span text:style-name="T10">tf.disable_v2_behavior()</text:span><text:span text:style-name="T10"><text:line-break/></text:span><text:span text:style-name="T10">tf.keras.callbacks.TensorBoard(</text:span><text:span text:style-name="T12">log_dir</text:span><text:span text:style-name="T10">=</text:span><text:span text:style-name="T11">'./Graph'</text:span><text:span text:style-name="T8">, </text:span><text:span text:style-name="T12">histogram_freq</text:span><text:span text:style-name="T10">=</text:span><text:span text:style-name="T13">0</text:span><text:span text:style-name="T8">,</text:span><text:span text:style-name="T8"><text:line-break/></text:span><text:span text:style-name="T8"> <text:s text:c="30"/></text:span><text:span text:style-name="T12">write_graph</text:span><text:span text:style-name="T10">=</text:span><text:span text:style-name="T8">True, </text:span><text:span text:style-name="T12">write_images</text:span><text:span text:style-name="T10">=</text:span><text:span text:style-name="T8">True</text:span><text:span text:style-name="T10">)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set_model</text:span><text:span text:style-name="T10">(x_train):</text:span><text:span text:style-name="T10"><text:line-break/></text:span><text:span text:style-name="T10"> <text:s text:c="3"/></text:span><text:span text:style-name="T7"># Creating model</text:span><text:span text:style-name="T7"><text:line-break/></text:span><text:span text:style-name="T7"> <text:s text:c="3"/></text:span><text:span text:style-name="T10">model_ = tf.keras.Sequential()</text:span><text:span text:style-name="T10"><text:line-break/></text:span><text:span text:style-name="T10"> <text:s text:c="3"/>model_.add(tf.keras.layers.LSTM(</text:span><text:span text:style-name="T10"><text:line-break/></text:span><text:span text:style-name="T10"> <text:s text:c="7"/></text:span><text:span text:style-name="T12">units</text:span><text:span text:style-name="T10">=</text:span><text:span text:style-name="T13">75</text:span><text:span text:style-name="T8">,</text:span><text:span text:style-name="T8"><text:line-break/></text:span><text:span text:style-name="T8"> <text:s text:c="7"/></text:span><text:span text:style-name="T12">return_sequences</text:span><text:span text:style-name="T10">=</text:span><text:span text:style-name="T8">True,</text:span><text:span text:style-name="T8"><text:line-break/></text:span><text:span text:style-name="T8"> <text:s text:c="7"/></text:span><text:span text:style-name="T12">input_shape</text:span><text:span text:style-name="T10">=(x_train.shape[</text:span><text:span text:style-name="T13">1</text:span><text:span text:style-name="T10">]</text:span><text:span text:style-name="T8">, </text:span><text:span text:style-name="T10">x_train.shape[</text:span><text:span text:style-name="T13">2</text:span><text:span text:style-name="T10">])</text:span><text:span text:style-name="T10"><text:line-break/></text:span><text:span text:style-name="T10"> <text:s text:c="3"/>))</text:span><text:span text:style-name="T10"><text:line-break/></text:span><text:span text:style-name="T10"> <text:s text:c="3"/>model_.add(tf.keras.layers.LSTM(</text:span><text:span text:style-name="T10"><text:line-break/></text:span><text:span text:style-name="T10"> <text:s text:c="7"/></text:span><text:span text:style-name="T12">units</text:span><text:span text:style-name="T10">=</text:span><text:span text:style-name="T13">30</text:span><text:span text:style-name="T8">,</text:span><text:span text:style-name="T8"><text:line-break/></text:span><text:span text:style-name="T8"> <text:s text:c="7"/></text:span><text:span text:style-name="T12">return_sequences</text:span><text:span text:style-name="T10">=</text:span><text:span text:style-name="T8">True</text:span><text:span text:style-name="T8"><text:line-break/></text:span><text:span text:style-name="T8"> <text:s text:c="3"/></text:span><text:span text:style-name="T10">))</text:span><text:span text:style-name="T10"><text:line-break/></text:span><text:span text:style-name="T10"> <text:s text:c="3"/>model_.add(tf.keras.layers.LSTM(</text:span><text:span text:style-name="T10"><text:line-break/></text:span><text:span text:style-name="T10"> <text:s text:c="7"/></text:span><text:span text:style-name="T12">units</text:span><text:span text:style-name="T10">=</text:span><text:span text:style-name="T13">30</text:span><text:span text:style-name="T8">,</text:span><text:span text:style-name="T8"><text:line-break/></text:span><text:span text:style-name="T8"> <text:s text:c="7"/></text:span><text:span text:style-name="T12">return_sequences</text:span><text:span text:style-name="T10">=</text:span><text:span text:style-name="T8">True</text:span><text:span text:style-name="T8"><text:line-break/></text:span><text:span text:style-name="T8"> <text:s text:c="3"/></text:span><text:span text:style-name="T10">))</text:span><text:span text:style-name="T10"><text:line-break/></text:span><text:span text:style-name="T10"> <text:s text:c="3"/>model_.add(tf.keras.layers.Dense(</text:span><text:span text:style-name="T12">units</text:span><text:span text:style-name="T10">=</text:span><text:span text:style-name="T13">1</text:span><text:span text:style-name="T10">))</text:span><text:span text:style-name="T10"><text:line-break/></text:span><text:span text:style-name="T10"> <text:s text:c="3"/>model_.compile(</text:span><text:span text:style-name="T12">loss</text:span><text:span text:style-name="T10">=</text:span><text:span text:style-name="T11">'mae'</text:span><text:span text:style-name="T8">, </text:span><text:span text:style-name="T12">optimizer</text:span><text:span text:style-name="T10">=</text:span><text:span text:style-name="T11">'adam'</text:span><text:span text:style-name="T10">)</text:span><text:span text:style-name="T10"><text:line-break/></text:span><text:span text:style-name="T10"> <text:s text:c="3"/></text:span><text:span text:style-name="T8">return </text:span><text:span text:style-name="T10">model_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fit_model</text:span><text:span text:style-name="T10">(x_train</text:span><text:span text:style-name="T8">, </text:span><text:span text:style-name="T10">y_train</text:span><text:span text:style-name="T8">, </text:span><text:span text:style-name="T10">x_test</text:span><text:span text:style-name="T8">, </text:span><text:span text:style-name="T10">y_test</text:span><text:span text:style-name="T8">, </text:span><text:span text:style-name="T10">save_path_folder</text:span><text:span text:style-name="T8">, </text:span><text:span text:style-name="T10">epochs</text:span><text:span text:style-name="T8">, </text:span><text:span text:style-name="T10">scaler):</text:span><text:span text:style-name="T10"><text:line-break/></text:span><text:span text:style-name="T10"> <text:s text:c="3"/>save_path = save_path_folder + </text:span><text:span text:style-name="T11">"/model_weights/cp.ckpt"</text:span><text:span text:style-name="T11"><text:line-break/></text:span><text:span text:style-name="T11"><text:line-break/></text:span><text:span text:style-name="T11"><text:line-break/></text:span><text:span text:style-name="T11"> <text:s text:c="3"/></text:span><text:span text:style-name="T7"># Create a callback that saves the model's weights</text:span><text:span text:style-name="T7"><text:line-break/></text:span><text:span text:style-name="T7"> <text:s text:c="3"/></text:span><text:span text:style-name="T10">cp_callback = tf.keras.callbacks.ModelCheckpoint(</text:span><text:span text:style-name="T12">filepath</text:span><text:span text:style-name="T10">=save_path</text:span><text:span text:style-name="T8">,</text:span><text:span text:style-name="T8"><text:line-break/></text:span><text:span text:style-name="T8"> <text:s text:c="52"/></text:span><text:span text:style-name="T12">save_weights_only</text:span><text:span text:style-name="T10">=</text:span><text:span text:style-name="T8">True,</text:span><text:span text:style-name="T8"><text:line-break/></text:span><text:span text:style-name="T8"> <text:s text:c="52"/></text:span><text:span text:style-name="T12">verbose</text:span><text:span text:style-name="T10">=</text:span><text:span text:style-name="T13">1</text:span><text:span text:style-name="T10">)</text:span><text:span text:style-name="T10"><text:line-break/></text:span><text:span text:style-name="T10"><text:line-break/></text:span><text:span text:style-name="T10"> <text:s text:c="3"/>sess = tf.Session(</text:span><text:span text:style-name="T12">config</text:span><text:span text:style-name="T10">=tf.ConfigProto())</text:span><text:span text:style-name="T10"><text:line-break/></text:span><text:span text:style-name="T10"> <text:s text:c="3"/></text:span><text:span text:style-name="T8">with </text:span><text:span text:style-name="T10">sess.as_default():</text:span><text:span text:style-name="T10"><text:line-break/></text:span><text:span text:style-name="T10"> <text:s text:c="7"/>model_ = set_model(x_train)</text:span><text:span text:style-name="T10"><text:line-break/></text:span><text:span text:style-name="T10"> <text:s text:c="7"/></text:span><text:span text:style-name="T7"># fit netwrok</text:span><text:span text:style-name="T7"><text:line-break/></text:span><text:span text:style-name="T7"> <text:s text:c="7"/></text:span><text:span text:style-name="T10">tf.compat.v1.keras.backend.set_session(sess)</text:span><text:span text:style-name="T10"><text:line-break/></text:span><text:span text:style-name="T10"> <text:s text:c="7"/>history = model_.fit(</text:span><text:span text:style-name="T10"><text:line-break/></text:span><text:span text:style-name="T10"> <text:s text:c="11"/>x_train</text:span><text:span text:style-name="T8">,</text:span><text:span text:style-name="T8"><text:line-break/></text:span><text:span text:style-name="T8"> <text:s text:c="11"/></text:span><text:span text:style-name="T10">y_train</text:span><text:span text:style-name="T8">,</text:span><text:span text:style-name="T8"><text:line-break/></text:span><text:span text:style-name="T8"> <text:s text:c="11"/></text:span><text:span text:style-name="T12">epochs</text:span><text:span text:style-name="T10">=epochs</text:span><text:span text:style-name="T8">,</text:span><text:span text:style-name="T8"><text:line-break/></text:span><text:span text:style-name="T8"> <text:s text:c="11"/></text:span><text:span text:style-name="T12">batch_size</text:span><text:span text:style-name="T10">=x_test.shape[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2">validation_data</text:span><text:span text:style-name="T10">=(x_test</text:span><text:span text:style-name="T8">, </text:span><text:span text:style-name="T10">y_test)</text:span><text:span text:style-name="T8">,</text:span><text:span text:style-name="T8"><text:line-break/></text:span><text:span text:style-name="T8"> <text:s text:c="11"/></text:span><text:span text:style-name="T12">shuffle</text:span><text:span text:style-name="T10">=</text:span><text:span text:style-name="T8">False,</text:span><text:span text:style-name="T8"><text:line-break/></text:span><text:span text:style-name="T8"> <text:s text:c="11"/></text:span><text:span text:style-name="T12">callbacks</text:span><text:span text:style-name="T10">=[cp_callback]</text:span><text:span text:style-name="T10"><text:line-break/></text:span><text:span text:style-name="T10"> <text:s text:c="7"/>)</text:span><text:span text:style-name="T10"><text:line-break/></text:span><text:span text:style-name="T10"> <text:s text:c="7"/>model_.save_weights(save_path_folder + </text:span><text:span text:style-name="T11">'/final_weights/checkpoint'</text:span><text:span text:style-name="T10">)</text:span><text:span text:style-name="T10"><text:line-break/></text:span><text:span text:style-name="T10"> <text:s text:c="7"/>predictions = model_.predict(x_test)</text:span><text:span text:style-name="T10"><text:line-break/></text:span><text:span text:style-name="T10"> <text:s text:c="3"/>sess.close(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history</text:span><text:span text:style-name="T8">, </text:span><text:span text:style-name="T10">data_handler.get_mean_results(predictions</text:span><text:span text:style-name="T8">, </text:span><text:span text:style-name="T10">x_test</text:span><text:span text:style-name="T8">, </text:span><text:span text:style-name="T10">scaler)</text:span><text:span text:style-name="T10"><text:line-break/></text:span><text:span text:style-name="T10"><text:line-break/></text:span><text:span text:style-name="T10"><text:line-break/></text:span><text:span text:style-name="T7"># Loads the weights</text:span><text:span text:style-name="T7"><text:line-break/></text:span><text:span text:style-name="T8">def </text:span><text:span text:style-name="T9">lode_results</text:span><text:span text:style-name="T10">(x_test</text:span><text:span text:style-name="T8">, </text:span><text:span text:style-name="T10">x_train</text:span><text:span text:style-name="T8">, </text:span><text:span text:style-name="T10">scaler</text:span><text:span text:style-name="T8">, </text:span><text:span text:style-name="T10">checkpoint_path):</text:span><text:span text:style-name="T10"><text:line-break/></text:span><text:span text:style-name="T10"> <text:s text:c="3"/>sess = tf.Session(</text:span><text:span text:style-name="T12">config</text:span><text:span text:style-name="T10">=tf.ConfigProto())</text:span><text:span text:style-name="T10"><text:line-break/></text:span><text:span text:style-name="T10"><text:line-break/></text:span><text:span text:style-name="T10"> <text:s text:c="3"/></text:span><text:span text:style-name="T8">with </text:span><text:span text:style-name="T10">sess.as_default():</text:span><text:span text:style-name="T10"><text:line-break/></text:span><text:span text:style-name="T10"> <text:s text:c="7"/>tf.compat.v1.keras.backend.set_session(sess)</text:span><text:span text:style-name="T10"><text:line-break/></text:span><text:span text:style-name="T10"> <text:s text:c="7"/>model_ = set_model(x_train)</text:span><text:span text:style-name="T10"><text:line-break/></text:span><text:span text:style-name="T10"> <text:s text:c="7"/>model_.load_weights(checkpoint_path + </text:span><text:span text:style-name="T11">"/final_weights/checkpoint"</text:span><text:span text:style-name="T10">).expect_partial()</text:span><text:span text:style-name="T10"><text:line-break/></text:span><text:span text:style-name="T10"> <text:s text:c="7"/>predictions = model_.predict(x_test)</text:span><text:span text:style-name="T10"><text:line-break/></text:span><text:span text:style-name="T10"><text:line-break/></text:span><text:span text:style-name="T10"> <text:s text:c="3"/>results_ = data_handler.get_mean_results(predictions</text:span><text:span text:style-name="T8">, </text:span><text:span text:style-name="T10">x_test</text:span><text:span text:style-name="T8">, </text:span><text:span text:style-name="T10">scaler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results_</text:span></text:p></draw:text-box></draw:frame></text:p>
      <text:p text:style-name="P17">Trade_handler.py</text:p>
      <text:p text:style-name="P5"/>
      <text:p text:style-name="P9">Used to simulate the trades by storing it in a ledger and save for later use <text:span text:style-name="T4">(part 1)</text:span></text:p>
      <text:p text:style-name="P9"/>
      <text:p text:style-name="P9"><draw:frame text:anchor-type="paragraph" draw:z-index="3" draw:name="Shape1_2" draw:style-name="gr1" draw:text-style-name="P25" svg:width="5.1567in" svg:height="6.2925in" svg:x="0.0925in" svg:y="0.0709in"><draw:text-box><text:p text:style-name="P24"><text:span text:style-name="T8">import </text:span><text:span text:style-name="T10">math</text:span><text:span text:style-name="T10"><text:line-break/></text:span><text:span text:style-name="T8">import </text:span><text:span text:style-name="T10">statistics</text:span><text:span text:style-name="T10"><text:line-break/></text:span><text:span text:style-name="T10"><text:line-break/></text:span><text:span text:style-name="T7"># importing python files made for this project</text:span><text:span text:style-name="T7"><text:line-break/></text:span><text:span text:style-name="T8">import </text:span><text:span text:style-name="T10">data_handler</text:span><text:span text:style-name="T10"><text:line-break/></text:span><text:span text:style-name="T10"><text:line-break/></text:span><text:span text:style-name="T8">import </text:span><text:span text:style-name="T10">pandas </text:span><text:span text:style-name="T8">as </text:span><text:span text:style-name="T10">pd</text:span><text:span text:style-name="T10"><text:line-break/></text:span><text:span text:style-name="T10"><text:line-break/></text:span><text:span text:style-name="T8">from </text:span><text:span text:style-name="T10">random </text:span><text:span text:style-name="T8">import </text:span><text:span text:style-name="T10">seed</text:span><text:span text:style-name="T10"><text:line-break/></text:span><text:span text:style-name="T8">from </text:span><text:span text:style-name="T10">random </text:span><text:span text:style-name="T8">import </text:span><text:span text:style-name="T10">random</text:span><text:span text:style-name="T10"><text:line-break/></text:span><text:span text:style-name="T10"><text:line-break/></text:span><text:span text:style-name="T10">seed(</text:span><text:span text:style-name="T13">1</text:span><text:span text:style-name="T10">)</text:span><text:span text:style-name="T10"><text:line-break/></text:span><text:span text:style-name="T10"><text:line-break/></text:span><text:span text:style-name="T10"><text:line-break/></text:span><text:span text:style-name="T7"># ledger object to keep track of trades</text:span><text:span text:style-name="T7"><text:line-break/></text:span><text:span text:style-name="T8">class </text:span><text:span text:style-name="T10">Ledger:</text:span><text:span text:style-name="T10"><text:line-break/></text:span><text:span text:style-name="T10"> <text:s text:c="3"/></text:span><text:span text:style-name="T8">def </text:span><text:span text:style-name="T15">__init__</text:span><text:span text:style-name="T10">(</text:span><text:span text:style-name="T16">self</text:span><text:span text:style-name="T8">, </text:span><text:span text:style-name="T10">cash):</text:span><text:span text:style-name="T10"><text:line-break/></text:span><text:span text:style-name="T10"> <text:s text:c="7"/></text:span><text:span text:style-name="T16">self</text:span><text:span text:style-name="T10">.ledger = pd.DataFrame([[</text:span><text:span text:style-name="T11">'hold'</text:span><text:span text:style-name="T8">, </text:span><text:span text:style-name="T10">cash]]</text:span><text:span text:style-name="T8">, </text:span><text:span text:style-name="T12">columns</text:span><text:span text:style-name="T10">=[</text:span><text:span text:style-name="T11">'buy/sell/hold'</text:span><text:span text:style-name="T8">, </text:span><text:span text:style-name="T11">'cash'</text:span><text:span text:style-name="T10">])</text:span><text:span text:style-name="T10"><text:line-break/></text:span><text:span text:style-name="T10"><text:line-break/></text:span><text:span text:style-name="T10"> <text:s text:c="3"/></text:span><text:span text:style-name="T8">def </text:span><text:span text:style-name="T9">add</text:span><text:span text:style-name="T10">(</text:span><text:span text:style-name="T16">self</text:span><text:span text:style-name="T8">, </text:span><text:span text:style-name="T10">decision</text:span><text:span text:style-name="T8">, </text:span><text:span text:style-name="T10">cash):</text:span><text:span text:style-name="T10"><text:line-break/></text:span><text:span text:style-name="T10"> <text:s text:c="7"/></text:span><text:span text:style-name="T16">self</text:span><text:span text:style-name="T10">.ledger.loc[</text:span><text:span text:style-name="T16">self</text:span><text:span text:style-name="T10">.ledger.shape[</text:span><text:span text:style-name="T13">0</text:span><text:span text:style-name="T10">]] = [decision</text:span><text:span text:style-name="T8">, </text:span><text:span text:style-name="T10">cash]</text:span><text:span text:style-name="T10"><text:line-break/></text:span><text:span text:style-name="T10"><text:line-break/></text:span><text:span text:style-name="T10"> <text:s text:c="3"/></text:span><text:span text:style-name="T8">def </text:span><text:span text:style-name="T9">get_ledger</text:span><text:span text:style-name="T10">(</text:span><text:span text:style-name="T16">self</text:span><text:span text:style-name="T10">):</text:span><text:span text:style-name="T10"><text:line-break/></text:span><text:span text:style-name="T10"> <text:s text:c="7"/></text:span><text:span text:style-name="T16">self</text:span><text:span text:style-name="T10">.ledger[</text:span><text:span text:style-name="T11">'dayly return/losses percentage'</text:span><text:span text:style-name="T10">] = </text:span><text:span text:style-name="T16">self</text:span><text:span text:style-name="T10">.ledger[</text:span><text:span text:style-name="T11">'cash'</text:span><text:span text:style-name="T10">].pct_change().fillna(</text:span><text:span text:style-name="T13">0</text:span><text:span text:style-name="T10">) * </text:span><text:span text:style-name="T13">100</text:span><text:span text:style-name="T13"><text:line-break/></text:span><text:span text:style-name="T13"> <text:s text:c="7"/></text:span><text:span text:style-name="T16">self</text:span><text:span text:style-name="T10">.ledger[</text:span><text:span text:style-name="T11">'dayly return/losses'</text:span><text:span text:style-name="T10">] = </text:span><text:span text:style-name="T16">self</text:span><text:span text:style-name="T10">.ledger[</text:span><text:span text:style-name="T11">'cash'</text:span><text:span text:style-name="T10">].diff().fillna(</text:span><text:span text:style-name="T13">0</text:span><text:span text:style-name="T10">)</text:span><text:span text:style-name="T10"><text:line-break/></text:span><text:span text:style-name="T10"> <text:s text:c="7"/></text:span><text:span text:style-name="T16">self</text:span><text:span text:style-name="T10">.ledger[</text:span><text:span text:style-name="T11">'good trade'</text:span><text:span text:style-name="T10">] = </text:span><text:span text:style-name="T16">self</text:span><text:span text:style-name="T10">.ledger[</text:span><text:span text:style-name="T11">'dayly return/losses percentage'</text:span><text:span text:style-name="T10">] &gt; </text:span><text:span text:style-name="T13">0</text:span><text:span text:style-name="T13"><text:line-break/></text:span><text:span text:style-name="T13"> <text:s text:c="7"/></text:span><text:span text:style-name="T8">return </text:span><text:span text:style-name="T16">self</text:span><text:span text:style-name="T10">.ledger</text:span><text:span text:style-name="T10"><text:line-break/></text:span><text:span text:style-name="T10"><text:line-break/></text:span><text:span text:style-name="T10"><text:line-break/></text:span><text:span text:style-name="T7"># cal buy profits or losses</text:span><text:span text:style-name="T7"><text:line-break/></text:span><text:span text:style-name="T8">def </text:span><text:span text:style-name="T9">buy</text:span><text:span text:style-name="T10">(open_value</text:span><text:span text:style-name="T8">, </text:span><text:span text:style-name="T10">close_value</text:span><text:span text:style-name="T8">, </text:span><text:span text:style-name="T10">cash):</text:span><text:span text:style-name="T10"><text:line-break/></text:span><text:span text:style-name="T10"> <text:s text:c="3"/></text:span><text:span text:style-name="T8">return </text:span><text:span text:style-name="T10">(</text:span><text:span text:style-name="T13">1 </text:span><text:span text:style-name="T10">+ ((close_value - open_value) / close_value)) * cash</text:span><text:span text:style-name="T10"><text:line-break/></text:span><text:span text:style-name="T10"><text:line-break/></text:span><text:span text:style-name="T10"><text:line-break/></text:span><text:span text:style-name="T7"># cal short profits or losses</text:span><text:span text:style-name="T7"><text:line-break/></text:span><text:span text:style-name="T8">def </text:span><text:span text:style-name="T9">short</text:span><text:span text:style-name="T10">(open_value</text:span><text:span text:style-name="T8">, </text:span><text:span text:style-name="T10">close_value</text:span><text:span text:style-name="T8">, </text:span><text:span text:style-name="T10">cash):</text:span><text:span text:style-name="T10"><text:line-break/></text:span><text:span text:style-name="T10"> <text:s text:c="3"/></text:span><text:span text:style-name="T8">return </text:span><text:span text:style-name="T10">(</text:span><text:span text:style-name="T13">1 </text:span><text:span text:style-name="T10">+ ((open_value - close_value) / close_value)) * cash</text:span><text:span text:style-name="T10"><text:line-break/></text:span><text:span text:style-name="T10"><text:line-break/></text:span><text:span text:style-name="T10"><text:line-break/></text:span><text:span text:style-name="T7"># make trade to see the profits/losses and then save</text:span><text:span text:style-name="T7"><text:line-break/></text:span><text:span text:style-name="T8">def </text:span><text:span text:style-name="T9">save_trades</text:span><text:span text:style-name="T10">(results</text:span><text:span text:style-name="T8">, </text:span><text:span text:style-name="T10">save_path_folder</text:span><text:span text:style-name="T8">, </text:span><text:span text:style-name="T10">stock):</text:span><text:span text:style-name="T10"><text:line-break/></text:span><text:span text:style-name="T10"> <text:s text:c="3"/>open_ = stock.iloc[:</text:span><text:span text:style-name="T8">, </text:span><text:span text:style-name="T13">1</text:span><text:span text:style-name="T10">]</text:span><text:span text:style-name="T10"><text:line-break/></text:span><text:span text:style-name="T10"> <text:s text:c="3"/>close_ = stock.iloc[:</text:span><text:span text:style-name="T8">, </text:span><text:span text:style-name="T13">0</text:span><text:span text:style-name="T10">]</text:span><text:span text:style-name="T10"><text:line-break/></text:span><text:span text:style-name="T10"><text:line-break/></text:span><text:span text:style-name="T10"> <text:s text:c="3"/>day_change = results - open_[:</text:span><text:span text:style-name="T14">len</text:span><text:span text:style-name="T10">(results)]</text:span><text:span text:style-name="T10"><text:line-break/></text:span><text:span text:style-name="T10"> <text:s text:c="3"/>a_10th_of_the_sd_results = statistics.stdev(results) / </text:span><text:span text:style-name="T13">100</text:span><text:span text:style-name="T13"><text:line-break/></text:span><text:span text:style-name="T13"><text:line-break/></text:span><text:span text:style-name="T13"> <text:s text:c="3"/></text:span><text:span text:style-name="T7"># <text:s/>if in the range of a 10th of the standard deviation then dont trade</text:span><text:span text:style-name="T7"><text:line-break/></text:span><text:span text:style-name="T7"> <text:s text:c="3"/></text:span><text:span text:style-name="T10">des = day_change.apply(</text:span><text:span text:style-name="T8">lambda </text:span><text:span text:style-name="T10">x: </text:span><text:span text:style-name="T11">'hold' </text:span><text:span text:style-name="T8">if </text:span><text:span text:style-name="T10">-a_10th_of_the_sd_results &lt; x &lt; a_10th_of_the_sd_results </text:span><text:span text:style-name="T8">else </text:span><text:span text:style-name="T10">(</text:span><text:span text:style-name="T10"><text:line-break/></text:span><text:span text:style-name="T10"> <text:s text:c="7"/></text:span><text:span text:style-name="T11">'sell' </text:span><text:span text:style-name="T8">if </text:span><text:span text:style-name="T10">x &lt; </text:span><text:span text:style-name="T13">0 </text:span><text:span text:style-name="T8">else </text:span><text:span text:style-name="T11">'buy'</text:span><text:span text:style-name="T10">))</text:span><text:span text:style-name="T10"><text:line-break/></text:span><text:span text:style-name="T10"> <text:s text:c="3"/>cash = </text:span><text:span text:style-name="T13">1000</text:span><text:span text:style-name="T13"><text:line-break/></text:span><text:span text:style-name="T13"> <text:s text:c="3"/></text:span><text:span text:style-name="T10">ledger_obj = Ledger(cash)</text:span><text:span text:style-name="T10"><text:line-break/></text:span><text:span text:style-name="T10"> <text:s text:c="3"/></text:span><text:span text:style-name="T8">for </text:span><text:span text:style-name="T10">i</text:span><text:span text:style-name="T8">, </text:span><text:span text:style-name="T10">x </text:span><text:span text:style-name="T8">in </text:span><text:span text:style-name="T14">enumerate</text:span><text:span text:style-name="T10">(des.iteritems()):</text:span><text:span text:style-name="T10"><text:line-break/></text:span><text:span text:style-name="T10"> <text:s text:c="7"/>open_cur = open_[i]</text:span><text:span text:style-name="T10"><text:line-break/></text:span><text:span text:style-name="T10"> <text:s text:c="7"/>close_cur = close_[i]</text:span><text:span text:style-name="T10"><text:line-break/></text:span><text:span text:style-name="T10"> <text:s text:c="7"/></text:span><text:span text:style-name="T8">if </text:span><text:span text:style-name="T10">x[</text:span><text:span text:style-name="T13">1</text:span><text:span text:style-name="T10">] == </text:span><text:span text:style-name="T11">'buy'</text:span><text:span text:style-name="T10">:</text:span><text:span text:style-name="T10"><text:line-break/></text:span><text:span text:style-name="T10"> <text:s text:c="11"/>cash = buy(open_cur</text:span><text:span text:style-name="T8">, </text:span><text:span text:style-name="T10">close_cur</text:span><text:span text:style-name="T8">, </text:span><text:span text:style-name="T10">cash)</text:span><text:span text:style-name="T10"><text:line-break/></text:span><text:span text:style-name="T10"> <text:s text:c="7"/></text:span><text:span text:style-name="T8">elif </text:span><text:span text:style-name="T10">x[</text:span><text:span text:style-name="T13">1</text:span><text:span text:style-name="T10">] == </text:span><text:span text:style-name="T11">'sell'</text:span><text:span text:style-name="T10">:</text:span><text:span text:style-name="T10"><text:line-break/></text:span><text:span text:style-name="T10"> <text:s text:c="11"/>cash = short(open_cur</text:span><text:span text:style-name="T8">, </text:span><text:span text:style-name="T10">close_cur</text:span><text:span text:style-name="T8">, </text:span><text:span text:style-name="T10">cash)</text:span><text:span text:style-name="T10"><text:line-break/></text:span><text:span text:style-name="T10"> <text:s text:c="7"/>ledger_obj.add(x[</text:span><text:span text:style-name="T13">1</text:span><text:span text:style-name="T10">]</text:span><text:span text:style-name="T8">, </text:span><text:span text:style-name="T10">cash)</text:span><text:span text:style-name="T10"><text:line-break/></text:span><text:span text:style-name="T10"><text:line-break/></text:span><text:span text:style-name="T10"> <text:s text:c="3"/></text:span><text:span text:style-name="T7"># save ledger</text:span><text:span text:style-name="T7"><text:line-break/></text:span><text:span text:style-name="T7"> <text:s text:c="3"/></text:span><text:span text:style-name="T10">ledger_obj.get_ledger().to_csv(save_path_folder + </text:span><text:span text:style-name="T11">'/ledger.csv'</text:span><text:span text:style-name="T8">, </text:span><text:span text:style-name="T12">index</text:span><text:span text:style-name="T10">=</text:span><text:span text:style-name="T8">False</text:span><text:span text:style-name="T10">)</text:span><text:span text:style-name="T10"><text:line-break/></text:span><text:span text:style-name="T10"/></text:p></draw:text-box></draw:frame></text:p>
      <text:p text:style-name="P21">(part 2)</text:p>
      <text:p text:style-name="P10"><draw:frame text:anchor-type="paragraph" draw:z-index="4" draw:name="Shape1_3" draw:style-name="gr1" draw:text-style-name="P25" svg:width="5.1567in" svg:height="5.6122in" svg:x="0.1299in" svg:y="0.0846in"><draw:text-box><text:p text:style-name="P29"><text:span text:style-name="T7"># cal the profits or losses with a buy and hold strategy</text:span><text:span text:style-name="T7"><text:line-break/></text:span><text:span text:style-name="T8">def </text:span><text:span text:style-name="T9">buy_hold_strategy</text:span><text:span text:style-name="T10">(stock</text:span><text:span text:style-name="T8">, </text:span><text:span text:style-name="T10">cash</text:span><text:span text:style-name="T8">, </text:span><text:span text:style-name="T10">split):</text:span><text:span text:style-name="T10"><text:line-break/></text:span><text:span text:style-name="T10"> <text:s text:c="3"/>stock_hist = data_handler.prep_data(stock</text:span><text:span text:style-name="T8">, </text:span><text:span text:style-name="T10">split)</text:span><text:span text:style-name="T10"><text:line-break/></text:span><text:span text:style-name="T10"> <text:s text:c="3"/>stock_hist = stock_hist[</text:span><text:span text:style-name="T13">1</text:span><text:span text:style-name="T10">]</text:span><text:span text:style-name="T10"><text:line-break/></text:span><text:span text:style-name="T10"> <text:s text:c="3"/>open_value = stock_hist.iloc[</text:span><text:span text:style-name="T13">0</text:span><text:span text:style-name="T8">, </text:span><text:span text:style-name="T13">1</text:span><text:span text:style-name="T10">]</text:span><text:span text:style-name="T10"><text:line-break/></text:span><text:span text:style-name="T10"> <text:s text:c="3"/>close_value = stock_hist.iloc[-</text:span><text:span text:style-name="T13">1</text:span><text:span text:style-name="T8">, </text:span><text:span text:style-name="T13">0</text:span><text:span text:style-name="T10">]</text:span><text:span text:style-name="T10"><text:line-break/></text:span><text:span text:style-name="T10"> <text:s text:c="3"/></text:span><text:span text:style-name="T7"># saving starting value</text:span><text:span text:style-name="T7"><text:line-break/></text:span><text:span text:style-name="T7"> <text:s text:c="3"/></text:span><text:span text:style-name="T10">buy_hold_for_graph = [cash]</text:span><text:span text:style-name="T10"><text:line-break/></text:span><text:span text:style-name="T10"><text:line-break/></text:span><text:span text:style-name="T10"> <text:s text:c="3"/></text:span><text:span text:style-name="T7"># no trade happening in between</text:span><text:span text:style-name="T7"><text:line-break/></text:span><text:span text:style-name="T7"> <text:s text:c="3"/></text:span><text:span text:style-name="T8">for </text:span><text:span text:style-name="T10">_ </text:span><text:span text:style-name="T8">in </text:span><text:span text:style-name="T14">range</text:span><text:span text:style-name="T10">(</text:span><text:span text:style-name="T13">68</text:span><text:span text:style-name="T10">):</text:span><text:span text:style-name="T10"><text:line-break/></text:span><text:span text:style-name="T10"> <text:s text:c="7"/>buy_hold_for_graph.append(</text:span><text:span text:style-name="T8">None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appending end value</text:span><text:span text:style-name="T7"><text:line-break/></text:span><text:span text:style-name="T7"> <text:s text:c="3"/></text:span><text:span text:style-name="T10">end = buy(open_value</text:span><text:span text:style-name="T8">, </text:span><text:span text:style-name="T10">close_value</text:span><text:span text:style-name="T8">, </text:span><text:span text:style-name="T10">cash)</text:span><text:span text:style-name="T10"><text:line-break/></text:span><text:span text:style-name="T10"> <text:s text:c="3"/>buy_hold_for_graph.append(end)</text:span><text:span text:style-name="T10"><text:line-break/></text:span><text:span text:style-name="T10"> <text:s text:c="3"/></text:span><text:span text:style-name="T8">return </text:span><text:span text:style-name="T10">buy_hold_for_graph</text:span><text:span text:style-name="T10"><text:line-break/></text:span><text:span text:style-name="T10"><text:line-break/></text:span><text:span text:style-name="T10"><text:line-break/></text:span><text:span text:style-name="T7"># Buy everyday and sell at the end of the day simulation</text:span><text:span text:style-name="T7"><text:line-break/></text:span><text:span text:style-name="T8">def </text:span><text:span text:style-name="T9">only_buy</text:span><text:span text:style-name="T10">(stock</text:span><text:span text:style-name="T8">, </text:span><text:span text:style-name="T10">cash</text:span><text:span text:style-name="T8">, </text:span><text:span text:style-name="T10">split):</text:span><text:span text:style-name="T10"><text:line-break/></text:span><text:span text:style-name="T10"> <text:s text:c="3"/>stock_hist = data_handler.prep_data(stock</text:span><text:span text:style-name="T8">, </text:span><text:span text:style-name="T10">split)</text:span><text:span text:style-name="T10"><text:line-break/></text:span><text:span text:style-name="T10"> <text:s text:c="3"/>stock_hist = stock_hist[</text:span><text:span text:style-name="T13">1</text:span><text:span text:style-name="T10">]</text:span><text:span text:style-name="T10"><text:line-break/></text:span><text:span text:style-name="T10"> <text:s text:c="3"/>ledger_obj = Ledger(cash)</text:span><text:span text:style-name="T10"><text:line-break/></text:span><text:span text:style-name="T10"><text:line-break/></text:span><text:span text:style-name="T10"> <text:s text:c="3"/></text:span><text:span text:style-name="T8">for </text:span><text:span text:style-name="T10">i</text:span><text:span text:style-name="T8">, </text:span><text:span text:style-name="T10">day </text:span><text:span text:style-name="T8">in </text:span><text:span text:style-name="T10">stock_hist.iloc[:</text:span><text:span text:style-name="T8">, </text:span><text:span text:style-name="T10">:</text:span><text:span text:style-name="T13">2</text:span><text:span text:style-name="T10">].iterrows():</text:span><text:span text:style-name="T10"><text:line-break/></text:span><text:span text:style-name="T10"> <text:s text:c="7"/>open = day[</text:span><text:span text:style-name="T13">1</text:span><text:span text:style-name="T10">]</text:span><text:span text:style-name="T10"><text:line-break/></text:span><text:span text:style-name="T10"> <text:s text:c="7"/>close = day[</text:span><text:span text:style-name="T13">0</text:span><text:span text:style-name="T10">]</text:span><text:span text:style-name="T10"><text:line-break/></text:span><text:span text:style-name="T10"> <text:s text:c="7"/>cash = buy(open</text:span><text:span text:style-name="T8">, </text:span><text:span text:style-name="T10">close</text:span><text:span text:style-name="T8">, </text:span><text:span text:style-name="T10">cash)</text:span><text:span text:style-name="T10"><text:line-break/></text:span><text:span text:style-name="T10"> <text:s text:c="7"/>ledger_obj.add(</text:span><text:span text:style-name="T11">'buy'</text:span><text:span text:style-name="T8">, </text:span><text:span text:style-name="T10">cash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ledger_obj.get_ledger()</text:span><text:span text:style-name="T10"><text:line-break/></text:span><text:span text:style-name="T10"><text:line-break/></text:span><text:span text:style-name="T10"><text:line-break/></text:span><text:span text:style-name="T7"># Short or Buy randomly and sell for each day simulation</text:span><text:span text:style-name="T7"><text:line-break/></text:span><text:span text:style-name="T8">def </text:span><text:span text:style-name="T9">random_buy</text:span><text:span text:style-name="T10">(stock</text:span><text:span text:style-name="T8">, </text:span><text:span text:style-name="T10">cash</text:span><text:span text:style-name="T8">, </text:span><text:span text:style-name="T10">split):</text:span><text:span text:style-name="T10"><text:line-break/></text:span><text:span text:style-name="T10"> <text:s text:c="3"/>stock_hist = data_handler.prep_data(stock</text:span><text:span text:style-name="T8">, </text:span><text:span text:style-name="T10">split)</text:span><text:span text:style-name="T10"><text:line-break/></text:span><text:span text:style-name="T10"> <text:s text:c="3"/>stock_hist = stock_hist[</text:span><text:span text:style-name="T13">1</text:span><text:span text:style-name="T10">]</text:span><text:span text:style-name="T10"><text:line-break/></text:span><text:span text:style-name="T10"> <text:s text:c="3"/>ledger_obj = Ledger(cash)</text:span><text:span text:style-name="T10"><text:line-break/></text:span><text:span text:style-name="T10"><text:line-break/></text:span><text:span text:style-name="T10"> <text:s text:c="3"/></text:span><text:span text:style-name="T7"># generate random numbers between 0-1</text:span><text:span text:style-name="T7"><text:line-break/></text:span><text:span text:style-name="T7"> <text:s text:c="3"/></text:span><text:span text:style-name="T8">for </text:span><text:span text:style-name="T10">i</text:span><text:span text:style-name="T8">, </text:span><text:span text:style-name="T10">day </text:span><text:span text:style-name="T8">in </text:span><text:span text:style-name="T10">stock_hist.iloc[:</text:span><text:span text:style-name="T8">, </text:span><text:span text:style-name="T10">:</text:span><text:span text:style-name="T13">2</text:span><text:span text:style-name="T10">].iterrows():</text:span><text:span text:style-name="T10"><text:line-break/></text:span><text:span text:style-name="T10"> <text:s text:c="7"/>value = math.floor(random() * </text:span><text:span text:style-name="T13">3</text:span><text:span text:style-name="T10">)</text:span><text:span text:style-name="T10"><text:line-break/></text:span><text:span text:style-name="T10"> <text:s text:c="7"/>open = day[</text:span><text:span text:style-name="T13">1</text:span><text:span text:style-name="T10">]</text:span><text:span text:style-name="T10"><text:line-break/></text:span><text:span text:style-name="T10"> <text:s text:c="7"/>close = day[</text:span><text:span text:style-name="T13">0</text:span><text:span text:style-name="T10">]</text:span><text:span text:style-name="T10"><text:line-break/></text:span><text:span text:style-name="T10"> <text:s text:c="7"/></text:span><text:span text:style-name="T8">if </text:span><text:span text:style-name="T10">value == </text:span><text:span text:style-name="T13">0</text:span><text:span text:style-name="T10">:</text:span><text:span text:style-name="T10"><text:line-break/></text:span><text:span text:style-name="T10"> <text:s text:c="11"/>cash = buy(open</text:span><text:span text:style-name="T8">, </text:span><text:span text:style-name="T10">close</text:span><text:span text:style-name="T8">, </text:span><text:span text:style-name="T10">cash)</text:span><text:span text:style-name="T10"><text:line-break/></text:span><text:span text:style-name="T10"> <text:s text:c="11"/>ledger_obj.add(</text:span><text:span text:style-name="T11">'buy'</text:span><text:span text:style-name="T8">, </text:span><text:span text:style-name="T10">cash)</text:span><text:span text:style-name="T10"><text:line-break/></text:span><text:span text:style-name="T10"> <text:s text:c="7"/></text:span><text:span text:style-name="T8">elif </text:span><text:span text:style-name="T10">value == </text:span><text:span text:style-name="T13">1</text:span><text:span text:style-name="T10">:</text:span><text:span text:style-name="T10"><text:line-break/></text:span><text:span text:style-name="T10"> <text:s text:c="11"/>cash = short(open</text:span><text:span text:style-name="T8">, </text:span><text:span text:style-name="T10">close</text:span><text:span text:style-name="T8">, </text:span><text:span text:style-name="T10">cash)</text:span><text:span text:style-name="T10"><text:line-break/></text:span><text:span text:style-name="T10"> <text:s text:c="11"/>ledger_obj.add(</text:span><text:span text:style-name="T11">'sell'</text:span><text:span text:style-name="T8">, </text:span><text:span text:style-name="T10">cash)</text:span><text:span text:style-name="T10"><text:line-break/></text:span><text:span text:style-name="T10"> <text:s text:c="7"/></text:span><text:span text:style-name="T8">else</text:span><text:span text:style-name="T10">:</text:span><text:span text:style-name="T10"><text:line-break/></text:span><text:span text:style-name="T10"> <text:s text:c="11"/>ledger_obj.add(</text:span><text:span text:style-name="T11">'hold'</text:span><text:span text:style-name="T8">, </text:span><text:span text:style-name="T10">cash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ledger_obj.get_ledger()</text:span><text:span text:style-name="T10"><text:line-break/></text:span><text:span text:style-name="T10"><text:line-break/></text:span><text:span text:style-name="T10"/></text:p></draw:text-box></draw:frame></text:p>
      <text:p text:style-name="P18">Data_handler.py</text:p>
      <text:p text:style-name="P6"/>
      <text:p text:style-name="P10">Used to edit and organize data (part 1)</text:p>
      <text:p text:style-name="P10"/>
      <text:p text:style-name="P10"><draw:frame text:anchor-type="paragraph" draw:z-index="5" draw:name="Shape1_4" draw:style-name="gr1" draw:text-style-name="P25" svg:width="5.1567in" svg:height="9.5012in" svg:x="0.1299in" svg:y="0.0846in"><draw:text-box><text:p text:style-name="P24"><text:span text:style-name="T8">import </text:span><text:span text:style-name="T10">numpy </text:span><text:span text:style-name="T8">as </text:span><text:span text:style-name="T10">np</text:span><text:span text:style-name="T10"><text:line-break/></text:span><text:span text:style-name="T8">import </text:span><text:span text:style-name="T10">pandas </text:span><text:span text:style-name="T8">as </text:span><text:span text:style-name="T10">pd</text:span><text:span text:style-name="T10"><text:line-break/></text:span><text:span text:style-name="T8">from </text:span><text:span text:style-name="T10">sklearn.preprocessing </text:span><text:span text:style-name="T8">import </text:span><text:span text:style-name="T10">MinMaxScaler</text:span><text:span text:style-name="T10"><text:line-break/></text:span><text:span text:style-name="T8">import </text:span><text:span text:style-name="T10">math</text:span><text:span text:style-name="T10"><text:line-break/></text:span><text:span text:style-name="T8">import </text:span><text:span text:style-name="T10">matplotlib.pyplot </text:span><text:span text:style-name="T8">as </text:span><text:span text:style-name="T10">plt</text:span><text:span text:style-name="T10"><text:line-break/></text:span><text:span text:style-name="T8">import </text:span><text:span text:style-name="T10">os</text:span><text:span text:style-name="T10"><text:line-break/></text:span><text:span text:style-name="T10"><text:line-break/></text:span><text:span text:style-name="T7"># find sharp radio</text:span><text:span text:style-name="T7"><text:line-break/></text:span><text:span text:style-name="T8">def </text:span><text:span text:style-name="T9">sharpe</text:span><text:span text:style-name="T10">(y):</text:span><text:span text:style-name="T10"><text:line-break/></text:span><text:span text:style-name="T10"> <text:s text:c="3"/></text:span><text:span text:style-name="T8">return </text:span><text:span text:style-name="T10">np.sqrt(y.count()) * (y.mean() / y.std())</text:span><text:span text:style-name="T10"><text:line-break/></text:span><text:span text:style-name="T10"><text:line-break/></text:span><text:span text:style-name="T10"><text:line-break/></text:span><text:span text:style-name="T7"># Split into train and test sets</text:span><text:span text:style-name="T7"><text:line-break/></text:span><text:span text:style-name="T8">def </text:span><text:span text:style-name="T9">split_data</text:span><text:span text:style-name="T10">(data</text:span><text:span text:style-name="T8">, </text:span><text:span text:style-name="T10">split_point):</text:span><text:span text:style-name="T10"><text:line-break/></text:span><text:span text:style-name="T10"> <text:s text:c="3"/>val = np.array(data)</text:span><text:span text:style-name="T10"><text:line-break/></text:span><text:span text:style-name="T10"> <text:s text:c="3"/>train_sample = </text:span><text:span text:style-name="T14">int</text:span><text:span text:style-name="T10">(</text:span><text:span text:style-name="T14">len</text:span><text:span text:style-name="T10">(data) * split_point)</text:span><text:span text:style-name="T10"><text:line-break/></text:span><text:span text:style-name="T10"> <text:s text:c="3"/>train = pd.DataFrame(val[: train_sample</text:span><text:span text:style-name="T8">, </text:span><text:span text:style-name="T10">:])</text:span><text:span text:style-name="T10"><text:line-break/></text:span><text:span text:style-name="T10"> <text:s text:c="3"/>test = pd.DataFrame(val[train_sample:</text:span><text:span text:style-name="T8">, </text:span><text:span text:style-name="T10">:])</text:span><text:span text:style-name="T10"><text:line-break/></text:span><text:span text:style-name="T10"> <text:s text:c="3"/></text:span><text:span text:style-name="T8">return </text:span><text:span text:style-name="T10">train</text:span><text:span text:style-name="T8">, </text:span><text:span text:style-name="T10">test</text:span><text:span text:style-name="T10"><text:line-break/></text:span><text:span text:style-name="T10"><text:line-break/></text:span><text:span text:style-name="T10"><text:line-break/></text:span><text:span text:style-name="T7"># shaping data for training the neural network</text:span><text:span text:style-name="T7"><text:line-break/></text:span><text:span text:style-name="T8">def </text:span><text:span text:style-name="T9">shape_for_nn</text:span><text:span text:style-name="T10">(data):</text:span><text:span text:style-name="T10"><text:line-break/></text:span><text:span text:style-name="T10"> <text:s text:c="3"/>x_ = []</text:span><text:span text:style-name="T10"><text:line-break/></text:span><text:span text:style-name="T10"> <text:s text:c="3"/>y_ = []</text:span><text:span text:style-name="T10"><text:line-break/></text:span><text:span text:style-name="T10"><text:line-break/></text:span><text:span text:style-name="T10"> <text:s text:c="3"/></text:span><text:span text:style-name="T8">for </text:span><text:span text:style-name="T10">i </text:span><text:span text:style-name="T8">in </text:span><text:span text:style-name="T14">range</text:span><text:span text:style-name="T10">(</text:span><text:span text:style-name="T13">1</text:span><text:span text:style-name="T8">, </text:span><text:span text:style-name="T10">data.shape[</text:span><text:span text:style-name="T13">0</text:span><text:span text:style-name="T10">]):</text:span><text:span text:style-name="T10"><text:line-break/></text:span><text:span text:style-name="T10"> <text:s text:c="7"/>x_.append(data[i</text:span><text:span text:style-name="T8">, </text:span><text:span text:style-name="T13">1</text:span><text:span text:style-name="T10">:])</text:span><text:span text:style-name="T10"><text:line-break/></text:span><text:span text:style-name="T10"> <text:s text:c="7"/>y_.append(data[i</text:span><text:span text:style-name="T8">, </text:span><text:span text:style-name="T13">0</text:span><text:span text:style-name="T10">])</text:span><text:span text:style-name="T10"><text:line-break/></text:span><text:span text:style-name="T10"><text:line-break/></text:span><text:span text:style-name="T10"> <text:s text:c="3"/>x_</text:span><text:span text:style-name="T8">, </text:span><text:span text:style-name="T10">y_ = np.array(x_)</text:span><text:span text:style-name="T8">, </text:span><text:span text:style-name="T10">np.array(y_)</text:span><text:span text:style-name="T10"><text:line-break/></text:span><text:span text:style-name="T10"><text:line-break/></text:span><text:span text:style-name="T10"> <text:s text:c="3"/>x_ = x_.reshape((x_.shape[</text:span><text:span text:style-name="T13">0</text:span><text:span text:style-name="T10">]</text:span><text:span text:style-name="T8">, </text:span><text:span text:style-name="T10">x_.shape[</text:span><text:span text:style-name="T13">1</text:span><text:span text:style-name="T10">]</text:span><text:span text:style-name="T8">, </text:span><text:span text:style-name="T13">1</text:span><text:span text:style-name="T10">))</text:span><text:span text:style-name="T10"><text:line-break/></text:span><text:span text:style-name="T10"><text:line-break/></text:span><text:span text:style-name="T10"> <text:s text:c="3"/></text:span><text:span text:style-name="T7"># Trimming data to fit model</text:span><text:span text:style-name="T7"><text:line-break/></text:span><text:span text:style-name="T7"> <text:s text:c="3"/></text:span><text:span text:style-name="T10">trim = (x_.shape[</text:span><text:span text:style-name="T13">1</text:span><text:span text:style-name="T10">] * math.floor(x_.shape[</text:span><text:span text:style-name="T13">0</text:span><text:span text:style-name="T10">] / x_.shape[</text:span><text:span text:style-name="T13">1</text:span><text:span text:style-name="T10">]))</text:span><text:span text:style-name="T10"><text:line-break/></text:span><text:span text:style-name="T10"><text:line-break/></text:span><text:span text:style-name="T10"> <text:s text:c="3"/></text:span><text:span text:style-name="T8">if </text:span><text:span text:style-name="T10">trim != </text:span><text:span text:style-name="T13">0</text:span><text:span text:style-name="T10">:</text:span><text:span text:style-name="T10"><text:line-break/></text:span><text:span text:style-name="T10"> <text:s text:c="7"/>x_ = x_[-trim:]</text:span><text:span text:style-name="T10"><text:line-break/></text:span><text:span text:style-name="T10"> <text:s text:c="7"/>y_ = y_[:trim]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x_</text:span><text:span text:style-name="T8">, </text:span><text:span text:style-name="T10">y_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prep_data</text:span><text:span text:style-name="T10">(ind</text:span><text:span text:style-name="T8">, </text:span><text:span text:style-name="T10">split):</text:span><text:span text:style-name="T10"><text:line-break/></text:span><text:span text:style-name="T10"> <text:s text:c="3"/>train</text:span><text:span text:style-name="T8">, </text:span><text:span text:style-name="T10">test = split_data(ind</text:span><text:span text:style-name="T8">, </text:span><text:span text:style-name="T10">split)</text:span><text:span text:style-name="T10"><text:line-break/></text:span><text:span text:style-name="T10"><text:line-break/></text:span><text:span text:style-name="T10"> <text:s text:c="3"/>scaler = MinMaxScaler()</text:span><text:span text:style-name="T10"><text:line-break/></text:span><text:span text:style-name="T10"> <text:s text:c="3"/>scaler.fit_transform(ind)</text:span><text:span text:style-name="T10"><text:line-break/></text:span><text:span text:style-name="T10"> <text:s text:c="3"/>train_ = scaler.transform(train)</text:span><text:span text:style-name="T10"><text:line-break/></text:span><text:span text:style-name="T10"> <text:s text:c="3"/>test_ = scaler.transform(test)</text:span><text:span text:style-name="T10"><text:line-break/></text:span><text:span text:style-name="T10"> <text:s text:c="3"/>x_train</text:span><text:span text:style-name="T8">, </text:span><text:span text:style-name="T10">y_train = shape_for_nn(train_)</text:span><text:span text:style-name="T10"><text:line-break/></text:span><text:span text:style-name="T10"> <text:s text:c="3"/>x_test</text:span><text:span text:style-name="T8">, </text:span><text:span text:style-name="T10">y_test = shape_for_nn(test_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train</text:span><text:span text:style-name="T8">, </text:span><text:span text:style-name="T10">test</text:span><text:span text:style-name="T8">, </text:span><text:span text:style-name="T10">x_train</text:span><text:span text:style-name="T8">, </text:span><text:span text:style-name="T10">y_train</text:span><text:span text:style-name="T8">, </text:span><text:span text:style-name="T10">x_test</text:span><text:span text:style-name="T8">, </text:span><text:span text:style-name="T10">y_test</text:span><text:span text:style-name="T8">, </text:span><text:span text:style-name="T10">scaler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save_stock_graph_with_ma</text:span><text:span text:style-name="T10">(df</text:span><text:span text:style-name="T8">, </text:span><text:span text:style-name="T10">stockName</text:span><text:span text:style-name="T8">, </text:span><text:span text:style-name="T10">save_path_folder</text:span><text:span text:style-name="T8">, </text:span><text:span text:style-name="T10">split):</text:span><text:span text:style-name="T10"><text:line-break/></text:span><text:span text:style-name="T10"> <text:s text:c="3"/>df.reset_index(</text:span><text:span text:style-name="T12">inplace</text:span><text:span text:style-name="T10">=</text:span><text:span text:style-name="T8">True, </text:span><text:span text:style-name="T12">drop</text:span><text:span text:style-name="T10">=</text:span><text:span text:style-name="T8">True</text:span><text:span text:style-name="T10">)</text:span><text:span text:style-name="T10"><text:line-break/></text:span><text:span text:style-name="T10"> <text:s text:c="3"/>_ = prep_data(df</text:span><text:span text:style-name="T8">, </text:span><text:span text:style-name="T10">split)</text:span><text:span text:style-name="T10"><text:line-break/></text:span><text:span text:style-name="T10"> <text:s text:c="3"/>train = _[</text:span><text:span text:style-name="T13">0</text:span><text:span text:style-name="T10">][</text:span><text:span text:style-name="T13">2</text:span><text:span text:style-name="T10">]</text:span><text:span text:style-name="T10"><text:line-break/></text:span><text:span text:style-name="T10"> <text:s text:c="3"/>test = pd.concat([pd.Series(np.repeat(</text:span><text:span text:style-name="T8">None, </text:span><text:span text:style-name="T10">train.shape[</text:span><text:span text:style-name="T13">0</text:span><text:span text:style-name="T10">]))</text:span><text:span text:style-name="T8">, </text:span><text:span text:style-name="T10">_[</text:span><text:span text:style-name="T13">1</text:span><text:span text:style-name="T10">][</text:span><text:span text:style-name="T13">2</text:span><text:span text:style-name="T10">]]).reset_index(</text:span><text:span text:style-name="T12">drop</text:span><text:span text:style-name="T10">=</text:span><text:span text:style-name="T8">True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check if files exits and remove file if stock chart exists</text:span><text:span text:style-name="T7"><text:line-break/></text:span><text:span text:style-name="T7"> <text:s text:c="3"/></text:span><text:span text:style-name="T8">if </text:span><text:span text:style-name="T10">os.path.isfile(save_path_folder + </text:span><text:span text:style-name="T11">'/stock_chart.png'</text:span><text:span text:style-name="T10">):</text:span><text:span text:style-name="T10"><text:line-break/></text:span><text:span text:style-name="T10"> <text:s text:c="7"/>os.remove(save_path_folder + </text:span><text:span text:style-name="T11">'/stock_chart.png'</text:span><text:span text:style-name="T10">)</text:span><text:span text:style-name="T10"><text:line-break/></text:span><text:span text:style-name="T10"><text:line-break/></text:span><text:span text:style-name="T10"> <text:s text:c="3"/>plt.figure(</text:span><text:span text:style-name="T12">figsize</text:span><text:span text:style-name="T10">=(</text:span><text:span text:style-name="T13">24</text:span><text:span text:style-name="T8">, </text:span><text:span text:style-name="T13">16</text:span><text:span text:style-name="T10">))</text:span><text:span text:style-name="T10"><text:line-break/></text:span><text:span text:style-name="T10"> <text:s text:c="3"/>plt.plot(train</text:span><text:span text:style-name="T8">, </text:span><text:span text:style-name="T12">label</text:span><text:span text:style-name="T10">=</text:span><text:span text:style-name="T11">'Approx Train'</text:span><text:span text:style-name="T10">)</text:span><text:span text:style-name="T10"><text:line-break/></text:span><text:span text:style-name="T10"> <text:s text:c="3"/>plt.plot(test</text:span><text:span text:style-name="T8">, </text:span><text:span text:style-name="T12">label</text:span><text:span text:style-name="T10">=</text:span><text:span text:style-name="T11">'Approx Test'</text:span><text:span text:style-name="T10">)</text:span><text:span text:style-name="T10"><text:line-break/></text:span><text:span text:style-name="T10"> <text:s text:c="3"/>plt.plot(df[</text:span><text:span text:style-name="T11">'10day MA'</text:span><text:span text:style-name="T10">]</text:span><text:span text:style-name="T8">, </text:span><text:span text:style-name="T12">label</text:span><text:span text:style-name="T10">=</text:span><text:span text:style-name="T11">'10 Day moving avarage'</text:span><text:span text:style-name="T10">)</text:span><text:span text:style-name="T10"><text:line-break/></text:span><text:span text:style-name="T10"> <text:s text:c="3"/>plt.plot(df[</text:span><text:span text:style-name="T11">'50day MA'</text:span><text:span text:style-name="T10">]</text:span><text:span text:style-name="T8">, </text:span><text:span text:style-name="T12">label</text:span><text:span text:style-name="T10">=</text:span><text:span text:style-name="T11">'50 Day moving avarage'</text:span><text:span text:style-name="T10">)</text:span><text:span text:style-name="T10"><text:line-break/></text:span><text:span text:style-name="T10"> <text:s text:c="3"/>plt.plot(df[</text:span><text:span text:style-name="T11">'200day MA'</text:span><text:span text:style-name="T10">]</text:span><text:span text:style-name="T8">, </text:span><text:span text:style-name="T12">label</text:span><text:span text:style-name="T10">=</text:span><text:span text:style-name="T11">'200 Day moving avarage'</text:span><text:span text:style-name="T10">)</text:span><text:span text:style-name="T10"><text:line-break/></text:span><text:span text:style-name="T10"> <text:s text:c="3"/>plt.legend(</text:span><text:span text:style-name="T12">loc</text:span><text:span text:style-name="T10">=</text:span><text:span text:style-name="T11">'best'</text:span><text:span text:style-name="T10">)</text:span><text:span text:style-name="T10"><text:line-break/></text:span><text:span text:style-name="T10"> <text:s text:c="3"/>plt.title(stockName)</text:span><text:span text:style-name="T10"><text:line-break/></text:span><text:span text:style-name="T10"> <text:s text:c="3"/>plt.savefig(save_path_folder + </text:span><text:span text:style-name="T11">'/stock_chart.png'</text:span><text:span text:style-name="T10">)</text:span><text:span text:style-name="T10"><text:line-break/></text:span><text:span text:style-name="T10"> <text:s text:c="3"/>plt.close(</text:span><text:span text:style-name="T11">'all'</text:span><text:span text:style-name="T10">)</text:span></text:p><text:p text:style-name="P24"><text:span text:style-name="T10"/></text:p><text:p text:style-name="P28"><text:span text:style-name="T10"><text:line-break/></text:span><text:span text:style-name="T8">def </text:span><text:span text:style-name="T9">save_loss_graph</text:span><text:span text:style-name="T10">(history</text:span><text:span text:style-name="T8">, </text:span><text:span text:style-name="T10">save_path_folder):</text:span><text:span text:style-name="T10"><text:line-break/></text:span><text:span text:style-name="T10"> <text:s text:c="3"/></text:span><text:span text:style-name="T7"># Plot history</text:span><text:span text:style-name="T7"><text:line-break/></text:span><text:span text:style-name="T7"><text:line-break/></text:span><text:span text:style-name="T7"> <text:s text:c="3"/># check if files exits and remove file if stock chart exists</text:span><text:span text:style-name="T7"><text:line-break/></text:span><text:span text:style-name="T7"> <text:s text:c="3"/></text:span><text:span text:style-name="T8">if </text:span><text:span text:style-name="T10">os.path.isfile(save_path_folder + </text:span><text:span text:style-name="T11">'/trading_loss.png'</text:span><text:span text:style-name="T10">):</text:span><text:span text:style-name="T10"><text:line-break/></text:span><text:span text:style-name="T10"> <text:s text:c="7"/>os.remove(save_path_folder + </text:span><text:span text:style-name="T11">'/trading_loss.png'</text:span><text:span text:style-name="T10">)</text:span><text:span text:style-name="T10"><text:line-break/></text:span><text:span text:style-name="T10"><text:line-break/></text:span><text:span text:style-name="T10"> <text:s text:c="3"/>plt.figure(</text:span><text:span text:style-name="T12">figsize</text:span><text:span text:style-name="T10">=(</text:span><text:span text:style-name="T13">10</text:span><text:span text:style-name="T8">, </text:span><text:span text:style-name="T13">6</text:span><text:span text:style-name="T10">)</text:span><text:span text:style-name="T8">, </text:span><text:span text:style-name="T12">dpi</text:span><text:span text:style-name="T10">=</text:span><text:span text:style-name="T13">100</text:span><text:span text:style-name="T10">)</text:span><text:span text:style-name="T10"><text:line-break/></text:span><text:span text:style-name="T10"> <text:s text:c="3"/>plt.plot(history.history[</text:span><text:span text:style-name="T11">'loss'</text:span><text:span text:style-name="T10">]</text:span><text:span text:style-name="T8">, </text:span><text:span text:style-name="T12">label</text:span><text:span text:style-name="T10">=</text:span><text:span text:style-name="T11">'LSTM train'</text:span><text:span text:style-name="T8">, </text:span><text:span text:style-name="T12">color</text:span><text:span text:style-name="T10">=</text:span><text:span text:style-name="T11">'red'</text:span><text:span text:style-name="T10">)</text:span><text:span text:style-name="T10"><text:line-break/></text:span><text:span text:style-name="T10"> <text:s text:c="3"/>plt.plot(history.history[</text:span><text:span text:style-name="T11">'val_loss'</text:span><text:span text:style-name="T10">]</text:span><text:span text:style-name="T8">, </text:span><text:span text:style-name="T12">label</text:span><text:span text:style-name="T10">=</text:span><text:span text:style-name="T11">'LSTM test'</text:span><text:span text:style-name="T8">, </text:span><text:span text:style-name="T12">color</text:span><text:span text:style-name="T10">=</text:span><text:span text:style-name="T11">'green'</text:span><text:span text:style-name="T10">)</text:span><text:span text:style-name="T10"><text:line-break/></text:span><text:span text:style-name="T10"> <text:s text:c="3"/>plt.xlabel(</text:span><text:span text:style-name="T11">'epochs'</text:span><text:span text:style-name="T10">)</text:span><text:span text:style-name="T10"><text:line-break/></text:span><text:span text:style-name="T10"> <text:s text:c="3"/>plt.ylabel(</text:span><text:span text:style-name="T11">'loss'</text:span><text:span text:style-name="T10">)</text:span><text:span text:style-name="T10"><text:line-break/></text:span><text:span text:style-name="T10"> <text:s text:c="3"/>plt.legend()</text:span><text:span text:style-name="T10"><text:line-break/></text:span><text:span text:style-name="T10"> <text:s text:c="3"/>plt.title(</text:span><text:span text:style-name="T11">'Training and Validation loss'</text:span><text:span text:style-name="T10">)</text:span><text:span text:style-name="T10"><text:line-break/></text:span><text:span text:style-name="T10"> <text:s text:c="3"/>plt.savefig(save_path_folder + </text:span><text:span text:style-name="T11">'/trading_loss.png'</text:span><text:span text:style-name="T10">)</text:span><text:span text:style-name="T10"><text:line-break/></text:span><text:span text:style-name="T10"> <text:s text:c="3"/>plt.close(</text:span><text:span text:style-name="T11">'all'</text:span><text:span text:style-name="T10">)</text:span><text:span text:style-name="T10"><text:line-break/></text:span><text:span text:style-name="T10"><text:line-break/></text:span><text:span text:style-name="T10"/></text:p></draw:text-box></draw:frame></text:p>
      <text:p text:style-name="P21">(part 2)</text:p>
      <text:p text:style-name="P10"><draw:frame text:anchor-type="paragraph" draw:z-index="6" draw:name="Shape1_5" draw:style-name="gr1" draw:text-style-name="P25" svg:width="5.1567in" svg:height="10.1815in" svg:x="0.1299in" svg:y="0.1008in"><draw:text-box><text:p text:style-name="P24"><text:span text:style-name="T8">ef </text:span><text:span text:style-name="T9">compare_and_save_results</text:span><text:span text:style-name="T10">(stock_name</text:span><text:span text:style-name="T8">, </text:span><text:span text:style-name="T10">save_path_folder</text:span><text:span text:style-name="T8">, </text:span><text:span text:style-name="T10">ledger_1</text:span><text:span text:style-name="T8">, </text:span><text:span text:style-name="T10">ledger_2</text:span><text:span text:style-name="T8">, </text:span><text:span text:style-name="T10">ledger_all</text:span><text:span text:style-name="T8">, </text:span><text:span text:style-name="T10">ledger_buy_only</text:span><text:span text:style-name="T8">, </text:span><text:span text:style-name="T10">ledger_random</text:span><text:span text:style-name="T8">,</text:span><text:span text:style-name="T8"><text:line-break/></text:span><text:span text:style-name="T8"> <text:s text:c="28"/></text:span><text:span text:style-name="T10">buy_hold_earnings):</text:span><text:span text:style-name="T10"><text:line-break/></text:span><text:span text:style-name="T10"> <text:s text:c="3"/></text:span><text:span text:style-name="T7"># check if files exits and remove file if stock chart exists</text:span><text:span text:style-name="T7"><text:line-break/></text:span><text:span text:style-name="T7"> <text:s text:c="3"/></text:span><text:span text:style-name="T8">if </text:span><text:span text:style-name="T10">os.path.isfile(save_path_folder + </text:span><text:span text:style-name="T11">'/results.png'</text:span><text:span text:style-name="T10">):</text:span><text:span text:style-name="T10"><text:line-break/></text:span><text:span text:style-name="T10"> <text:s text:c="7"/>os.remove(save_path_folder + </text:span><text:span text:style-name="T11">'/results.png'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showing results on a graph</text:span><text:span text:style-name="T7"><text:line-break/></text:span><text:span text:style-name="T7"> <text:s text:c="3"/></text:span><text:span text:style-name="T10">plt.figure(</text:span><text:span text:style-name="T12">figsize</text:span><text:span text:style-name="T10">=(</text:span><text:span text:style-name="T13">12</text:span><text:span text:style-name="T8">, </text:span><text:span text:style-name="T13">7</text:span><text:span text:style-name="T10">))</text:span><text:span text:style-name="T10"><text:line-break/></text:span><text:span text:style-name="T10"> <text:s text:c="3"/>plt.plot(ledger_1[</text:span><text:span text:style-name="T11">'cash'</text:span><text:span text:style-name="T10">][:</text:span><text:span text:style-name="T13">70</text:span><text:span text:style-name="T10">]</text:span><text:span text:style-name="T8">, </text:span><text:span text:style-name="T12">label</text:span><text:span text:style-name="T10">=</text:span><text:span text:style-name="T11">'Technical Ind 1'</text:span><text:span text:style-name="T10">)</text:span><text:span text:style-name="T10"><text:line-break/></text:span><text:span text:style-name="T10"> <text:s text:c="3"/>plt.plot(ledger_2[</text:span><text:span text:style-name="T11">'cash'</text:span><text:span text:style-name="T10">][:</text:span><text:span text:style-name="T13">70</text:span><text:span text:style-name="T10">]</text:span><text:span text:style-name="T8">, </text:span><text:span text:style-name="T12">label</text:span><text:span text:style-name="T10">=</text:span><text:span text:style-name="T11">'Technical Ind 2'</text:span><text:span text:style-name="T10">)</text:span><text:span text:style-name="T10"><text:line-break/></text:span><text:span text:style-name="T10"> <text:s text:c="3"/>plt.plot(ledger_all[</text:span><text:span text:style-name="T11">'cash'</text:span><text:span text:style-name="T10">]</text:span><text:span text:style-name="T8">, </text:span><text:span text:style-name="T12">label</text:span><text:span text:style-name="T10">=</text:span><text:span text:style-name="T11">'All Technical Ind'</text:span><text:span text:style-name="T10">)</text:span><text:span text:style-name="T10"><text:line-break/></text:span><text:span text:style-name="T10"> <text:s text:c="3"/>plt.plot(ledger_buy_only[</text:span><text:span text:style-name="T11">'cash'</text:span><text:span text:style-name="T10">]</text:span><text:span text:style-name="T8">, </text:span><text:span text:style-name="T12">label</text:span><text:span text:style-name="T10">=</text:span><text:span text:style-name="T11">'Buy Only Strategy'</text:span><text:span text:style-name="T10">)</text:span><text:span text:style-name="T10"><text:line-break/></text:span><text:span text:style-name="T10"> <text:s text:c="3"/>plt.plot(ledger_random[</text:span><text:span text:style-name="T11">'cash'</text:span><text:span text:style-name="T10">]</text:span><text:span text:style-name="T8">, </text:span><text:span text:style-name="T12">label</text:span><text:span text:style-name="T10">=</text:span><text:span text:style-name="T11">'Random Buying and Selling'</text:span><text:span text:style-name="T10">)</text:span><text:span text:style-name="T10"><text:line-break/></text:span><text:span text:style-name="T10"> <text:s text:c="3"/>plt.plot(buy_hold_earnings</text:span><text:span text:style-name="T8">, </text:span><text:span text:style-name="T12">label</text:span><text:span text:style-name="T10">=</text:span><text:span text:style-name="T11">'Buy and Hold Strategy'</text:span><text:span text:style-name="T8">, </text:span><text:span text:style-name="T12">marker</text:span><text:span text:style-name="T10">=</text:span><text:span text:style-name="T11">"X"</text:span><text:span text:style-name="T8">, </text:span><text:span text:style-name="T12">linestyle</text:span><text:span text:style-name="T10">=</text:span><text:span text:style-name="T11">'None'</text:span><text:span text:style-name="T10">)</text:span><text:span text:style-name="T10"><text:line-break/></text:span><text:span text:style-name="T10"> <text:s text:c="3"/>plt.title(</text:span><text:span text:style-name="T11">'stock:' </text:span><text:span text:style-name="T10">+ stock_name)</text:span><text:span text:style-name="T10"><text:line-break/></text:span><text:span text:style-name="T10"> <text:s text:c="3"/>plt.xlabel(</text:span><text:span text:style-name="T11">'Days'</text:span><text:span text:style-name="T10">)</text:span><text:span text:style-name="T10"><text:line-break/></text:span><text:span text:style-name="T10"> <text:s text:c="3"/>plt.ylabel(</text:span><text:span text:style-name="T11">'USD'</text:span><text:span text:style-name="T10">)</text:span><text:span text:style-name="T10"><text:line-break/></text:span><text:span text:style-name="T10"> <text:s text:c="3"/>plt.legend(</text:span><text:span text:style-name="T12">loc</text:span><text:span text:style-name="T10">=</text:span><text:span text:style-name="T11">'best'</text:span><text:span text:style-name="T10">)</text:span><text:span text:style-name="T10"><text:line-break/></text:span><text:span text:style-name="T10"> <text:s text:c="3"/>plt.savefig(save_path_folder + </text:span><text:span text:style-name="T11">'/results.png'</text:span><text:span text:style-name="T10">)</text:span><text:span text:style-name="T10"><text:line-break/></text:span><text:span text:style-name="T10"> <text:s text:c="3"/>plt.close(</text:span><text:span text:style-name="T11">'all'</text:span><text:span text:style-name="T10">)</text:span><text:span text:style-name="T10"><text:line-break/></text:span><text:span text:style-name="T10"><text:line-break/></text:span><text:span text:style-name="T10"> <text:s text:c="3"/>updays = ledger_buy_only[ledger_buy_only[</text:span><text:span text:style-name="T11">'good trade'</text:span><text:span text:style-name="T10">] == </text:span><text:span text:style-name="T8">True</text:span><text:span text:style-name="T10">].count()[</text:span><text:span text:style-name="T13">0</text:span><text:span text:style-name="T10">]</text:span><text:span text:style-name="T10"><text:line-break/></text:span><text:span text:style-name="T10"> <text:s text:c="3"/>downdays = ledger_buy_only[ledger_buy_only[</text:span><text:span text:style-name="T11">'good trade'</text:span><text:span text:style-name="T10">] == </text:span><text:span text:style-name="T8">False</text:span><text:span text:style-name="T10">].count()[</text:span><text:span text:style-name="T13">0</text:span><text:span text:style-name="T10">]</text:span><text:span text:style-name="T10"><text:line-break/></text:span><text:span text:style-name="T10"><text:line-break/></text:span><text:span text:style-name="T10"> <text:s text:c="3"/>updown_days = pd.DataFrame([</text:span><text:span text:style-name="T10"><text:line-break/></text:span><text:span text:style-name="T10"> <text:s text:c="7"/>[</text:span><text:span text:style-name="T11">'Up trading Days'</text:span><text:span text:style-name="T8">, </text:span><text:span text:style-name="T10">updays]</text:span><text:span text:style-name="T8">,</text:span><text:span text:style-name="T8"><text:line-break/></text:span><text:span text:style-name="T8"> <text:s text:c="7"/></text:span><text:span text:style-name="T10">[</text:span><text:span text:style-name="T11">'Down trading Days'</text:span><text:span text:style-name="T8">, </text:span><text:span text:style-name="T10">downdays]</text:span><text:span text:style-name="T8">,</text:span><text:span text:style-name="T8"><text:line-break/></text:span><text:span text:style-name="T8"> <text:s text:c="3"/></text:span><text:span text:style-name="T10">]</text:span><text:span text:style-name="T8">, </text:span><text:span text:style-name="T12">columns</text:span><text:span text:style-name="T10">=[</text:span><text:span text:style-name="T11">'description'</text:span><text:span text:style-name="T8">, </text:span><text:span text:style-name="T11">'Frequency'</text:span><text:span text:style-name="T10">])</text:span><text:span text:style-name="T10"><text:line-break/></text:span><text:span text:style-name="T10"> <text:s text:c="3"/>updown_days.to_csv(save_path_folder + </text:span><text:span text:style-name="T11">'/up_down_days_detail.csv'</text:span><text:span text:style-name="T8">, </text:span><text:span text:style-name="T12">index</text:span><text:span text:style-name="T10">=</text:span><text:span text:style-name="T8">False</text:span><text:span text:style-name="T10">)</text:span><text:span text:style-name="T10"><text:line-break/></text:span><text:span text:style-name="T10"><text:line-break/></text:span><text:span text:style-name="T10"> <text:s text:c="3"/>description = pd.DataFrame([</text:span><text:span text:style-name="T10"><text:line-break/></text:span><text:span text:style-name="T10"> <text:s text:c="7"/>[</text:span><text:span text:style-name="T10"><text:line-break/></text:span><text:span text:style-name="T10"> <text:s text:c="11"/></text:span><text:span text:style-name="T11">'Technical Ind 1'</text:span><text:span text:style-name="T8">,</text:span><text:span text:style-name="T8"><text:line-break/></text:span><text:span text:style-name="T8"> <text:s text:c="11"/></text:span><text:span text:style-name="T10">ledger_1[ledger_1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1[ledger_1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1[ledger_1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1[(ledger_1[</text:span><text:span text:style-name="T11">'buy/sell/hold'</text:span><text:span text:style-name="T10">] != </text:span><text:span text:style-name="T11">'hold'</text:span><text:span text:style-name="T10">) &amp; (ledger_1[</text:span><text:span text:style-name="T11">'good trade'</text:span><text:span text:style-name="T10">] == </text:span><text:span text:style-name="T8">Tru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1[(ledger_1[</text:span><text:span text:style-name="T11">'buy/sell/hold'</text:span><text:span text:style-name="T10">] != </text:span><text:span text:style-name="T11">'hold'</text:span><text:span text:style-name="T10">) &amp; (ledger_1[</text:span><text:span text:style-name="T11">'good trade'</text:span><text:span text:style-name="T10">] == </text:span><text:span text:style-name="T8">Fals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1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_1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8">, </text:span><text:span text:style-name="T10">[</text:span><text:span text:style-name="T10"><text:line-break/></text:span><text:span text:style-name="T10"> <text:s text:c="11"/></text:span><text:span text:style-name="T11">'Technical Ind 2'</text:span><text:span text:style-name="T8">,</text:span><text:span text:style-name="T8"><text:line-break/></text:span><text:span text:style-name="T8"> <text:s text:c="11"/></text:span><text:span text:style-name="T10">ledger_2[ledger_2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2[ledger_2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2[ledger_2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2[(ledger_2[</text:span><text:span text:style-name="T11">'buy/sell/hold'</text:span><text:span text:style-name="T10">] != </text:span><text:span text:style-name="T11">'hold'</text:span><text:span text:style-name="T10">) &amp; (ledger_2[</text:span><text:span text:style-name="T11">'good trade'</text:span><text:span text:style-name="T10">] == </text:span><text:span text:style-name="T8">Tru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2[(ledger_2[</text:span><text:span text:style-name="T11">'buy/sell/hold'</text:span><text:span text:style-name="T10">] != </text:span><text:span text:style-name="T11">'hold'</text:span><text:span text:style-name="T10">) &amp; (ledger_2[</text:span><text:span text:style-name="T11">'good trade'</text:span><text:span text:style-name="T10">] == </text:span><text:span text:style-name="T8">Fals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2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_2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8">, </text:span><text:span text:style-name="T10">[</text:span><text:span text:style-name="T10"><text:line-break/></text:span><text:span text:style-name="T10"> <text:s text:c="11"/></text:span><text:span text:style-name="T11">'All Technical Ind'</text:span><text:span text:style-name="T8">,</text:span><text:span text:style-name="T8"><text:line-break/></text:span><text:span text:style-name="T8"> <text:s text:c="11"/></text:span><text:span text:style-name="T10">ledger_all[ledger_all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all[ledger_all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all[ledger_all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all[(ledger_all[</text:span><text:span text:style-name="T11">'buy/sell/hold'</text:span><text:span text:style-name="T10">] != </text:span><text:span text:style-name="T11">'hold'</text:span><text:span text:style-name="T10">) &amp; (ledger_all[</text:span><text:span text:style-name="T11">'good trade'</text:span><text:span text:style-name="T10">] == </text:span><text:span text:style-name="T8">Tru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all[(ledger_all[</text:span><text:span text:style-name="T11">'buy/sell/hold'</text:span><text:span text:style-name="T10">] != </text:span><text:span text:style-name="T11">'hold'</text:span><text:span text:style-name="T10">) &amp; (ledger_all[</text:span><text:span text:style-name="T11">'good trade'</text:span><text:span text:style-name="T10">] == </text:span><text:span text:style-name="T8">Fals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all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_all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8">, </text:span><text:span text:style-name="T10">[</text:span><text:span text:style-name="T10"><text:line-break/></text:span><text:span text:style-name="T10"> <text:s text:c="11"/></text:span><text:span text:style-name="T11">'Buy Only'</text:span><text:span text:style-name="T8">,</text:span><text:span text:style-name="T8"><text:line-break/></text:span><text:span text:style-name="T8"> <text:s text:c="11"/></text:span><text:span text:style-name="T10">ledger_buy_only[ledger_buy_only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buy_only[ledger_buy_only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buy_only[ledger_buy_only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buy_only[</text:span><text:span text:style-name="T10"><text:line-break/></text:span><text:span text:style-name="T10"> <text:s text:c="15"/>(ledger_buy_only[</text:span><text:span text:style-name="T11">'buy/sell/hold'</text:span><text:span text:style-name="T10">] != </text:span><text:span text:style-name="T11">'hold'</text:span><text:span text:style-name="T10">) &amp; (ledger_buy_only[</text:span><text:span text:style-name="T11">'good trade'</text:span><text:span text:style-name="T10">] == </text:span><text:span text:style-name="T8">True</text:span><text:span text:style-name="T10">)].count()[</text:span><text:span text:style-name="T10"><text:line-break/></text:span><text:span text:style-name="T10"> <text:s text:c="15"/>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buy_only[</text:span><text:span text:style-name="T10"><text:line-break/></text:span><text:span text:style-name="T10"> <text:s text:c="15"/>(ledger_buy_only[</text:span><text:span text:style-name="T11">'buy/sell/hold'</text:span><text:span text:style-name="T10">] != </text:span><text:span text:style-name="T11">'hold'</text:span><text:span text:style-name="T10">) &amp; (ledger_buy_only[</text:span><text:span text:style-name="T11">'good trade'</text:span><text:span text:style-name="T10">] == </text:span><text:span text:style-name="T8">Fals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buy_only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_buy_only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8">, </text:span><text:span text:style-name="T10">[</text:span><text:span text:style-name="T10"><text:line-break/></text:span><text:span text:style-name="T10"> <text:s text:c="11"/></text:span><text:span text:style-name="T11">'Random'</text:span><text:span text:style-name="T8">,</text:span><text:span text:style-name="T8"><text:line-break/></text:span><text:span text:style-name="T8"> <text:s text:c="11"/></text:span><text:span text:style-name="T10">ledger_random[ledger_random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random[ledger_random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random[ledger_random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random[(ledger_random[</text:span><text:span text:style-name="T11">'buy/sell/hold'</text:span><text:span text:style-name="T10">] != </text:span><text:span text:style-name="T11">'hold'</text:span><text:span text:style-name="T10">) &amp; (ledger_random[</text:span><text:span text:style-name="T11">'good trade'</text:span><text:span text:style-name="T10">] == </text:span><text:span text:style-name="T8">True</text:span><text:span text:style-name="T10">)].count()[</text:span><text:span text:style-name="T10"><text:line-break/></text:span><text:span text:style-name="T10"> <text:s text:c="15"/>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random[(ledger_random[</text:span><text:span text:style-name="T11">'buy/sell/hold'</text:span><text:span text:style-name="T10">] != </text:span><text:span text:style-name="T11">'hold'</text:span><text:span text:style-name="T10">) &amp; (ledger_random[</text:span><text:span text:style-name="T11">'good trade'</text:span><text:span text:style-name="T10">] == </text:span><text:span text:style-name="T8">False</text:span><text:span text:style-name="T10">)].count()[</text:span><text:span text:style-name="T10"><text:line-break/></text:span><text:span text:style-name="T10"> <text:s text:c="15"/>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_random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_random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10"><text:line-break/></text:span><text:span text:style-name="T10"> <text:s text:c="3"/>]</text:span><text:span text:style-name="T8">, </text:span><text:span text:style-name="T12">columns</text:span><text:span text:style-name="T10">=[</text:span><text:span text:style-name="T11">'description'</text:span><text:span text:style-name="T8">, </text:span><text:span text:style-name="T11">'No trading days'</text:span><text:span text:style-name="T8">, </text:span><text:span text:style-name="T11">'Buy trades'</text:span><text:span text:style-name="T8">, </text:span><text:span text:style-name="T11">'Short trades'</text:span><text:span text:style-name="T8">, </text:span><text:span text:style-name="T11">'profit days'</text:span><text:span text:style-name="T8">, </text:span><text:span text:style-name="T11">'loss days'</text:span><text:span text:style-name="T8">,</text:span><text:span text:style-name="T8"><text:line-break/></text:span><text:span text:style-name="T8"> <text:s text:c="15"/></text:span><text:span text:style-name="T11">'End Amount (USD)'</text:span><text:span text:style-name="T8">, </text:span><text:span text:style-name="T11">'Sharp Radio'</text:span><text:span text:style-name="T10">])</text:span><text:span text:style-name="T10"><text:line-break/></text:span><text:span text:style-name="T10"><text:line-break/></text:span><text:span text:style-name="T10"> <text:s text:c="3"/>description.to_csv(save_path_folder + </text:span><text:span text:style-name="T11">'/description.csv'</text:span><text:span text:style-name="T8">, </text:span><text:span text:style-name="T12">index</text:span><text:span text:style-name="T10">=</text:span><text:span text:style-name="T8">False</text:span><text:span text:style-name="T10">)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compare_predictions_to_results</text:span><text:span text:style-name="T10">(results</text:span><text:span text:style-name="T8">, </text:span><text:span text:style-name="T10">y_test</text:span><text:span text:style-name="T8">, </text:span><text:span text:style-name="T10">save_path_folder):</text:span><text:span text:style-name="T10"><text:line-break/></text:span><text:span text:style-name="T10"> <text:s text:c="3"/></text:span><text:span text:style-name="T7"># check if files exits and remove file if stock chart exists</text:span><text:span text:style-name="T7"><text:line-break/></text:span><text:span text:style-name="T7"> <text:s text:c="3"/></text:span><text:span text:style-name="T8">if </text:span><text:span text:style-name="T10">os.path.isfile(save_path_folder + </text:span><text:span text:style-name="T11">'/results_vs_predicted.png'</text:span><text:span text:style-name="T10">):</text:span><text:span text:style-name="T10"><text:line-break/></text:span><text:span text:style-name="T10"> <text:s text:c="7"/>os.remove(save_path_folder + </text:span><text:span text:style-name="T11">'/results_vs_predicted.png'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showing results on a graph</text:span><text:span text:style-name="T7"><text:line-break/></text:span><text:span text:style-name="T7"> <text:s text:c="3"/></text:span><text:span text:style-name="T10">plt.figure(</text:span><text:span text:style-name="T12">figsize</text:span><text:span text:style-name="T10">=(</text:span><text:span text:style-name="T13">12</text:span><text:span text:style-name="T8">, </text:span><text:span text:style-name="T13">7</text:span><text:span text:style-name="T10">))</text:span><text:span text:style-name="T10"><text:line-break/></text:span><text:span text:style-name="T10"> <text:s text:c="3"/>plt.plot(results</text:span><text:span text:style-name="T8">, </text:span><text:span text:style-name="T12">label</text:span><text:span text:style-name="T10">=</text:span><text:span text:style-name="T11">'Predicted results'</text:span><text:span text:style-name="T10">)</text:span><text:span text:style-name="T10"><text:line-break/></text:span><text:span text:style-name="T10"> <text:s text:c="3"/>plt.plot(y_test</text:span><text:span text:style-name="T8">, </text:span><text:span text:style-name="T12">label</text:span><text:span text:style-name="T10">=</text:span><text:span text:style-name="T11">'Real Results'</text:span><text:span text:style-name="T10">)</text:span><text:span text:style-name="T10"><text:line-break/></text:span><text:span text:style-name="T10"> <text:s text:c="3"/>plt.xlabel(</text:span><text:span text:style-name="T11">'Days'</text:span><text:span text:style-name="T10">)</text:span><text:span text:style-name="T10"><text:line-break/></text:span><text:span text:style-name="T10"> <text:s text:c="3"/>plt.ylabel(</text:span><text:span text:style-name="T11">'USD'</text:span><text:span text:style-name="T10">)</text:span><text:span text:style-name="T10"><text:line-break/></text:span><text:span text:style-name="T10"> <text:s text:c="3"/>plt.legend(</text:span><text:span text:style-name="T12">loc</text:span><text:span text:style-name="T10">=</text:span><text:span text:style-name="T11">'best'</text:span><text:span text:style-name="T10">)</text:span><text:span text:style-name="T10"><text:line-break/></text:span><text:span text:style-name="T10"> <text:s text:c="3"/>plt.savefig(save_path_folder + </text:span><text:span text:style-name="T11">'/results_vs_predicted.png'</text:span><text:span text:style-name="T10">)</text:span><text:span text:style-name="T10"><text:line-break/></text:span><text:span text:style-name="T10"> <text:s text:c="3"/>plt.close(</text:span><text:span text:style-name="T11">'all'</text:span><text:span text:style-name="T10">)</text:span><text:span text:style-name="T10"><text:line-break/></text:span><text:span text:style-name="T10"/></text:p></draw:text-box></draw:frame></text:p>
      <text:p text:style-name="P21">(part 3)</text:p>
      <text:p text:style-name="P10"/>
      <text:p text:style-name="P10"><draw:frame text:anchor-type="paragraph" draw:z-index="7" draw:name="Shape1_6" draw:style-name="gr1" draw:text-style-name="P25" svg:width="5.1567in" svg:height="2.3476in" svg:x="0.1299in" svg:y="0.0846in"><draw:text-box><text:p text:style-name="P24"><text:span text:style-name="T7"># used to inverse the results from of the first col</text:span><text:span text:style-name="T7"><text:line-break/></text:span><text:span text:style-name="T8">def </text:span><text:span text:style-name="T9">inverse_transform</text:span><text:span text:style-name="T10">(y</text:span><text:span text:style-name="T8">, </text:span><text:span text:style-name="T10">x_test</text:span><text:span text:style-name="T8">, </text:span><text:span text:style-name="T10">scaler):</text:span><text:span text:style-name="T10"><text:line-break/></text:span><text:span text:style-name="T10"> <text:s text:c="3"/>y_ = pd.DataFrame(np.array(y).reshape((</text:span><text:span text:style-name="T14">len</text:span><text:span text:style-name="T10">(y)</text:span><text:span text:style-name="T8">, </text:span><text:span text:style-name="T13">1</text:span><text:span text:style-name="T10">)))</text:span><text:span text:style-name="T10"><text:line-break/></text:span><text:span text:style-name="T10"> <text:s text:c="3"/>x_ = pd.DataFrame(np.zeros((</text:span><text:span text:style-name="T14">len</text:span><text:span text:style-name="T10">(x_test)</text:span><text:span text:style-name="T8">, </text:span><text:span text:style-name="T14">len</text:span><text:span text:style-name="T10">(x_test[</text:span><text:span text:style-name="T13">0</text:span><text:span text:style-name="T10">]))))</text:span><text:span text:style-name="T10"><text:line-break/></text:span><text:span text:style-name="T10"> <text:s text:c="3"/>x_[-</text:span><text:span text:style-name="T13">1</text:span><text:span text:style-name="T10">] = y_</text:span><text:span text:style-name="T10"><text:line-break/></text:span><text:span text:style-name="T10"> <text:s text:c="3"/>cols = </text:span><text:span text:style-name="T14">list</text:span><text:span text:style-name="T10">(x_.columns)</text:span><text:span text:style-name="T10"><text:line-break/></text:span><text:span text:style-name="T10"> <text:s text:c="3"/>cols = [cols[-</text:span><text:span text:style-name="T13">1</text:span><text:span text:style-name="T10">]] + cols[:-</text:span><text:span text:style-name="T13">1</text:span><text:span text:style-name="T10">]</text:span><text:span text:style-name="T10"><text:line-break/></text:span><text:span text:style-name="T10"> <text:s text:c="3"/>x_ = x_[cols]</text:span><text:span text:style-name="T10"><text:line-break/></text:span><text:span text:style-name="T10"> <text:s text:c="3"/></text:span><text:span text:style-name="T8">return </text:span><text:span text:style-name="T10">scaler.inverse_transform(x_)[:</text:span><text:span text:style-name="T8">, </text:span><text:span text:style-name="T13">0</text:span><text:span text:style-name="T10">]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get_mean_results</text:span><text:span text:style-name="T10">(predictions</text:span><text:span text:style-name="T8">, </text:span><text:span text:style-name="T10">x_test</text:span><text:span text:style-name="T8">, </text:span><text:span text:style-name="T10">scaler):</text:span><text:span text:style-name="T10"><text:line-break/></text:span><text:span text:style-name="T10"> <text:s text:c="3"/>results_ = []</text:span><text:span text:style-name="T10"><text:line-break/></text:span><text:span text:style-name="T10"> <text:s text:c="3"/></text:span><text:span text:style-name="T8">for </text:span><text:span text:style-name="T10">i </text:span><text:span text:style-name="T8">in </text:span><text:span text:style-name="T14">range</text:span><text:span text:style-name="T10">(</text:span><text:span text:style-name="T13">0</text:span><text:span text:style-name="T8">, </text:span><text:span text:style-name="T10">predictions.shape[</text:span><text:span text:style-name="T13">0</text:span><text:span text:style-name="T10">]):</text:span><text:span text:style-name="T10"><text:line-break/></text:span><text:span text:style-name="T10"> <text:s text:c="7"/>results_.append(predictions[i].mean()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inverse_transform(results_</text:span><text:span text:style-name="T8">, </text:span><text:span text:style-name="T10">x_test</text:span><text:span text:style-name="T8">, </text:span><text:span text:style-name="T10">scaler)</text:span></text:p></draw:text-box></draw:frame></text:p>
      <text:p text:style-name="P19">Indicator_handler.py</text:p>
      <text:p text:style-name="P7"/>
      <text:p text:style-name="P11">Used to handle all for the indicators <text:s/>(part 1)</text:p>
      <text:p text:style-name="P11"/>
      <text:p text:style-name="P11"><draw:frame text:anchor-type="paragraph" draw:z-index="8" draw:name="Shape1_7" draw:style-name="gr1" draw:text-style-name="P25" svg:width="5.1567in" svg:height="3.2787in" svg:x="0.0634in" svg:y="0.0118in"><draw:text-box><text:p text:style-name="P24"><text:span text:style-name="T8">import </text:span><text:span text:style-name="T10">matplotlib.pyplot </text:span><text:span text:style-name="T8">as </text:span><text:span text:style-name="T10">plt</text:span><text:span text:style-name="T10"><text:line-break/></text:span><text:span text:style-name="T8">import </text:span><text:span text:style-name="T10">copy</text:span><text:span text:style-name="T10"><text:line-break/></text:span><text:span text:style-name="T8">import </text:span><text:span text:style-name="T10">talib</text:span><text:span text:style-name="T10"><text:line-break/></text:span><text:span text:style-name="T8">import </text:span><text:span text:style-name="T10">numpy </text:span><text:span text:style-name="T8">as </text:span><text:span text:style-name="T10">np</text:span><text:span text:style-name="T10"><text:line-break/></text:span><text:span text:style-name="T8">import </text:span><text:span text:style-name="T10">pandas </text:span><text:span text:style-name="T8">as </text:span><text:span text:style-name="T10">pd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get_range_of_dates</text:span><text:span text:style-name="T10">(data):</text:span><text:span text:style-name="T10"><text:line-break/></text:span><text:span text:style-name="T10"> <text:s text:c="3"/>end_date = </text:span><text:span text:style-name="T11">'2019-12-31'</text:span><text:span text:style-name="T11"><text:line-break/></text:span><text:span text:style-name="T11"> <text:s text:c="3"/></text:span><text:span text:style-name="T10">data[</text:span><text:span text:style-name="T11">'Date'</text:span><text:span text:style-name="T10">] = pd.to_datetime(data[</text:span><text:span text:style-name="T11">'Date'</text:span><text:span text:style-name="T10">])</text:span><text:span text:style-name="T10"><text:line-break/></text:span><text:span text:style-name="T10"> <text:s text:c="3"/>to_ = data[data[</text:span><text:span text:style-name="T11">'Date'</text:span><text:span text:style-name="T10">] == end_date].index[</text:span><text:span text:style-name="T13">0</text:span><text:span text:style-name="T10">]</text:span><text:span text:style-name="T10"><text:line-break/></text:span><text:span text:style-name="T10"> <text:s text:c="3"/>from_ = (to_ - </text:span><text:span text:style-name="T13">2000</text:span><text:span text:style-name="T10">)</text:span><text:span text:style-name="T10"><text:line-break/></text:span><text:span text:style-name="T10"> <text:s text:c="3"/></text:span><text:span text:style-name="T8">return </text:span><text:span text:style-name="T10">data[from_:to_].reset_index(</text:span><text:span text:style-name="T12">drop</text:span><text:span text:style-name="T10">=</text:span><text:span text:style-name="T8">True</text:span><text:span text:style-name="T10">)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get_data_ind</text:span><text:span text:style-name="T10">(csv_file_name):</text:span><text:span text:style-name="T10"><text:line-break/></text:span><text:span text:style-name="T10"> <text:s text:c="3"/></text:span><text:span text:style-name="T7"># opening csv on stock</text:span><text:span text:style-name="T7"><text:line-break/></text:span><text:span text:style-name="T7"> <text:s text:c="3"/></text:span><text:span text:style-name="T10">df = pd.read_csv(</text:span><text:span text:style-name="T11">"dataset/" </text:span><text:span text:style-name="T10">+ csv_file_name</text:span><text:span text:style-name="T8">, </text:span><text:span text:style-name="T12">parse_dates</text:span><text:span text:style-name="T10">=</text:span><text:span text:style-name="T8">True</text:span><text:span text:style-name="T10">)</text:span><text:span text:style-name="T10"><text:line-break/></text:span><text:span text:style-name="T10"><text:line-break/></text:span><text:span text:style-name="T10"> <text:s text:c="3"/></text:span><text:span text:style-name="T7"># filling in missing values with previous files</text:span><text:span text:style-name="T7"><text:line-break/></text:span><text:span text:style-name="T7"> <text:s text:c="3"/></text:span><text:span text:style-name="T10">df = df.fillna(</text:span><text:span text:style-name="T12">method</text:span><text:span text:style-name="T10">=</text:span><text:span text:style-name="T11">'pad'</text:span><text:span text:style-name="T10">)</text:span><text:span text:style-name="T10"><text:line-break/></text:span><text:span text:style-name="T10"><text:line-break/></text:span><text:span text:style-name="T10"> <text:s text:c="3"/>df = get_all_ind(df)</text:span><text:span text:style-name="T10"><text:line-break/></text:span><text:span text:style-name="T10"> <text:s text:c="3"/></text:span><text:span text:style-name="T7"># add if length not long with range .. not long at all .. trow error</text:span><text:span text:style-name="T7"><text:line-break/></text:span><text:span text:style-name="T7"> <text:s text:c="3"/># df = get_range_of_dates(df)</text:span><text:span text:style-name="T7"><text:line-break/></text:span><text:span text:style-name="T7"> <text:s text:c="3"/></text:span><text:span text:style-name="T10">df = df[-</text:span><text:span text:style-name="T13">2000</text:span><text:span text:style-name="T10">:]</text:span><text:span text:style-name="T10"><text:line-break/></text:span><text:span text:style-name="T10"> <text:s text:c="3"/>df = df.drop([</text:span><text:span text:style-name="T11">'Date'</text:span><text:span text:style-name="T10">]</text:span><text:span text:style-name="T8">, </text:span><text:span text:style-name="T12">axis</text:span><text:span text:style-name="T10">=</text:span><text:span text:style-name="T13">1</text:span><text:span text:style-name="T10">)</text:span><text:span text:style-name="T10"><text:line-break/></text:span><text:span text:style-name="T10"><text:line-break/></text:span><text:span text:style-name="T10"> <text:s text:c="3"/>tek_ind_1 = get_tek_ind_set_1(df)</text:span><text:span text:style-name="T10"><text:line-break/></text:span><text:span text:style-name="T10"> <text:s text:c="3"/>tek_ind_2 = get_tek_ind_set_2(df)</text:span><text:span text:style-name="T10"><text:line-break/></text:span><text:span text:style-name="T10"> <text:s text:c="3"/>tek_ind_all = copy.deepcopy(df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0">tek_ind_1</text:span><text:span text:style-name="T8">, </text:span><text:span text:style-name="T10">tek_ind_2</text:span><text:span text:style-name="T8">, </text:span><text:span text:style-name="T10">tek_ind_all</text:span></text:p></draw:text-box></draw:frame></text:p>
      <text:p text:style-name="P11"/>
      <text:p text:style-name="P22"><draw:frame text:anchor-type="paragraph" draw:z-index="9" draw:name="Shape1_8" draw:style-name="gr1" draw:text-style-name="P27" svg:width="5.1567in" svg:height="11.0394in" svg:x="0.2417in" svg:y="0.4307in"><draw:text-box><text:p text:style-name="P26"><text:span text:style-name="T18">def </text:span><text:span text:style-name="T19">get_all_ind</text:span><text:span text:style-name="T20">(data):</text:span><text:span text:style-name="T20"><text:line-break/></text:span><text:span text:style-name="T20"> <text:s text:c="3"/>all_ind = copy.deepcopy(data)</text:span><text:span text:style-name="T20"><text:line-break/></text:span><text:span text:style-name="T20"> <text:s text:c="3"/>all_ind[</text:span><text:span text:style-name="T21">'daily_return'</text:span><text:span text:style-name="T20">] = all_ind.Close.pct_change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cum_daily_return'</text:span><text:span text:style-name="T20">] = (</text:span><text:span text:style-name="T22">1 </text:span><text:span text:style-name="T20">+ all_ind[</text:span><text:span text:style-name="T21">'daily_return'</text:span><text:span text:style-name="T20">]).cumprod()</text:span><text:span text:style-name="T20"><text:line-break/></text:span><text:span text:style-name="T20"><text:line-break/></text:span><text:span text:style-name="T20"> <text:s text:c="3"/>all_ind[</text:span><text:span text:style-name="T21">'H-L'</text:span><text:span text:style-name="T20">] = all_ind.High - all_ind.Low</text:span><text:span text:style-name="T20"><text:line-break/></text:span><text:span text:style-name="T20"><text:line-break/></text:span><text:span text:style-name="T20"> <text:s text:c="3"/>all_ind[</text:span><text:span text:style-name="T21">'C-O'</text:span><text:span text:style-name="T20">] = all_ind.Close - all_ind.Open</text:span><text:span text:style-name="T20"><text:line-break/></text:span><text:span text:style-name="T20"><text:line-break/></text:span><text:span text:style-name="T20"> <text:s text:c="3"/>all_ind[</text:span><text:span text:style-name="T21">'10day MA'</text:span><text:span text:style-name="T20">] = all_ind.Close.shift(</text:span><text:span text:style-name="T22">1</text:span><text:span text:style-name="T20">).rolling(</text:span><text:span text:style-name="T23">window</text:span><text:span text:style-name="T20">=</text:span><text:span text:style-name="T22">10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50day MA'</text:span><text:span text:style-name="T20">] = all_ind.Close.shift(</text:span><text:span text:style-name="T22">1</text:span><text:span text:style-name="T20">).rolling(</text:span><text:span text:style-name="T23">window</text:span><text:span text:style-name="T20">=</text:span><text:span text:style-name="T22">50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200day MA'</text:span><text:span text:style-name="T20">] = all_ind.Close.shift(</text:span><text:span text:style-name="T22">1</text:span><text:span text:style-name="T20">).rolling(</text:span><text:span text:style-name="T23">window</text:span><text:span text:style-name="T20">=</text:span><text:span text:style-name="T22">200</text:span><text:span text:style-name="T20">).mean().fillna(</text:span><text:span text:style-name="T22">0</text:span><text:span text:style-name="T20">)</text:span><text:span text:style-name="T20"><text:line-break/></text:span><text:span text:style-name="T20"><text:line-break/></text:span><text:span text:style-name="T20"> <text:s text:c="3"/>all_ind[</text:span><text:span text:style-name="T21">'rsi'</text:span><text:span text:style-name="T20">] = talib.RSI(all_ind.Close.values</text:span><text:span text:style-name="T18">, </text:span><text:span text:style-name="T23">timeperiod</text:span><text:span text:style-name="T20">=</text:span><text:span text:style-name="T22">14</text:span><text:span text:style-name="T20">)</text:span><text:span text:style-name="T20"><text:line-break/></text:span><text:span text:style-name="T20"><text:line-break/></text:span><text:span text:style-name="T20"> <text:s text:c="3"/>all_ind[</text:span><text:span text:style-name="T21">'Williams %R'</text:span><text:span text:style-name="T20">] = talib.WILLR(</text:span><text:span text:style-name="T20"><text:line-break/></text:span><text:span text:style-name="T20"> <text:s text:c="7"/>all_ind.High.values</text:span><text:span text:style-name="T18">,</text:span><text:span text:style-name="T18"><text:line-break/></text:span><text:span text:style-name="T18"> <text:s text:c="7"/></text:span><text:span text:style-name="T20">all_ind.Low.values</text:span><text:span text:style-name="T18">,</text:span><text:span text:style-name="T18"><text:line-break/></text:span><text:span text:style-name="T18"> <text:s text:c="7"/></text:span><text:span text:style-name="T20">all_ind.Close.values</text:span><text:span text:style-name="T18">,</text:span><text:span text:style-name="T18"><text:line-break/></text:span><text:span text:style-name="T18"> <text:s text:c="7"/></text:span><text:span text:style-name="T22">14</text:span><text:span text:style-name="T22"><text:line-break/></text:span><text:span text:style-name="T22"> <text:s text:c="3"/>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reating 7 and 21 day moving avarages</text:span><text:span text:style-name="T24"><text:line-break/></text:span><text:span text:style-name="T24"> <text:s text:c="3"/></text:span><text:span text:style-name="T20">all_ind[</text:span><text:span text:style-name="T21">'ma7'</text:span><text:span text:style-name="T20">] = all_ind.Close.rolling(</text:span><text:span text:style-name="T23">window</text:span><text:span text:style-name="T20">=</text:span><text:span text:style-name="T22">7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ma21'</text:span><text:span text:style-name="T20">] = all_ind.Close.rolling(</text:span><text:span text:style-name="T23">window</text:span><text:span text:style-name="T20">=</text:span><text:span text:style-name="T22">21</text:span><text:span text:style-name="T20">).mean().fillna(</text:span><text:span text:style-name="T22">0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reating MACD &lt; do research</text:span><text:span text:style-name="T24"><text:line-break/></text:span><text:span text:style-name="T24"> <text:s text:c="3"/></text:span><text:span text:style-name="T20">all_ind[</text:span><text:span text:style-name="T21">'ema_26'</text:span><text:span text:style-name="T20">] = all_ind.Close.ewm(</text:span><text:span text:style-name="T23">span</text:span><text:span text:style-name="T20">=</text:span><text:span text:style-name="T22">26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ema_12'</text:span><text:span text:style-name="T20">] = all_ind.Close.ewm(</text:span><text:span text:style-name="T23">span</text:span><text:span text:style-name="T20">=</text:span><text:span text:style-name="T22">12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macd'</text:span><text:span text:style-name="T20">] = (all_ind[</text:span><text:span text:style-name="T21">'ema_12'</text:span><text:span text:style-name="T20">] - all_ind[</text:span><text:span text:style-name="T21">'ema_26'</text:span><text:span text:style-name="T20">])</text:span><text:span text:style-name="T20"><text:line-break/></text:span><text:span text:style-name="T20"><text:line-break/></text:span><text:span text:style-name="T20"> <text:s text:c="3"/></text:span><text:span text:style-name="T24"># Creating Bollinger bands</text:span><text:span text:style-name="T24"><text:line-break/></text:span><text:span text:style-name="T24"> <text:s text:c="3"/># Set number of days and standard deviations to use for rolling lookback period for bollinger band calulation</text:span><text:span text:style-name="T24"><text:line-break/></text:span><text:span text:style-name="T24"> <text:s text:c="3"/></text:span><text:span text:style-name="T20">window = </text:span><text:span text:style-name="T22">21</text:span><text:span text:style-name="T22"><text:line-break/></text:span><text:span text:style-name="T22"> <text:s text:c="3"/></text:span><text:span text:style-name="T20">no_of_std = </text:span><text:span text:style-name="T22">2</text:span><text:span text:style-name="T22"><text:line-break/></text:span><text:span text:style-name="T22"> <text:s text:c="3"/></text:span><text:span text:style-name="T24"># Calculation rolling mean and standard deviation using number of days set above</text:span><text:span text:style-name="T24"><text:line-break/></text:span><text:span text:style-name="T24"> <text:s text:c="3"/></text:span><text:span text:style-name="T20">rolling_mean = all_ind.Close.rolling(window).mean()</text:span><text:span text:style-name="T20"><text:line-break/></text:span><text:span text:style-name="T20"> <text:s text:c="3"/>rolling_std = all_ind.Close.rolling(window).std()</text:span><text:span text:style-name="T20"><text:line-break/></text:span><text:span text:style-name="T20"> <text:s text:c="3"/></text:span><text:span text:style-name="T24"># Creating two new Dataframe columns to hold valuse of upper and lower bolling bands</text:span><text:span text:style-name="T24"><text:line-break/></text:span><text:span text:style-name="T24"> <text:s text:c="3"/># B['Rolling Mean'] = rolling_mean.fillna(0)</text:span><text:span text:style-name="T24"><text:line-break/></text:span><text:span text:style-name="T24"> <text:s text:c="3"/></text:span><text:span text:style-name="T20">all_ind[</text:span><text:span text:style-name="T21">'bb_high'</text:span><text:span text:style-name="T20">] = (rolling_mean + (rolling_std * no_of_std)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bb_low'</text:span><text:span text:style-name="T20">] = (rolling_mean - (rolling_std * no_of_std)).fillna(</text:span><text:span text:style-name="T22">0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reate Expontial Moving Avarage</text:span><text:span text:style-name="T24"><text:line-break/></text:span><text:span text:style-name="T24"> <text:s text:c="3"/></text:span><text:span text:style-name="T20">all_ind[</text:span><text:span text:style-name="T21">'ema'</text:span><text:span text:style-name="T20">] = all_ind.Close.ewm(</text:span><text:span text:style-name="T23">com</text:span><text:span text:style-name="T20">=</text:span><text:span text:style-name="T22">0.5</text:span><text:span text:style-name="T20">).mean()</text:span><text:span text:style-name="T20"><text:line-break/></text:span><text:span text:style-name="T20"><text:line-break/></text:span><text:span text:style-name="T20"> <text:s text:c="3"/></text:span><text:span text:style-name="T24"># create momentum</text:span><text:span text:style-name="T24"><text:line-break/></text:span><text:span text:style-name="T24"> <text:s text:c="3"/></text:span><text:span text:style-name="T20">all_ind[</text:span><text:span text:style-name="T21">'momentum'</text:span><text:span text:style-name="T20">] = all_ind.Close - </text:span><text:span text:style-name="T22">1</text:span><text:span text:style-name="T22"><text:line-break/></text:span><text:span text:style-name="T22"> <text:s text:c="3"/></text:span><text:span text:style-name="T20"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alculation of Stochastic Oscillator (%K and %D)</text:span><text:span text:style-name="T24"><text:line-break/></text:span><text:span text:style-name="T24"><text:line-break/></text:span><text:span text:style-name="T24"> <text:s text:c="3"/></text:span><text:span text:style-name="T18">def </text:span><text:span text:style-name="T19">stok</text:span><text:span text:style-name="T20">(n):</text:span><text:span text:style-name="T20"><text:line-break/></text:span><text:span text:style-name="T20"> <text:s text:c="7"/>all_ind[</text:span><text:span text:style-name="T21">'stok'</text:span><text:span text:style-name="T20">] = ((all_ind[</text:span><text:span text:style-name="T21">'Close'</text:span><text:span text:style-name="T20">] - all_ind[</text:span><text:span text:style-name="T21">'Low'</text:span><text:span text:style-name="T20">].rolling(</text:span><text:span text:style-name="T23">window</text:span><text:span text:style-name="T20">=n</text:span><text:span text:style-name="T18">, </text:span><text:span text:style-name="T23">center</text:span><text:span text:style-name="T20">=</text:span><text:span text:style-name="T18">False</text:span><text:span text:style-name="T20">).mean()) /</text:span><text:span text:style-name="T20"><text:line-break/></text:span><text:span text:style-name="T20"> <text:s text:c="28"/>(all_ind[</text:span><text:span text:style-name="T21">'High'</text:span><text:span text:style-name="T20">].rolling(</text:span><text:span text:style-name="T23">window</text:span><text:span text:style-name="T20">=n</text:span><text:span text:style-name="T18">, </text:span><text:span text:style-name="T23">center</text:span><text:span text:style-name="T20">=</text:span><text:span text:style-name="T18">False</text:span><text:span text:style-name="T20">).max() -</text:span><text:span text:style-name="T20"><text:line-break/></text:span><text:span text:style-name="T20"> <text:s text:c="29"/>all_ind[</text:span><text:span text:style-name="T21">'Low'</text:span><text:span text:style-name="T20">].rolling(</text:span><text:span text:style-name="T23">window</text:span><text:span text:style-name="T20">=n</text:span><text:span text:style-name="T18">, </text:span><text:span text:style-name="T23">center</text:span><text:span text:style-name="T20">=</text:span><text:span text:style-name="T18">False</text:span><text:span text:style-name="T20">).min())) * </text:span><text:span text:style-name="T22">100</text:span><text:span text:style-name="T22"><text:line-break/></text:span><text:span text:style-name="T22"> <text:s text:c="7"/></text:span><text:span text:style-name="T20">all_ind[</text:span><text:span text:style-name="T21">'stod'</text:span><text:span text:style-name="T20">] = all_ind[</text:span><text:span text:style-name="T21">'stok'</text:span><text:span text:style-name="T20">].rolling(</text:span><text:span text:style-name="T23">window</text:span><text:span text:style-name="T20">=</text:span><text:span text:style-name="T22">3</text:span><text:span text:style-name="T18">, </text:span><text:span text:style-name="T23">center</text:span><text:span text:style-name="T20">=</text:span><text:span text:style-name="T18">False</text:span><text:span text:style-name="T20">).mean()</text:span><text:span text:style-name="T20"><text:line-break/></text:span><text:span text:style-name="T20"><text:line-break/></text:span><text:span text:style-name="T20"><text:line-break/></text:span><text:span text:style-name="T20"> <text:s text:c="3"/>stok(</text:span><text:span text:style-name="T22">4</text:span><text:span text:style-name="T20">)</text:span><text:span text:style-name="T20"><text:line-break/></text:span><text:span text:style-name="T20"><text:line-break/></text:span><text:span text:style-name="T20"> <text:s text:c="3"/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alulate of Price Rate of Change</text:span><text:span text:style-name="T24"><text:line-break/></text:span><text:span text:style-name="T24"> <text:s text:c="3"/># ROC = [(Close - Close n perods ago) / (Close n perods ago)] * 100</text:span><text:span text:style-name="T24"><text:line-break/></text:span><text:span text:style-name="T24"><text:line-break/></text:span><text:span text:style-name="T24"> <text:s text:c="3"/></text:span><text:span text:style-name="T20">all_ind[</text:span><text:span text:style-name="T21">'ROC'</text:span><text:span text:style-name="T20">] = ((all_ind[</text:span><text:span text:style-name="T21">'Close'</text:span><text:span text:style-name="T20">] - all_ind[</text:span><text:span text:style-name="T21">'Close'</text:span><text:span text:style-name="T20">].shift(</text:span><text:span text:style-name="T22">12</text:span><text:span text:style-name="T20">)) /</text:span><text:span text:style-name="T20"><text:line-break/></text:span><text:span text:style-name="T20"> <text:s text:c="23"/>(all_ind[</text:span><text:span text:style-name="T21">'Close'</text:span><text:span text:style-name="T20">].shift(</text:span><text:span text:style-name="T22">12</text:span><text:span text:style-name="T20">))) * </text:span><text:span text:style-name="T22">100</text:span><text:span text:style-name="T22"><text:line-break/></text:span><text:span text:style-name="T22"> <text:s text:c="3"/></text:span><text:span text:style-name="T20"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alculate of Momentum</text:span><text:span text:style-name="T24"><text:line-break/></text:span><text:span text:style-name="T24"> <text:s text:c="3"/></text:span><text:span text:style-name="T20">all_ind[</text:span><text:span text:style-name="T21">'Momentum'</text:span><text:span text:style-name="T20">] = all_ind[</text:span><text:span text:style-name="T21">'Close'</text:span><text:span text:style-name="T20">] - all_ind[</text:span><text:span text:style-name="T21">'Close'</text:span><text:span text:style-name="T20">].shift(</text:span><text:span text:style-name="T22">4</text:span><text:span text:style-name="T20">)</text:span><text:span text:style-name="T20"><text:line-break/></text:span><text:span text:style-name="T20"> <text:s text:c="3"/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alculate of Commodity Channel Index</text:span><text:span text:style-name="T24"><text:line-break/></text:span><text:span text:style-name="T24"> <text:s text:c="3"/></text:span><text:span text:style-name="T20">tp = (all_ind[</text:span><text:span text:style-name="T21">'High'</text:span><text:span text:style-name="T20">] + all_ind[</text:span><text:span text:style-name="T21">'Low'</text:span><text:span text:style-name="T20">] + all_ind[</text:span><text:span text:style-name="T21">'Close'</text:span><text:span text:style-name="T20">]) / </text:span><text:span text:style-name="T22">3</text:span><text:span text:style-name="T22"><text:line-break/></text:span><text:span text:style-name="T22"> <text:s text:c="3"/></text:span><text:span text:style-name="T20">ma = all_ind.Close.rolling(</text:span><text:span text:style-name="T23">window</text:span><text:span text:style-name="T20">=</text:span><text:span text:style-name="T22">20</text:span><text:span text:style-name="T20">).mean().fillna(</text:span><text:span text:style-name="T22">0</text:span><text:span text:style-name="T20">)</text:span><text:span text:style-name="T20"><text:line-break/></text:span><text:span text:style-name="T20"> <text:s text:c="3"/>md = all_ind.Close.rolling(</text:span><text:span text:style-name="T23">window</text:span><text:span text:style-name="T20">=</text:span><text:span text:style-name="T22">20</text:span><text:span text:style-name="T20">).std().fillna(</text:span><text:span text:style-name="T22">0</text:span><text:span text:style-name="T20">)</text:span><text:span text:style-name="T20"><text:line-break/></text:span><text:span text:style-name="T20"> <text:s text:c="3"/>all_ind[</text:span><text:span text:style-name="T21">'CCI'</text:span><text:span text:style-name="T20">] = (tp - ma) / (</text:span><text:span text:style-name="T22">0.015 </text:span><text:span text:style-name="T20">* md)</text:span><text:span text:style-name="T20"><text:line-break/></text:span><text:span text:style-name="T20"> <text:s text:c="3"/>all_ind[</text:span><text:span text:style-name="T21">'CCI'</text:span><text:span text:style-name="T20">] = all_ind[</text:span><text:span text:style-name="T21">'CCI'</text:span><text:span text:style-name="T20">].replace(np.inf</text:span><text:span text:style-name="T18">, </text:span><text:span text:style-name="T20">np.nan).fillna(</text:span><text:span text:style-name="T22">0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Calculate of Triple Exponential Moving Average</text:span><text:span text:style-name="T24"><text:line-break/></text:span><text:span text:style-name="T24"> <text:s text:c="3"/># Triple Exponential NA Formula:</text:span><text:span text:style-name="T24"><text:line-break/></text:span><text:span text:style-name="T24"> <text:s text:c="3"/># T-EMA = (3EMA - 3EMA(EMA)) + EMA(EMA(EMA))</text:span><text:span text:style-name="T24"><text:line-break/></text:span><text:span text:style-name="T24"> <text:s text:c="3"/># Where:</text:span><text:span text:style-name="T24"><text:line-break/></text:span><text:span text:style-name="T24"> <text:s text:c="3"/># EMA = EMA(1) + alfa * (Close - EMA(1))</text:span><text:span text:style-name="T24"><text:line-break/></text:span><text:span text:style-name="T24"> <text:s text:c="3"/># alfa = 2 / ( N + 1 )</text:span><text:span text:style-name="T24"><text:line-break/></text:span><text:span text:style-name="T24"> <text:s text:c="3"/># N = The smoothing period</text:span><text:span text:style-name="T24"><text:line-break/></text:span><text:span text:style-name="T24"><text:line-break/></text:span><text:span text:style-name="T24"> <text:s text:c="3"/></text:span><text:span text:style-name="T20">all_ind[</text:span><text:span text:style-name="T21">'ema'</text:span><text:span text:style-name="T20">] = all_ind[</text:span><text:span text:style-name="T21">'Close'</text:span><text:span text:style-name="T20">].ewm(</text:span><text:span text:style-name="T23">span</text:span><text:span text:style-name="T20">=</text:span><text:span text:style-name="T22">3</text:span><text:span text:style-name="T18">, </text:span><text:span text:style-name="T23">min_periods</text:span><text:span text:style-name="T20">=</text:span><text:span text:style-name="T22">0</text:span><text:span text:style-name="T18">, </text:span><text:span text:style-name="T23">adjust</text:span><text:span text:style-name="T20">=</text:span><text:span text:style-name="T18">True, </text:span><text:span text:style-name="T23">ignore_na</text:span><text:span text:style-name="T20">=</text:span><text:span text:style-name="T18">False</text:span><text:span text:style-name="T20">).mean()</text:span><text:span text:style-name="T20"><text:line-break/></text:span><text:span text:style-name="T20"> <text:s text:c="3"/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all_ind[</text:span><text:span text:style-name="T21">'tema'</text:span><text:span text:style-name="T20">] = (</text:span><text:span text:style-name="T22">3 </text:span><text:span text:style-name="T20">* all_ind[</text:span><text:span text:style-name="T21">'ema'</text:span><text:span text:style-name="T20">] - </text:span><text:span text:style-name="T22">3 </text:span><text:span text:style-name="T20">* all_ind[</text:span><text:span text:style-name="T21">'ema'</text:span><text:span text:style-name="T20">] * all_ind[</text:span><text:span text:style-name="T21">'ema'</text:span><text:span text:style-name="T20">]) + (all_ind[</text:span><text:span text:style-name="T21">'ema'</text:span><text:span text:style-name="T20">] *</text:span><text:span text:style-name="T20"><text:line-break/></text:span><text:span text:style-name="T20"> <text:s text:c="91"/>all_ind[</text:span><text:span text:style-name="T21">'ema'</text:span><text:span text:style-name="T20">] *</text:span><text:span text:style-name="T20"><text:line-break/></text:span><text:span text:style-name="T20"> <text:s text:c="91"/>all_ind[</text:span><text:span text:style-name="T21">'ema'</text:span><text:span text:style-name="T20">])</text:span><text:span text:style-name="T20"><text:line-break/></text:span><text:span text:style-name="T20"><text:line-break/></text:span><text:span text:style-name="T20"> <text:s text:c="3"/></text:span><text:span text:style-name="T24"># Turning Line</text:span><text:span text:style-name="T24"><text:line-break/></text:span><text:span text:style-name="T24"> <text:s text:c="3"/></text:span><text:span text:style-name="T20">high = all_ind[</text:span><text:span text:style-name="T21">'High'</text:span><text:span text:style-name="T20">].rolling(</text:span><text:span text:style-name="T23">window</text:span><text:span text:style-name="T20">=</text:span><text:span text:style-name="T22">9</text:span><text:span text:style-name="T18">, </text:span><text:span text:style-name="T23">center</text:span><text:span text:style-name="T20">=</text:span><text:span text:style-name="T18">False</text:span><text:span text:style-name="T20">).max()</text:span><text:span text:style-name="T20"><text:line-break/></text:span><text:span text:style-name="T20"> <text:s text:c="3"/>low = all_ind[</text:span><text:span text:style-name="T21">'Low'</text:span><text:span text:style-name="T20">].rolling(</text:span><text:span text:style-name="T23">window</text:span><text:span text:style-name="T20">=</text:span><text:span text:style-name="T22">9</text:span><text:span text:style-name="T18">, </text:span><text:span text:style-name="T23">center</text:span><text:span text:style-name="T20">=</text:span><text:span text:style-name="T18">False</text:span><text:span text:style-name="T20">).min()</text:span><text:span text:style-name="T20"><text:line-break/></text:span><text:span text:style-name="T20"> <text:s text:c="3"/>all_ind[</text:span><text:span text:style-name="T21">'turning_line'</text:span><text:span text:style-name="T20">] = (high + low) / </text:span><text:span text:style-name="T22">2</text:span><text:span text:style-name="T22"><text:line-break/></text:span><text:span text:style-name="T22"> <text:s text:c="3"/></text:span><text:span text:style-name="T20"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Standerd Line</text:span><text:span text:style-name="T24"><text:line-break/></text:span><text:span text:style-name="T24"> <text:s text:c="3"/></text:span><text:span text:style-name="T20">p26_high = all_ind[</text:span><text:span text:style-name="T21">'High'</text:span><text:span text:style-name="T20">].rolling(</text:span><text:span text:style-name="T23">window</text:span><text:span text:style-name="T20">=</text:span><text:span text:style-name="T22">26</text:span><text:span text:style-name="T18">, </text:span><text:span text:style-name="T23">center</text:span><text:span text:style-name="T20">=</text:span><text:span text:style-name="T18">False</text:span><text:span text:style-name="T20">).max()</text:span><text:span text:style-name="T20"><text:line-break/></text:span><text:span text:style-name="T20"> <text:s text:c="3"/>p26_low = all_ind[</text:span><text:span text:style-name="T21">'Low'</text:span><text:span text:style-name="T20">].rolling(</text:span><text:span text:style-name="T23">window</text:span><text:span text:style-name="T20">=</text:span><text:span text:style-name="T22">26</text:span><text:span text:style-name="T18">, </text:span><text:span text:style-name="T23">center</text:span><text:span text:style-name="T20">=</text:span><text:span text:style-name="T18">False</text:span><text:span text:style-name="T20">).min()</text:span><text:span text:style-name="T20"><text:line-break/></text:span><text:span text:style-name="T20"> <text:s text:c="3"/>all_ind[</text:span><text:span text:style-name="T21">'standard_line'</text:span><text:span text:style-name="T20">] = (p26_high + p26_low) / </text:span><text:span text:style-name="T22">2</text:span><text:span text:style-name="T22"><text:line-break/></text:span><text:span text:style-name="T22"><text:line-break/></text:span><text:span text:style-name="T22"> <text:s text:c="3"/></text:span><text:span text:style-name="T24"># Leading Span 1</text:span><text:span text:style-name="T24"><text:line-break/></text:span><text:span text:style-name="T24"> <text:s text:c="3"/></text:span><text:span text:style-name="T20">all_ind[</text:span><text:span text:style-name="T21">'ichimoku_span1'</text:span><text:span text:style-name="T20">] = ((all_ind[</text:span><text:span text:style-name="T21">'turning_line'</text:span><text:span text:style-name="T20">] + all_ind[</text:span><text:span text:style-name="T21">'standard_line'</text:span><text:span text:style-name="T20">]) / </text:span><text:span text:style-name="T22">2</text:span><text:span text:style-name="T20">).shift(</text:span><text:span text:style-name="T22">26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tek_ind_2.fillna(0, inplace=True) is this needed ??</text:span><text:span text:style-name="T24"><text:line-break/></text:span><text:span text:style-name="T24"><text:line-break/></text:span><text:span text:style-name="T24"> <text:s text:c="3"/># Leading Span 2</text:span><text:span text:style-name="T24"><text:line-break/></text:span><text:span text:style-name="T24"> <text:s text:c="3"/></text:span><text:span text:style-name="T20">p53_high = all_ind[</text:span><text:span text:style-name="T21">'High'</text:span><text:span text:style-name="T20">].rolling(</text:span><text:span text:style-name="T23">window</text:span><text:span text:style-name="T20">=</text:span><text:span text:style-name="T22">52</text:span><text:span text:style-name="T20">).max()</text:span><text:span text:style-name="T20"><text:line-break/></text:span><text:span text:style-name="T20"> <text:s text:c="3"/>p53_low = all_ind[</text:span><text:span text:style-name="T21">'Low'</text:span><text:span text:style-name="T20">].rolling(</text:span><text:span text:style-name="T23">window</text:span><text:span text:style-name="T20">=</text:span><text:span text:style-name="T22">52</text:span><text:span text:style-name="T20">).min()</text:span><text:span text:style-name="T20"><text:line-break/></text:span><text:span text:style-name="T20"> <text:s text:c="3"/>all_ind[</text:span><text:span text:style-name="T21">'ichimoku_span2'</text:span><text:span text:style-name="T20">] = ((p53_high + p53_low) / </text:span><text:span text:style-name="T22">2</text:span><text:span text:style-name="T20">).shift(</text:span><text:span text:style-name="T22">26</text:span><text:span text:style-name="T20">)</text:span><text:span text:style-name="T20"><text:line-break/></text:span><text:span text:style-name="T20"><text:line-break/></text:span><text:span text:style-name="T20"> <text:s text:c="3"/></text:span><text:span text:style-name="T24"># tek_ind_2.fillna(0, inplace=True) is this needed ??</text:span><text:span text:style-name="T24"><text:line-break/></text:span><text:span text:style-name="T24"><text:line-break/></text:span><text:span text:style-name="T24"> <text:s text:c="3"/># The most current closing price plotted 22 time periods behind (option days behind)</text:span><text:span text:style-name="T24"><text:line-break/></text:span><text:span text:style-name="T24"> <text:s text:c="3"/></text:span><text:span text:style-name="T20">all_ind[</text:span><text:span text:style-name="T21">'chikou_span'</text:span><text:span text:style-name="T20">] = all_ind[</text:span><text:span text:style-name="T21">'Close'</text:span><text:span text:style-name="T20">].shift(-</text:span><text:span text:style-name="T22">22</text:span><text:span text:style-name="T20">) <text:s/></text:span><text:span text:style-name="T24"># 22 suggested by investopedia</text:span><text:span text:style-name="T24"><text:line-break/></text:span><text:span text:style-name="T24"><text:line-break/></text:span><text:span text:style-name="T24"> <text:s text:c="3"/># arranged that data so that the close price of that data is ready to be used appropriately</text:span><text:span text:style-name="T24"><text:line-break/></text:span><text:span text:style-name="T24"> <text:s text:c="3"/></text:span><text:span text:style-name="T20">all_ind[</text:span><text:span text:style-name="T21">'Close that day'</text:span><text:span text:style-name="T20">] = all_ind[</text:span><text:span text:style-name="T21">'Close'</text:span><text:span text:style-name="T20">].shift(-</text:span><text:span text:style-name="T22">1</text:span><text:span text:style-name="T20">)</text:span><text:span text:style-name="T20"><text:line-break/></text:span><text:span text:style-name="T20"> <text:s text:c="3"/>all_ind[</text:span><text:span text:style-name="T21">'Open that day'</text:span><text:span text:style-name="T20">] = all_ind[</text:span><text:span text:style-name="T21">'Open'</text:span><text:span text:style-name="T20">].shift(-</text:span><text:span text:style-name="T22">1</text:span><text:span text:style-name="T20">)</text:span><text:span text:style-name="T20"><text:line-break/></text:span><text:span text:style-name="T20"><text:line-break/></text:span><text:span text:style-name="T20"> <text:s text:c="3"/>all_ind.fillna(</text:span><text:span text:style-name="T22">0</text:span><text:span text:style-name="T18">, </text:span><text:span text:style-name="T23">inplace</text:span><text:span text:style-name="T20">=</text:span><text:span text:style-name="T18">True</text:span><text:span text:style-name="T20">)</text:span><text:span text:style-name="T20"><text:line-break/></text:span><text:span text:style-name="T20"><text:line-break/></text:span><text:span text:style-name="T20"> <text:s text:c="3"/></text:span><text:span text:style-name="T18">return </text:span><text:span text:style-name="T20">(all_ind[[</text:span><text:span text:style-name="T21">'Date'</text:span><text:span text:style-name="T18">, </text:span><text:span text:style-name="T21">'Close that day'</text:span><text:span text:style-name="T18">,</text:span><text:span text:style-name="T18"><text:line-break/></text:span><text:span text:style-name="T18"> <text:s text:c="6"/></text:span><text:span text:style-name="T21">'Open that day'</text:span><text:span text:style-name="T18">, </text:span><text:span text:style-name="T21">'Open'</text:span><text:span text:style-name="T18">, </text:span><text:span text:style-name="T21">'High'</text:span><text:span text:style-name="T18">, </text:span><text:span text:style-name="T21">'Low'</text:span><text:span text:style-name="T18">, </text:span><text:span text:style-name="T21">'Close'</text:span><text:span text:style-name="T18">, </text:span><text:span text:style-name="T21">'Volume'</text:span><text:span text:style-name="T18">, </text:span><text:span text:style-name="T21">'daily_return'</text:span><text:span text:style-name="T18">,</text:span><text:span text:style-name="T18"><text:line-break/></text:span><text:span text:style-name="T18"> <text:s text:c="6"/></text:span><text:span text:style-name="T21">'cum_daily_return'</text:span><text:span text:style-name="T18">, </text:span><text:span text:style-name="T21">'H-L'</text:span><text:span text:style-name="T18">, </text:span><text:span text:style-name="T21">'C-O'</text:span><text:span text:style-name="T18">, </text:span><text:span text:style-name="T21">'10day MA'</text:span><text:span text:style-name="T18">, </text:span><text:span text:style-name="T21">'50day MA'</text:span><text:span text:style-name="T18">, </text:span><text:span text:style-name="T21">'200day MA'</text:span><text:span text:style-name="T18">,</text:span><text:span text:style-name="T18"><text:line-break/></text:span><text:span text:style-name="T18"> <text:s text:c="6"/></text:span><text:span text:style-name="T21">'rsi'</text:span><text:span text:style-name="T18">, </text:span><text:span text:style-name="T21">'Williams %R'</text:span><text:span text:style-name="T18">, </text:span><text:span text:style-name="T21">'ma7'</text:span><text:span text:style-name="T18">, </text:span><text:span text:style-name="T21">'ma21'</text:span><text:span text:style-name="T18">, </text:span><text:span text:style-name="T21">'ema_26'</text:span><text:span text:style-name="T18">, </text:span><text:span text:style-name="T21">'ema_12'</text:span><text:span text:style-name="T18">, </text:span><text:span text:style-name="T21">'macd'</text:span><text:span text:style-name="T18">,</text:span><text:span text:style-name="T18"><text:line-break/></text:span><text:span text:style-name="T18"> <text:s text:c="6"/></text:span><text:span text:style-name="T21">'bb_high'</text:span><text:span text:style-name="T18">, </text:span><text:span text:style-name="T21">'bb_low'</text:span><text:span text:style-name="T18">, </text:span><text:span text:style-name="T21">'ema'</text:span><text:span text:style-name="T18">, </text:span><text:span text:style-name="T21">'momentum'</text:span><text:span text:style-name="T18">, </text:span><text:span text:style-name="T21">'stok'</text:span><text:span text:style-name="T18">, </text:span><text:span text:style-name="T21">'stod'</text:span><text:span text:style-name="T18">, </text:span><text:span text:style-name="T21">'ROC'</text:span><text:span text:style-name="T18">,</text:span><text:span text:style-name="T18"><text:line-break/></text:span><text:span text:style-name="T18"> <text:s text:c="6"/></text:span><text:span text:style-name="T21">'Momentum'</text:span><text:span text:style-name="T18">, </text:span><text:span text:style-name="T21">'CCI'</text:span><text:span text:style-name="T18">, </text:span><text:span text:style-name="T21">'tema'</text:span><text:span text:style-name="T18">, </text:span><text:span text:style-name="T21">'turning_line'</text:span><text:span text:style-name="T18">, </text:span><text:span text:style-name="T21">'standard_line'</text:span><text:span text:style-name="T18">,</text:span><text:span text:style-name="T18"><text:line-break/></text:span><text:span text:style-name="T18"> <text:s text:c="6"/></text:span><text:span text:style-name="T21">'ichimoku_span1'</text:span><text:span text:style-name="T18">, </text:span><text:span text:style-name="T21">'ichimoku_span2'</text:span><text:span text:style-name="T18">, </text:span><text:span text:style-name="T21">'chikou_span'</text:span><text:span text:style-name="T20">]])</text:span></text:p></draw:text-box></draw:frame></text:p>
      <text:p text:style-name="P22"><draw:frame text:anchor-type="paragraph" draw:z-index="10" draw:name="Shape1_9" draw:style-name="gr1" draw:text-style-name="P25" svg:width="5.1567in" svg:height="2.3476in" svg:x="0.1528in" svg:y="-0.0028in"><draw:text-box><text:p text:style-name="P24"><text:span text:style-name="T7"># get daily return on each day</text:span><text:span text:style-name="T7"><text:line-break/></text:span><text:span text:style-name="T8">def </text:span><text:span text:style-name="T9">get_tek_ind_set_1</text:span><text:span text:style-name="T10">(data):</text:span><text:span text:style-name="T10"><text:line-break/></text:span><text:span text:style-name="T10"> <text:s text:c="3"/></text:span><text:span text:style-name="T8">return</text:span><text:span text:style-name="T10">(data[[</text:span><text:span text:style-name="T11">'Close that day'</text:span><text:span text:style-name="T8">, </text:span><text:span text:style-name="T11">'Open that day'</text:span><text:span text:style-name="T8">, </text:span><text:span text:style-name="T11">'Close'</text:span><text:span text:style-name="T8">, </text:span><text:span text:style-name="T11">'Open'</text:span><text:span text:style-name="T8">, </text:span><text:span text:style-name="T11">'High'</text:span><text:span text:style-name="T8">, </text:span><text:span text:style-name="T11">'Low'</text:span><text:span text:style-name="T8">, </text:span><text:span text:style-name="T11">'Volume'</text:span><text:span text:style-name="T8">, </text:span><text:span text:style-name="T11">'daily_return'</text:span><text:span text:style-name="T8">, </text:span><text:span text:style-name="T11">'cum_daily_return'</text:span><text:span text:style-name="T8">,</text:span><text:span text:style-name="T8"><text:line-break/></text:span><text:span text:style-name="T8"> <text:s text:c="6"/></text:span><text:span text:style-name="T11">'H-L'</text:span><text:span text:style-name="T8">, </text:span><text:span text:style-name="T11">'C-O'</text:span><text:span text:style-name="T8">, </text:span><text:span text:style-name="T11">'10day MA'</text:span><text:span text:style-name="T8">, </text:span><text:span text:style-name="T11">'50day MA'</text:span><text:span text:style-name="T8">, </text:span><text:span text:style-name="T11">'200day MA'</text:span><text:span text:style-name="T8">, </text:span><text:span text:style-name="T11">'rsi'</text:span><text:span text:style-name="T8">, </text:span><text:span text:style-name="T11">'Williams %R'</text:span><text:span text:style-name="T8">,</text:span><text:span text:style-name="T8"><text:line-break/></text:span><text:span text:style-name="T8"> <text:s text:c="6"/></text:span><text:span text:style-name="T11">'ma7'</text:span><text:span text:style-name="T8">, </text:span><text:span text:style-name="T11">'ma21'</text:span><text:span text:style-name="T8">, </text:span><text:span text:style-name="T11">'ema_26'</text:span><text:span text:style-name="T8">, </text:span><text:span text:style-name="T11">'ema_12'</text:span><text:span text:style-name="T8">, </text:span><text:span text:style-name="T11">'macd'</text:span><text:span text:style-name="T8">, </text:span><text:span text:style-name="T11">'bb_high'</text:span><text:span text:style-name="T8">, </text:span><text:span text:style-name="T11">'bb_low'</text:span><text:span text:style-name="T8">, </text:span><text:span text:style-name="T11">'ema'</text:span><text:span text:style-name="T8">,</text:span><text:span text:style-name="T8"><text:line-break/></text:span><text:span text:style-name="T8"> <text:s text:c="6"/></text:span><text:span text:style-name="T11">'momentum'</text:span><text:span text:style-name="T10">]])</text:span><text:span text:style-name="T10"><text:line-break/></text:span><text:span text:style-name="T10"><text:line-break/></text:span><text:span text:style-name="T10"><text:line-break/></text:span><text:span text:style-name="T7"># second set of technical indicates</text:span><text:span text:style-name="T7"><text:line-break/></text:span><text:span text:style-name="T8">def </text:span><text:span text:style-name="T9">get_tek_ind_set_2</text:span><text:span text:style-name="T10">(data):</text:span><text:span text:style-name="T10"><text:line-break/></text:span><text:span text:style-name="T10"> <text:s text:c="3"/></text:span><text:span text:style-name="T8">return</text:span><text:span text:style-name="T10">(data[[</text:span><text:span text:style-name="T11">'Close that day'</text:span><text:span text:style-name="T8">, </text:span><text:span text:style-name="T11">'Open that day'</text:span><text:span text:style-name="T8">, </text:span><text:span text:style-name="T11">'Open'</text:span><text:span text:style-name="T8">, </text:span><text:span text:style-name="T11">'Close'</text:span><text:span text:style-name="T8">, </text:span><text:span text:style-name="T11">'High'</text:span><text:span text:style-name="T8">, </text:span><text:span text:style-name="T11">'Low'</text:span><text:span text:style-name="T8">, </text:span><text:span text:style-name="T11">'Volume'</text:span><text:span text:style-name="T8">, </text:span><text:span text:style-name="T11">'stok'</text:span><text:span text:style-name="T8">, </text:span><text:span text:style-name="T11">'stod'</text:span><text:span text:style-name="T8">, </text:span><text:span text:style-name="T11">'ROC'</text:span><text:span text:style-name="T8">, </text:span><text:span text:style-name="T11">'Momentum'</text:span><text:span text:style-name="T8">,</text:span><text:span text:style-name="T8"><text:line-break/></text:span><text:span text:style-name="T8"> <text:s text:c="6"/></text:span><text:span text:style-name="T11">'CCI'</text:span><text:span text:style-name="T8">, </text:span><text:span text:style-name="T11">'ema'</text:span><text:span text:style-name="T8">, </text:span><text:span text:style-name="T11">'tema'</text:span><text:span text:style-name="T8">, </text:span><text:span text:style-name="T11">'turning_line'</text:span><text:span text:style-name="T8">, </text:span><text:span text:style-name="T11">'standard_line'</text:span><text:span text:style-name="T8">, </text:span><text:span text:style-name="T11">'ichimoku_span1'</text:span><text:span text:style-name="T8">,</text:span><text:span text:style-name="T8"><text:line-break/></text:span><text:span text:style-name="T8"> <text:s text:c="6"/></text:span><text:span text:style-name="T11">'ichimoku_span2'</text:span><text:span text:style-name="T8">, </text:span><text:span text:style-name="T11">'chikou_span'</text:span><text:span text:style-name="T10">]])</text:span></text:p></draw:text-box></draw:frame></text:p>
      <text:p text:style-name="P23">main.py <text:span text:style-name="T5">(</text:span>where the trading <text:span text:style-name="T6">strategy</text:span> happen<text:span text:style-name="T5">) </text:span><text:span text:style-name="T6">BB strategy (part 1)</text:span></text:p>
      <text:p text:style-name="P14"><draw:frame text:anchor-type="paragraph" draw:z-index="11" draw:name="Shape1_11" draw:style-name="gr1" draw:text-style-name="P25" svg:width="5.1567in" svg:height="8.3343in" svg:x="0.1154in" svg:y="0.1756in"><draw:text-box><text:p text:style-name="P24"><text:span text:style-name="T8">import </text:span><text:span text:style-name="T10">pandas </text:span><text:span text:style-name="T8">as </text:span><text:span text:style-name="T10">pd</text:span><text:span text:style-name="T10"><text:line-break/></text:span><text:span text:style-name="T8">import </text:span><text:span text:style-name="T10">talib</text:span><text:span text:style-name="T10"><text:line-break/></text:span><text:span text:style-name="T8">import </text:span><text:span text:style-name="T10">numpy </text:span><text:span text:style-name="T8">as </text:span><text:span text:style-name="T10">np</text:span><text:span text:style-name="T10"><text:line-break/></text:span><text:span text:style-name="T8">import </text:span><text:span text:style-name="T10">matplotlib.pyplot </text:span><text:span text:style-name="T8">as </text:span><text:span text:style-name="T10">plt</text:span><text:span text:style-name="T10"><text:line-break/></text:span><text:span text:style-name="T10"><text:line-break/></text:span><text:span text:style-name="T8">class </text:span><text:span text:style-name="T10">Ledger:</text:span><text:span text:style-name="T10"><text:line-break/></text:span><text:span text:style-name="T10"> <text:s text:c="3"/></text:span><text:span text:style-name="T8">def </text:span><text:span text:style-name="T15">__init__</text:span><text:span text:style-name="T10">(</text:span><text:span text:style-name="T16">self</text:span><text:span text:style-name="T8">, </text:span><text:span text:style-name="T10">cash):</text:span><text:span text:style-name="T10"><text:line-break/></text:span><text:span text:style-name="T10"> <text:s text:c="7"/></text:span><text:span text:style-name="T16">self</text:span><text:span text:style-name="T10">.cash = cash</text:span><text:span text:style-name="T10"><text:line-break/></text:span><text:span text:style-name="T10"> <text:s text:c="7"/></text:span><text:span text:style-name="T16">self</text:span><text:span text:style-name="T10">.ledger = pd.DataFrame([[</text:span><text:span text:style-name="T11">'hold'</text:span><text:span text:style-name="T8">, </text:span><text:span text:style-name="T10">cash]]</text:span><text:span text:style-name="T8">, </text:span><text:span text:style-name="T12">columns</text:span><text:span text:style-name="T10">=[</text:span><text:span text:style-name="T11">'buy/sell/hold'</text:span><text:span text:style-name="T8">, </text:span><text:span text:style-name="T11">'cash'</text:span><text:span text:style-name="T10">])</text:span><text:span text:style-name="T10"><text:line-break/></text:span><text:span text:style-name="T10"><text:line-break/></text:span><text:span text:style-name="T10"> <text:s text:c="3"/></text:span><text:span text:style-name="T8">def </text:span><text:span text:style-name="T9">add</text:span><text:span text:style-name="T10">(</text:span><text:span text:style-name="T16">self</text:span><text:span text:style-name="T8">, </text:span><text:span text:style-name="T10">decision</text:span><text:span text:style-name="T8">, </text:span><text:span text:style-name="T10">cash):</text:span><text:span text:style-name="T10"><text:line-break/></text:span><text:span text:style-name="T10"> <text:s text:c="7"/></text:span><text:span text:style-name="T16">self</text:span><text:span text:style-name="T10">.cash = cash</text:span><text:span text:style-name="T10"><text:line-break/></text:span><text:span text:style-name="T10"> <text:s text:c="7"/></text:span><text:span text:style-name="T16">self</text:span><text:span text:style-name="T10">.ledger.loc[</text:span><text:span text:style-name="T16">self</text:span><text:span text:style-name="T10">.ledger.shape[</text:span><text:span text:style-name="T13">0</text:span><text:span text:style-name="T10">]] = [decision</text:span><text:span text:style-name="T8">, </text:span><text:span text:style-name="T16">self</text:span><text:span text:style-name="T10">.cash]</text:span><text:span text:style-name="T10"><text:line-break/></text:span><text:span text:style-name="T10"><text:line-break/></text:span><text:span text:style-name="T10"> <text:s text:c="3"/></text:span><text:span text:style-name="T8">def </text:span><text:span text:style-name="T9">add_pct</text:span><text:span text:style-name="T10">(</text:span><text:span text:style-name="T16">self</text:span><text:span text:style-name="T8">, </text:span><text:span text:style-name="T10">decision</text:span><text:span text:style-name="T8">, </text:span><text:span text:style-name="T10">pct):</text:span><text:span text:style-name="T10"><text:line-break/></text:span><text:span text:style-name="T10"> <text:s text:c="7"/></text:span><text:span text:style-name="T16">self</text:span><text:span text:style-name="T10">.cash = </text:span><text:span text:style-name="T16">self</text:span><text:span text:style-name="T10">.cash * pct</text:span><text:span text:style-name="T10"><text:line-break/></text:span><text:span text:style-name="T10"> <text:s text:c="7"/></text:span><text:span text:style-name="T16">self</text:span><text:span text:style-name="T10">.ledger.loc[</text:span><text:span text:style-name="T16">self</text:span><text:span text:style-name="T10">.ledger.shape[</text:span><text:span text:style-name="T13">0</text:span><text:span text:style-name="T10">]] = [decision</text:span><text:span text:style-name="T8">, </text:span><text:span text:style-name="T16">self</text:span><text:span text:style-name="T10">.cash]</text:span><text:span text:style-name="T10"><text:line-break/></text:span><text:span text:style-name="T10"><text:line-break/></text:span><text:span text:style-name="T10"> <text:s text:c="3"/></text:span><text:span text:style-name="T8">def </text:span><text:span text:style-name="T9">get_ledger</text:span><text:span text:style-name="T10">(</text:span><text:span text:style-name="T16">self</text:span><text:span text:style-name="T10">):</text:span><text:span text:style-name="T10"><text:line-break/></text:span><text:span text:style-name="T10"> <text:s text:c="7"/></text:span><text:span text:style-name="T16">self</text:span><text:span text:style-name="T10">.ledger[</text:span><text:span text:style-name="T11">'dayly return/losses percentage'</text:span><text:span text:style-name="T10">] = </text:span><text:span text:style-name="T16">self</text:span><text:span text:style-name="T10">.ledger[</text:span><text:span text:style-name="T11">'cash'</text:span><text:span text:style-name="T10">].pct_change().fillna(</text:span><text:span text:style-name="T13">0</text:span><text:span text:style-name="T10">) * </text:span><text:span text:style-name="T13">100</text:span><text:span text:style-name="T13"><text:line-break/></text:span><text:span text:style-name="T13"> <text:s text:c="7"/></text:span><text:span text:style-name="T16">self</text:span><text:span text:style-name="T10">.ledger[</text:span><text:span text:style-name="T11">'dayly return/losses'</text:span><text:span text:style-name="T10">] = </text:span><text:span text:style-name="T16">self</text:span><text:span text:style-name="T10">.ledger[</text:span><text:span text:style-name="T11">'cash'</text:span><text:span text:style-name="T10">].diff().fillna(</text:span><text:span text:style-name="T13">0</text:span><text:span text:style-name="T10">)</text:span><text:span text:style-name="T10"><text:line-break/></text:span><text:span text:style-name="T10"> <text:s text:c="7"/></text:span><text:span text:style-name="T16">self</text:span><text:span text:style-name="T10">.ledger[</text:span><text:span text:style-name="T11">'good trade'</text:span><text:span text:style-name="T10">] = </text:span><text:span text:style-name="T16">self</text:span><text:span text:style-name="T10">.ledger[</text:span><text:span text:style-name="T11">'dayly return/losses percentage'</text:span><text:span text:style-name="T10">] &gt; </text:span><text:span text:style-name="T13">0</text:span><text:span text:style-name="T13"><text:line-break/></text:span><text:span text:style-name="T13"> <text:s text:c="7"/></text:span><text:span text:style-name="T8">return </text:span><text:span text:style-name="T16">self</text:span><text:span text:style-name="T10">.ledger</text:span><text:span text:style-name="T10"><text:line-break/></text:span><text:span text:style-name="T10"><text:line-break/></text:span><text:span text:style-name="T10"><text:line-break/></text:span><text:span text:style-name="T10">todo = [</text:span><text:span text:style-name="T10"><text:line-break/></text:span><text:span text:style-name="T10"> <text:s text:c="3"/>...</text:span><text:span text:style-name="T10"><text:line-break/></text:span><text:span text:style-name="T10">]</text:span><text:span text:style-name="T10"><text:line-break/></text:span><text:span text:style-name="T10"><text:line-break/></text:span><text:span text:style-name="T7"># Set number of days and standard deviations to use for rolling lookback period for Bollinger band calculation</text:span><text:span text:style-name="T7"><text:line-break/></text:span><text:span text:style-name="T8">def </text:span><text:span text:style-name="T9">bollinger_strat</text:span><text:span text:style-name="T10">(df</text:span><text:span text:style-name="T8">, </text:span><text:span text:style-name="T10">window</text:span><text:span text:style-name="T8">, </text:span><text:span text:style-name="T10">std):</text:span><text:span text:style-name="T10"><text:line-break/></text:span><text:span text:style-name="T10"> <text:s text:c="3"/></text:span><text:span text:style-name="T7"># Calculate rolling mean and standard deviation using number of days set above</text:span><text:span text:style-name="T7"><text:line-break/></text:span><text:span text:style-name="T7"> <text:s text:c="3"/></text:span><text:span text:style-name="T10">rolling_mean = df[</text:span><text:span text:style-name="T11">'Open'</text:span><text:span text:style-name="T10">].rolling(window).mean()</text:span><text:span text:style-name="T10"><text:line-break/></text:span><text:span text:style-name="T10"> <text:s text:c="3"/>rolling_std = df[</text:span><text:span text:style-name="T11">'Open'</text:span><text:span text:style-name="T10">].rolling(window).std()</text:span><text:span text:style-name="T10"><text:line-break/></text:span><text:span text:style-name="T10"> <text:s text:c="3"/></text:span><text:span text:style-name="T7"># create two new DataFrame columns to hold values of upper and lower Bollinger bands</text:span><text:span text:style-name="T7"><text:line-break/></text:span><text:span text:style-name="T7"> <text:s text:c="3"/></text:span><text:span text:style-name="T10">df[</text:span><text:span text:style-name="T11">'Rolling Mean'</text:span><text:span text:style-name="T10">] = rolling_mean</text:span><text:span text:style-name="T10"><text:line-break/></text:span><text:span text:style-name="T10"> <text:s text:c="3"/>df[</text:span><text:span text:style-name="T11">'Bollinger High'</text:span><text:span text:style-name="T10">] = rolling_mean + (rolling_std * std)</text:span><text:span text:style-name="T10"><text:line-break/></text:span><text:span text:style-name="T10"> <text:s text:c="3"/>df[</text:span><text:span text:style-name="T11">'Bollinger Low'</text:span><text:span text:style-name="T10">] = rolling_mean - (rolling_std * std)</text:span><text:span text:style-name="T10"><text:line-break/></text:span><text:span text:style-name="T10"><text:line-break/></text:span><text:span text:style-name="T10"> <text:s text:c="3"/>df[</text:span><text:span text:style-name="T11">'Position'</text:span><text:span text:style-name="T10">] = </text:span><text:span text:style-name="T8">None</text:span><text:span text:style-name="T8"><text:line-break/></text:span><text:span text:style-name="T8"> <text:s text:c="3"/></text:span><text:span text:style-name="T10">df = df[-</text:span><text:span text:style-name="T13">500</text:span><text:span text:style-name="T10">:]</text:span><text:span text:style-name="T10"><text:line-break/></text:span><text:span text:style-name="T10"> <text:s text:c="3"/></text:span><text:span text:style-name="T7"># Fill our newly created position column - set to sell (-1) when the price hits the upper band, and set to buy (1) when </text:span><text:span text:style-name="T7">it hits the lower band</text:span><text:span text:style-name="T7"><text:line-break/></text:span><text:span text:style-name="T7"> <text:s text:c="3"/></text:span><text:span text:style-name="T8">for </text:span><text:span text:style-name="T10">row </text:span><text:span text:style-name="T8">in </text:span><text:span text:style-name="T14">range</text:span><text:span text:style-name="T10">(</text:span><text:span text:style-name="T14">len</text:span><text:span text:style-name="T10">(df)):</text:span><text:span text:style-name="T10"><text:line-break/></text:span><text:span text:style-name="T10"><text:line-break/></text:span><text:span text:style-name="T10"> <text:s text:c="7"/></text:span><text:span text:style-name="T8">if </text:span><text:span text:style-name="T10">(df[</text:span><text:span text:style-name="T11">'Open'</text:span><text:span text:style-name="T10">].iloc[row] &gt; df[</text:span><text:span text:style-name="T11">'Bollinger High'</text:span><text:span text:style-name="T10">].iloc[row]) </text:span><text:span text:style-name="T8">and </text:span><text:span text:style-name="T10">(</text:span><text:span text:style-name="T10"><text:line-break/></text:span><text:span text:style-name="T10"> <text:s text:c="15"/>df[</text:span><text:span text:style-name="T11">'Open'</text:span><text:span text:style-name="T10">].iloc[row - </text:span><text:span text:style-name="T13">1</text:span><text:span text:style-name="T10">] &lt; df[</text:span><text:span text:style-name="T11">'Bollinger High'</text:span><text:span text:style-name="T10">].iloc[row - </text:span><text:span text:style-name="T13">1</text:span><text:span text:style-name="T10">]):</text:span><text:span text:style-name="T10"><text:line-break/></text:span><text:span text:style-name="T10"> <text:s text:c="11"/>df[</text:span><text:span text:style-name="T11">'Position'</text:span><text:span text:style-name="T10">].iloc[row] = -</text:span><text:span text:style-name="T13">1</text:span><text:span text:style-name="T13"><text:line-break/></text:span><text:span text:style-name="T13"><text:line-break/></text:span><text:span text:style-name="T13"> <text:s text:c="7"/></text:span><text:span text:style-name="T8">if </text:span><text:span text:style-name="T10">(df[</text:span><text:span text:style-name="T11">'Open'</text:span><text:span text:style-name="T10">].iloc[row] &lt; df[</text:span><text:span text:style-name="T11">'Bollinger Low'</text:span><text:span text:style-name="T10">].iloc[row]) </text:span><text:span text:style-name="T8">and </text:span><text:span text:style-name="T10">(</text:span><text:span text:style-name="T10"><text:line-break/></text:span><text:span text:style-name="T10"> <text:s text:c="15"/>df[</text:span><text:span text:style-name="T11">'Open'</text:span><text:span text:style-name="T10">].iloc[row - </text:span><text:span text:style-name="T13">1</text:span><text:span text:style-name="T10">] &gt; df[</text:span><text:span text:style-name="T11">'Bollinger Low'</text:span><text:span text:style-name="T10">].iloc[row - </text:span><text:span text:style-name="T13">1</text:span><text:span text:style-name="T10">]):</text:span><text:span text:style-name="T10"><text:line-break/></text:span><text:span text:style-name="T10"> <text:s text:c="11"/>df[</text:span><text:span text:style-name="T11">'Position'</text:span><text:span text:style-name="T10">].iloc[row] = </text:span><text:span text:style-name="T13">1</text:span><text:span text:style-name="T13"><text:line-break/></text:span><text:span text:style-name="T13"> <text:s text:c="7"/></text:span><text:span text:style-name="T7"># Forward fill our position column to replace the "None" values with the correct long/short positions to represent </text:span><text:span text:style-name="T7">the "holding" of our position</text:span><text:span text:style-name="T7"><text:line-break/></text:span><text:span text:style-name="T7"><text:line-break/></text:span><text:span text:style-name="T7"> <text:s text:c="3"/># forward through time</text:span><text:span text:style-name="T7"><text:line-break/></text:span><text:span text:style-name="T7"> <text:s text:c="3"/></text:span><text:span text:style-name="T10">df[</text:span><text:span text:style-name="T11">'Position'</text:span><text:span text:style-name="T10">].fillna(</text:span><text:span text:style-name="T12">method</text:span><text:span text:style-name="T10">=</text:span><text:span text:style-name="T11">'ffill'</text:span><text:span text:style-name="T8">, </text:span><text:span text:style-name="T12">inplace</text:span><text:span text:style-name="T10">=</text:span><text:span text:style-name="T8">True</text:span><text:span text:style-name="T10">)</text:span><text:span text:style-name="T10"><text:line-break/></text:span><text:span text:style-name="T10"> <text:s text:c="3"/></text:span><text:span text:style-name="T7"># Calculate the daily market return and multiply that by the position to determine strategy returns</text:span><text:span text:style-name="T7"><text:line-break/></text:span><text:span text:style-name="T7"> <text:s text:c="3"/></text:span><text:span text:style-name="T10">df[</text:span><text:span text:style-name="T11">'Market Return'</text:span><text:span text:style-name="T10">] = np.log(df[</text:span><text:span text:style-name="T11">'Open'</text:span><text:span text:style-name="T10">] / df[</text:span><text:span text:style-name="T11">'Open'</text:span><text:span text:style-name="T10">].shift(</text:span><text:span text:style-name="T13">1</text:span><text:span text:style-name="T10">))</text:span><text:span text:style-name="T10"><text:line-break/></text:span><text:span text:style-name="T10"> <text:s text:c="3"/>df[</text:span><text:span text:style-name="T11">'Strategy Return'</text:span><text:span text:style-name="T10">] = df[</text:span><text:span text:style-name="T11">'Market Return'</text:span><text:span text:style-name="T10">] * df[</text:span><text:span text:style-name="T11">'Position'</text:span><text:span text:style-name="T10">]</text:span><text:span text:style-name="T10"><text:line-break/></text:span><text:span text:style-name="T10"> <text:s text:c="3"/></text:span><text:span text:style-name="T7"># Plot the strategy returns</text:span><text:span text:style-name="T7"><text:line-break/></text:span><text:span text:style-name="T7"> <text:s text:c="3"/></text:span><text:span text:style-name="T10">df[</text:span><text:span text:style-name="T11">'Strategy Return'</text:span><text:span text:style-name="T10">].cumsum().plot(</text:span><text:span text:style-name="T12">label</text:span><text:span text:style-name="T10">=</text:span><text:span text:style-name="T11">'window ' </text:span><text:span text:style-name="T10">+ </text:span><text:span text:style-name="T14">str</text:span><text:span text:style-name="T10">(window) + </text:span><text:span text:style-name="T11">' std ' </text:span><text:span text:style-name="T10">+ </text:span><text:span text:style-name="T14">str</text:span><text:span text:style-name="T10">(std))</text:span></text:p><text:p text:style-name="P24"><text:span text:style-name="T10"><text:s text:c="2"/></text:span><text:span text:style-name="T17"><text:s text:c="2"/></text:span><text:span text:style-name="T17"># returning the last day to compare results</text:span><text:span text:style-name="T10"><text:line-break/></text:span><text:span text:style-name="T10"> <text:s text:c="3"/></text:span><text:span text:style-name="T8">return </text:span><text:span text:style-name="T10">df[</text:span><text:span text:style-name="T11">'Strategy Return'</text:span><text:span text:style-name="T10">].cumsum().iloc[-</text:span><text:span text:style-name="T13">1</text:span><text:span text:style-name="T10">]</text:span><text:span text:style-name="T10"><text:line-break/></text:span><text:span text:style-name="T10"><text:line-break/></text:span><text:span text:style-name="T17"> # apply the strategy to all stocks for a range of windows and gap of BB lows and highs <text:s/></text:span><text:span text:style-name="T10"><text:line-break/></text:span><text:span text:style-name="T10">ranges = []</text:span><text:span text:style-name="T10"><text:line-break/></text:span><text:span text:style-name="T8">for </text:span><text:span text:style-name="T10">do </text:span><text:span text:style-name="T8">in </text:span><text:span text:style-name="T10">todo:</text:span><text:span text:style-name="T10"><text:line-break/></text:span><text:span text:style-name="T10"> <text:s text:c="3"/>df = pd.read_csv(</text:span><text:span text:style-name="T11">'dataset/' </text:span><text:span text:style-name="T10">+ do[</text:span><text:span text:style-name="T11">'fileName'</text:span><text:span text:style-name="T10">])</text:span><text:span text:style-name="T10"><text:line-break/></text:span><text:span text:style-name="T10"><text:line-break/></text:span><text:span text:style-name="T10"> <text:s text:c="3"/>plt.figure(</text:span><text:span text:style-name="T12">figsize</text:span><text:span text:style-name="T10">=(</text:span><text:span text:style-name="T13">12</text:span><text:span text:style-name="T8">, </text:span><text:span text:style-name="T13">8</text:span><text:span text:style-name="T10">))</text:span><text:span text:style-name="T10"><text:line-break/></text:span><text:span text:style-name="T10"> <text:s text:c="3"/>windows = [</text:span><text:span text:style-name="T13">10</text:span><text:span text:style-name="T8">, </text:span><text:span text:style-name="T13">20</text:span><text:span text:style-name="T8">, </text:span><text:span text:style-name="T13">100</text:span><text:span text:style-name="T10">]</text:span><text:span text:style-name="T10"><text:line-break/></text:span><text:span text:style-name="T10"> <text:s text:c="3"/>stds = [</text:span><text:span text:style-name="T13">2</text:span><text:span text:style-name="T8">, </text:span><text:span text:style-name="T13">3</text:span><text:span text:style-name="T8">, </text:span><text:span text:style-name="T13">5</text:span><text:span text:style-name="T10">]</text:span><text:span text:style-name="T10"><text:line-break/></text:span><text:span text:style-name="T10"> <text:s text:c="3"/>res = []</text:span><text:span text:style-name="T10"><text:line-break/></text:span><text:span text:style-name="T10"> <text:s text:c="3"/></text:span><text:span text:style-name="T8">for </text:span><text:span text:style-name="T10">window </text:span><text:span text:style-name="T8">in </text:span><text:span text:style-name="T10">windows:</text:span><text:span text:style-name="T10"><text:line-break/></text:span><text:span text:style-name="T10"> <text:s text:c="7"/></text:span><text:span text:style-name="T8">for </text:span><text:span text:style-name="T10">std </text:span><text:span text:style-name="T8">in </text:span><text:span text:style-name="T10">stds:</text:span><text:span text:style-name="T10"><text:line-break/></text:span><text:span text:style-name="T10"> <text:s text:c="11"/>res.append(bollinger_strat(df</text:span><text:span text:style-name="T8">, </text:span><text:span text:style-name="T10">window</text:span><text:span text:style-name="T8">, </text:span><text:span text:style-name="T10">std))</text:span><text:span text:style-name="T10"><text:line-break/></text:span><text:span text:style-name="T10"> <text:s text:c="3"/>plt.legend(</text:span><text:span text:style-name="T12">loc</text:span><text:span text:style-name="T10">=</text:span><text:span text:style-name="T11">'best'</text:span><text:span text:style-name="T10">)</text:span><text:span text:style-name="T10"><text:line-break/></text:span><text:span text:style-name="T10"> <text:s text:c="3"/>plt.title(do[</text:span><text:span text:style-name="T11">'stockName'</text:span><text:span text:style-name="T10">])</text:span><text:span text:style-name="T10"><text:line-break/></text:span><text:span text:style-name="T10"> <text:s text:c="3"/>plt.savefig(</text:span><text:span text:style-name="T11">'resultsBB' </text:span><text:span text:style-name="T10">+ </text:span><text:span text:style-name="T11">'/' </text:span><text:span text:style-name="T10">+ do[</text:span><text:span text:style-name="T11">'savePlace'</text:span><text:span text:style-name="T10">] + </text:span><text:span text:style-name="T11">'.png'</text:span><text:span text:style-name="T10">)</text:span><text:span text:style-name="T10"><text:line-break/></text:span><text:span text:style-name="T10"> <text:s text:c="3"/>plt.close(</text:span><text:span text:style-name="T11">'all'</text:span><text:span text:style-name="T10">)</text:span><text:span text:style-name="T10"><text:line-break/></text:span><text:span text:style-name="T10"> <text:s text:c="3"/>ranges.append((</text:span><text:span text:style-name="T14">min</text:span><text:span text:style-name="T10">(res)</text:span><text:span text:style-name="T8">, </text:span><text:span text:style-name="T14">max</text:span><text:span text:style-name="T10">(res)))</text:span><text:span text:style-name="T10"><text:line-break/></text:span><text:span text:style-name="T10"><text:line-break/></text:span><text:span text:style-name="T14">print</text:span><text:span text:style-name="T10">(ranges)</text:span><text:span text:style-name="T10"><text:line-break/></text:span><text:span text:style-name="T10"/></text:p></draw:text-box></draw:frame></text:p>
      <text:p text:style-name="P14"/>
      <text:p text:style-name="P14"/>
      <text:p text:style-name="P23"><text:span text:style-name="T6">(part 2) <text:s/>The RSI and MACD Double Confirmation Momentum Strategy <text:s/></text:span></text:p>
      <text:p text:style-name="P15"/>
      <text:p text:style-name="P15"><draw:frame text:anchor-type="paragraph" draw:z-index="12" draw:name="Shape1_10" draw:style-name="gr1" draw:text-style-name="P25" svg:width="5.1567in" svg:height="9.5012in" svg:x="0.1154in" svg:y="0.1756in"><draw:text-box><text:p text:style-name="P24"><text:span text:style-name="T7"># the RSI set at 7 day rolling window and the MACD Momentum strategy</text:span><text:span text:style-name="T7"><text:line-break/></text:span><text:span text:style-name="T8">def </text:span><text:span text:style-name="T9">day_trader</text:span><text:span text:style-name="T10">(df</text:span><text:span text:style-name="T8">, </text:span><text:span text:style-name="T10">title):</text:span><text:span text:style-name="T10"><text:line-break/></text:span><text:span text:style-name="T10"> <text:s text:c="3"/>df[</text:span><text:span text:style-name="T11">'rsi7'</text:span><text:span text:style-name="T10">] = talib.RSI(df.Close.values</text:span><text:span text:style-name="T8">, </text:span><text:span text:style-name="T12">timeperiod</text:span><text:span text:style-name="T10">=</text:span><text:span text:style-name="T13">7</text:span><text:span text:style-name="T10">)</text:span><text:span text:style-name="T10"><text:line-break/></text:span><text:span text:style-name="T10"> <text:s text:c="3"/>macd</text:span><text:span text:style-name="T8">, </text:span><text:span text:style-name="T10">macdsignal</text:span><text:span text:style-name="T8">, </text:span><text:span text:style-name="T10">df[</text:span><text:span text:style-name="T11">'macdhist'</text:span><text:span text:style-name="T10">] = talib.MACD(df.Close.values</text:span><text:span text:style-name="T8">, </text:span><text:span text:style-name="T12">fastperiod</text:span><text:span text:style-name="T10">=</text:span><text:span text:style-name="T13">12</text:span><text:span text:style-name="T8">, </text:span><text:span text:style-name="T12">slowperiod</text:span><text:span text:style-name="T10">=</text:span><text:span text:style-name="T13">26</text:span><text:span text:style-name="T8">, </text:span><text:span text:style-name="T12">signalperiod</text:span><text:span text:style-name="T10">=</text:span><text:span text:style-name="T13">9</text:span><text:span text:style-name="T10">)</text:span><text:span text:style-name="T10"><text:line-break/></text:span><text:span text:style-name="T10"> <text:s text:c="3"/>df = df[-</text:span><text:span text:style-name="T13">70</text:span><text:span text:style-name="T10">:]</text:span><text:span text:style-name="T10"><text:line-break/></text:span><text:span text:style-name="T10"> <text:s text:c="3"/>df[</text:span><text:span text:style-name="T11">'rsi7 over 50'</text:span><text:span text:style-name="T10">] = df[</text:span><text:span text:style-name="T11">'rsi7'</text:span><text:span text:style-name="T10">] &gt; </text:span><text:span text:style-name="T13">50</text:span><text:span text:style-name="T13"><text:line-break/></text:span><text:span text:style-name="T13"> <text:s text:c="3"/></text:span><text:span text:style-name="T10">df[</text:span><text:span text:style-name="T11">'macdhist cross over'</text:span><text:span text:style-name="T10">] = ((df[</text:span><text:span text:style-name="T11">'macdhist'</text:span><text:span text:style-name="T10">] &gt; </text:span><text:span text:style-name="T13">0</text:span><text:span text:style-name="T10">).shift(-</text:span><text:span text:style-name="T13">1</text:span><text:span text:style-name="T10">)) &amp; (df[</text:span><text:span text:style-name="T11">'macdhist'</text:span><text:span text:style-name="T10">] &lt; </text:span><text:span text:style-name="T13">0</text:span><text:span text:style-name="T10">)</text:span><text:span text:style-name="T10"><text:line-break/></text:span><text:span text:style-name="T10"> <text:s text:c="3"/>df[</text:span><text:span text:style-name="T11">'macdhist cross to under'</text:span><text:span text:style-name="T10">] = ((df[</text:span><text:span text:style-name="T11">'macdhist'</text:span><text:span text:style-name="T10">] &lt; </text:span><text:span text:style-name="T13">0</text:span><text:span text:style-name="T10">)) &amp; (df[</text:span><text:span text:style-name="T11">'macdhist'</text:span><text:span text:style-name="T10">] &gt; </text:span><text:span text:style-name="T13">0</text:span><text:span text:style-name="T10">).shift(</text:span><text:span text:style-name="T13">1</text:span><text:span text:style-name="T10">)</text:span><text:span text:style-name="T10"><text:line-break/></text:span><text:span text:style-name="T10"> <text:s text:c="3"/>df[</text:span><text:span text:style-name="T11">'buy'</text:span><text:span text:style-name="T10">] = df[</text:span><text:span text:style-name="T11">'rsi7 over 50'</text:span><text:span text:style-name="T10">] &amp; df[</text:span><text:span text:style-name="T11">'macdhist cross over'</text:span><text:span text:style-name="T10">]</text:span><text:span text:style-name="T10"><text:line-break/></text:span><text:span text:style-name="T10"> <text:s text:c="3"/>df[</text:span><text:span text:style-name="T11">'sell'</text:span><text:span text:style-name="T10">] = (df[</text:span><text:span text:style-name="T11">'rsi7'</text:span><text:span text:style-name="T10">] &lt; </text:span><text:span text:style-name="T13">50</text:span><text:span text:style-name="T10">) &amp; df[</text:span><text:span text:style-name="T11">'macdhist cross to under'</text:span><text:span text:style-name="T10">]</text:span><text:span text:style-name="T10"><text:line-break/></text:span><text:span text:style-name="T10"><text:line-break/></text:span><text:span text:style-name="T10"> <text:s text:c="3"/>df[</text:span><text:span text:style-name="T11">'position'</text:span><text:span text:style-name="T10">] = np.zeros(df.shape[</text:span><text:span text:style-name="T13">0</text:span><text:span text:style-name="T10">])</text:span><text:span text:style-name="T10"><text:line-break/></text:span><text:span text:style-name="T10"> <text:s text:c="3"/>position = </text:span><text:span text:style-name="T13">0</text:span><text:span text:style-name="T13"><text:line-break/></text:span><text:span text:style-name="T13"> <text:s text:c="3"/></text:span><text:span text:style-name="T8">for </text:span><text:span text:style-name="T10">row </text:span><text:span text:style-name="T8">in </text:span><text:span text:style-name="T14">range</text:span><text:span text:style-name="T10">(</text:span><text:span text:style-name="T14">len</text:span><text:span text:style-name="T10">(df)):</text:span><text:span text:style-name="T10"><text:line-break/></text:span><text:span text:style-name="T10"> <text:s text:c="7"/></text:span><text:span text:style-name="T8">if </text:span><text:span text:style-name="T10">position == </text:span><text:span text:style-name="T13">2</text:span><text:span text:style-name="T10">:</text:span><text:span text:style-name="T10"><text:line-break/></text:span><text:span text:style-name="T10"> <text:s text:c="11"/>position = </text:span><text:span text:style-name="T13">0</text:span><text:span text:style-name="T13"><text:line-break/></text:span><text:span text:style-name="T13"><text:line-break/></text:span><text:span text:style-name="T13"> <text:s text:c="7"/></text:span><text:span text:style-name="T8">if </text:span><text:span text:style-name="T10">position == </text:span><text:span text:style-name="T13">0</text:span><text:span text:style-name="T10">:</text:span><text:span text:style-name="T10"><text:line-break/></text:span><text:span text:style-name="T10"> <text:s text:c="11"/></text:span><text:span text:style-name="T8">if </text:span><text:span text:style-name="T10">df[</text:span><text:span text:style-name="T11">'buy'</text:span><text:span text:style-name="T10">].iloc[row]:</text:span><text:span text:style-name="T10"><text:line-break/></text:span><text:span text:style-name="T10"> <text:s text:c="15"/>position = </text:span><text:span text:style-name="T13">1</text:span><text:span text:style-name="T13"><text:line-break/></text:span><text:span text:style-name="T13"> <text:s text:c="11"/></text:span><text:span text:style-name="T8">elif </text:span><text:span text:style-name="T10">df[</text:span><text:span text:style-name="T11">'sell'</text:span><text:span text:style-name="T10">].iloc[row]:</text:span><text:span text:style-name="T10"><text:line-break/></text:span><text:span text:style-name="T10"> <text:s text:c="15"/>position = -</text:span><text:span text:style-name="T13">1</text:span><text:span text:style-name="T13"><text:line-break/></text:span><text:span text:style-name="T13"> <text:s text:c="7"/></text:span><text:span text:style-name="T8">elif </text:span><text:span text:style-name="T10">position == </text:span><text:span text:style-name="T13">1</text:span><text:span text:style-name="T10">:</text:span><text:span text:style-name="T10"><text:line-break/></text:span><text:span text:style-name="T10"> <text:s text:c="11"/></text:span><text:span text:style-name="T8">if </text:span><text:span text:style-name="T10">df[</text:span><text:span text:style-name="T11">'sell'</text:span><text:span text:style-name="T10">].iloc[row]:</text:span><text:span text:style-name="T10"><text:line-break/></text:span><text:span text:style-name="T10"> <text:s text:c="15"/>position = -</text:span><text:span text:style-name="T13">1</text:span><text:span text:style-name="T13"><text:line-break/></text:span><text:span text:style-name="T13"> <text:s text:c="7"/></text:span><text:span text:style-name="T8">elif </text:span><text:span text:style-name="T10">position == -</text:span><text:span text:style-name="T13">1</text:span><text:span text:style-name="T10">:</text:span><text:span text:style-name="T10"><text:line-break/></text:span><text:span text:style-name="T10"> <text:s text:c="11"/></text:span><text:span text:style-name="T8">if </text:span><text:span text:style-name="T10">df[</text:span><text:span text:style-name="T11">'sell'</text:span><text:span text:style-name="T10">].iloc[row]:</text:span><text:span text:style-name="T10"><text:line-break/></text:span><text:span text:style-name="T10"> <text:s text:c="15"/>position = </text:span><text:span text:style-name="T13">1</text:span><text:span text:style-name="T13"><text:line-break/></text:span><text:span text:style-name="T13"><text:line-break/></text:span><text:span text:style-name="T13"> <text:s text:c="7"/></text:span><text:span text:style-name="T10">df[</text:span><text:span text:style-name="T11">'position'</text:span><text:span text:style-name="T10">].iloc[row] = position</text:span><text:span text:style-name="T10"><text:line-break/></text:span><text:span text:style-name="T10"><text:line-break/></text:span><text:span text:style-name="T10"> <text:s text:c="3"/>df[</text:span><text:span text:style-name="T11">'action'</text:span><text:span text:style-name="T10">] = df[</text:span><text:span text:style-name="T11">'position'</text:span><text:span text:style-name="T10">].shift(</text:span><text:span text:style-name="T13">1</text:span><text:span text:style-name="T10">).fillna(</text:span><text:span text:style-name="T13">0</text:span><text:span text:style-name="T10">) != df[</text:span><text:span text:style-name="T11">'position'</text:span><text:span text:style-name="T10">]</text:span><text:span text:style-name="T10"><text:line-break/></text:span><text:span text:style-name="T10"> <text:s text:c="3"/>df[</text:span><text:span text:style-name="T11">'change'</text:span><text:span text:style-name="T10">] = df[</text:span><text:span text:style-name="T11">'Close'</text:span><text:span text:style-name="T10">] - df[</text:span><text:span text:style-name="T11">'Close'</text:span><text:span text:style-name="T10">].shift(-</text:span><text:span text:style-name="T13">1</text:span><text:span text:style-name="T10">)</text:span><text:span text:style-name="T10"><text:line-break/></text:span><text:span text:style-name="T10"> <text:s text:c="3"/>df[</text:span><text:span text:style-name="T11">'pct prof/loss'</text:span><text:span text:style-name="T10">] = np.zeros(df.shape[</text:span><text:span text:style-name="T13">0</text:span><text:span text:style-name="T10">])</text:span><text:span text:style-name="T10"><text:line-break/></text:span><text:span text:style-name="T10"> <text:s text:c="3"/>df[</text:span><text:span text:style-name="T11">'pct prof/loss'</text:span><text:span text:style-name="T10">] = (df[</text:span><text:span text:style-name="T11">'change'</text:span><text:span text:style-name="T10">] * df[</text:span><text:span text:style-name="T11">'position'</text:span><text:span text:style-name="T10">]) / df[</text:span><text:span text:style-name="T11">'Close'</text:span><text:span text:style-name="T10">]</text:span><text:span text:style-name="T10"><text:line-break/></text:span><text:span text:style-name="T10"> <text:s text:c="3"/>df[</text:span><text:span text:style-name="T11">'pct prof/loss'</text:span><text:span text:style-name="T10">][df[</text:span><text:span text:style-name="T11">'action'</text:span><text:span text:style-name="T10">]] = </text:span><text:span text:style-name="T13">0</text:span><text:span text:style-name="T13"><text:line-break/></text:span><text:span text:style-name="T13"><text:line-break/></text:span><text:span text:style-name="T13"> <text:s text:c="3"/></text:span><text:span text:style-name="T10">leger_obj = Ledger(</text:span><text:span text:style-name="T13">1000</text:span><text:span text:style-name="T10">)</text:span><text:span text:style-name="T10"><text:line-break/></text:span><text:span text:style-name="T10"><text:line-break/></text:span><text:span text:style-name="T10"> <text:s text:c="3"/>des_pre = </text:span><text:span text:style-name="T8">None</text:span><text:span text:style-name="T8"><text:line-break/></text:span><text:span text:style-name="T8"> <text:s text:c="3"/>for </text:span><text:span text:style-name="T10">row </text:span><text:span text:style-name="T8">in </text:span><text:span text:style-name="T14">range</text:span><text:span text:style-name="T10">(</text:span><text:span text:style-name="T14">len</text:span><text:span text:style-name="T10">(df)):</text:span><text:span text:style-name="T10"><text:line-break/></text:span><text:span text:style-name="T10"> <text:s text:c="7"/>pct = df[</text:span><text:span text:style-name="T11">'pct prof/loss'</text:span><text:span text:style-name="T10">].iloc[row]</text:span><text:span text:style-name="T10"><text:line-break/></text:span><text:span text:style-name="T10"> <text:s text:c="7"/>des = df[</text:span><text:span text:style-name="T11">'position'</text:span><text:span text:style-name="T10">].iloc[row]</text:span><text:span text:style-name="T10"><text:line-break/></text:span><text:span text:style-name="T10"> <text:s text:c="7"/></text:span><text:span text:style-name="T8">if </text:span><text:span text:style-name="T10">des_pre </text:span><text:span text:style-name="T8">is None</text:span><text:span text:style-name="T10">:</text:span><text:span text:style-name="T10"><text:line-break/></text:span><text:span text:style-name="T10"> <text:s text:c="11"/></text:span><text:span text:style-name="T8">if </text:span><text:span text:style-name="T10">des == </text:span><text:span text:style-name="T13">0</text:span><text:span text:style-name="T10">:</text:span><text:span text:style-name="T10"><text:line-break/></text:span><text:span text:style-name="T10"> <text:s text:c="15"/>des_ = </text:span><text:span text:style-name="T11">'hold'</text:span><text:span text:style-name="T11"><text:line-break/></text:span><text:span text:style-name="T11"> <text:s text:c="11"/></text:span><text:span text:style-name="T8">elif </text:span><text:span text:style-name="T10">des == </text:span><text:span text:style-name="T13">1</text:span><text:span text:style-name="T10">:</text:span><text:span text:style-name="T10"><text:line-break/></text:span><text:span text:style-name="T10"> <text:s text:c="15"/>des_ = </text:span><text:span text:style-name="T11">'buy'</text:span><text:span text:style-name="T11"><text:line-break/></text:span><text:span text:style-name="T11"> <text:s text:c="11"/></text:span><text:span text:style-name="T8">elif </text:span><text:span text:style-name="T10">des == -</text:span><text:span text:style-name="T13">1</text:span><text:span text:style-name="T10">:</text:span><text:span text:style-name="T10"><text:line-break/></text:span><text:span text:style-name="T10"> <text:s text:c="15"/>des_ = </text:span><text:span text:style-name="T11">'sell'</text:span><text:span text:style-name="T11"><text:line-break/></text:span><text:span text:style-name="T11"> <text:s text:c="7"/></text:span><text:span text:style-name="T8">else</text:span><text:span text:style-name="T10">:</text:span><text:span text:style-name="T10"><text:line-break/></text:span><text:span text:style-name="T10"> <text:s text:c="11"/></text:span><text:span text:style-name="T8">if </text:span><text:span text:style-name="T10">des == des_pre:</text:span><text:span text:style-name="T10"><text:line-break/></text:span><text:span text:style-name="T10"> <text:s text:c="15"/>des_ = </text:span><text:span text:style-name="T11">'hold'</text:span><text:span text:style-name="T11"><text:line-break/></text:span><text:span text:style-name="T11"> <text:s text:c="11"/></text:span><text:span text:style-name="T8">else</text:span><text:span text:style-name="T10">:</text:span><text:span text:style-name="T10"><text:line-break/></text:span><text:span text:style-name="T10"> <text:s text:c="15"/></text:span><text:span text:style-name="T8">if </text:span><text:span text:style-name="T10">des == </text:span><text:span text:style-name="T13">0</text:span><text:span text:style-name="T10">:</text:span><text:span text:style-name="T10"><text:line-break/></text:span><text:span text:style-name="T10"> <text:s text:c="19"/>des_ = </text:span><text:span text:style-name="T11">'hold'</text:span><text:span text:style-name="T11"><text:line-break/></text:span><text:span text:style-name="T11"> <text:s text:c="15"/></text:span><text:span text:style-name="T8">elif </text:span><text:span text:style-name="T10">des == </text:span><text:span text:style-name="T13">1</text:span><text:span text:style-name="T10">:</text:span><text:span text:style-name="T10"><text:line-break/></text:span><text:span text:style-name="T10"> <text:s text:c="19"/>des_ = </text:span><text:span text:style-name="T11">'buy'</text:span><text:span text:style-name="T11"><text:line-break/></text:span><text:span text:style-name="T11"> <text:s text:c="15"/></text:span><text:span text:style-name="T8">elif </text:span><text:span text:style-name="T10">des == -</text:span><text:span text:style-name="T13">1</text:span><text:span text:style-name="T10">:</text:span><text:span text:style-name="T10"><text:line-break/></text:span><text:span text:style-name="T10"> <text:s text:c="19"/>des_ = </text:span><text:span text:style-name="T11">'sell'</text:span><text:span text:style-name="T11"><text:line-break/></text:span><text:span text:style-name="T11"> <text:s text:c="7"/></text:span><text:span text:style-name="T10">des_pre = des</text:span><text:span text:style-name="T10"><text:line-break/></text:span><text:span text:style-name="T10"> <text:s text:c="7"/>leger_obj.add_pct(des_</text:span><text:span text:style-name="T8">, </text:span><text:span text:style-name="T10">(pct + </text:span><text:span text:style-name="T13">1</text:span><text:span text:style-name="T10">))</text:span><text:span text:style-name="T10"><text:line-break/></text:span><text:span text:style-name="T10"><text:line-break/></text:span><text:span text:style-name="T10"> <text:s text:c="3"/>leg = leger_obj.get_ledger()</text:span><text:span text:style-name="T10"><text:line-break/></text:span><text:span text:style-name="T10"> <text:s text:c="3"/>leg[</text:span><text:span text:style-name="T11">'cash'</text:span><text:span text:style-name="T10">].plot(</text:span><text:span text:style-name="T12">label</text:span><text:span text:style-name="T10">=title)</text:span><text:span text:style-name="T10"><text:line-break/></text:span><text:span text:style-name="T10"> <text:s text:c="3"/></text:span><text:span text:style-name="T8">return </text:span><text:span text:style-name="T10">leg</text:span><text:span text:style-name="T10"><text:line-break/></text:span><text:span text:style-name="T10"><text:line-break/></text:span><text:span text:style-name="T10"><text:line-break/></text:span><text:span text:style-name="T8">def </text:span><text:span text:style-name="T9">sharpe</text:span><text:span text:style-name="T10">(y):</text:span><text:span text:style-name="T10"><text:line-break/></text:span><text:span text:style-name="T10"> <text:s text:c="3"/></text:span><text:span text:style-name="T8">return </text:span><text:span text:style-name="T10">np.sqrt(y.count()) * (y.mean() / y.std())</text:span><text:span text:style-name="T10"><text:line-break/></text:span><text:span text:style-name="T10"><text:line-break/></text:span><text:span text:style-name="T10">plt.figure(</text:span><text:span text:style-name="T12">figsize</text:span><text:span text:style-name="T10">=(</text:span><text:span text:style-name="T13">24</text:span><text:span text:style-name="T8">, </text:span><text:span text:style-name="T13">16</text:span><text:span text:style-name="T10">))</text:span><text:span text:style-name="T10"><text:line-break/></text:span><text:span text:style-name="T8">for </text:span><text:span text:style-name="T10">do </text:span><text:span text:style-name="T8">in </text:span><text:span text:style-name="T10">todo:</text:span><text:span text:style-name="T10"><text:line-break/></text:span><text:span text:style-name="T10"> <text:s text:c="3"/>df = pd.read_csv(</text:span><text:span text:style-name="T11">'dataset/' </text:span><text:span text:style-name="T10">+ do[</text:span><text:span text:style-name="T11">'fileName'</text:span><text:span text:style-name="T10">])</text:span><text:span text:style-name="T10"><text:line-break/></text:span><text:span text:style-name="T10"> <text:s text:c="3"/>ledger = day_trader(df</text:span><text:span text:style-name="T8">, </text:span><text:span text:style-name="T10">do[</text:span><text:span text:style-name="T11">'stockName'</text:span><text:span text:style-name="T10">])[:-</text:span><text:span text:style-name="T13">1</text:span><text:span text:style-name="T10">]</text:span><text:span text:style-name="T10"><text:line-break/></text:span><text:span text:style-name="T10"><text:line-break/></text:span><text:span text:style-name="T10"> <text:s text:c="3"/>description = pd.DataFrame([</text:span><text:span text:style-name="T10"><text:line-break/></text:span><text:span text:style-name="T10"> <text:s text:c="7"/>[</text:span><text:span text:style-name="T10"><text:line-break/></text:span><text:span text:style-name="T10"> <text:s text:c="11"/></text:span><text:span text:style-name="T11">'Technical Ind 1'</text:span><text:span text:style-name="T8">,</text:span><text:span text:style-name="T8"><text:line-break/></text:span><text:span text:style-name="T8"> <text:s text:c="11"/></text:span><text:span text:style-name="T10">ledger[ledger[</text:span><text:span text:style-name="T11">'buy/sell/hold'</text:span><text:span text:style-name="T10">] == </text:span><text:span text:style-name="T11">'hold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[ledger[</text:span><text:span text:style-name="T11">'buy/sell/hold'</text:span><text:span text:style-name="T10">] == </text:span><text:span text:style-name="T11">'buy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[ledger[</text:span><text:span text:style-name="T11">'buy/sell/hold'</text:span><text:span text:style-name="T10">] == </text:span><text:span text:style-name="T11">'sell'</text:span><text:span text:style-name="T10">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[(ledger[</text:span><text:span text:style-name="T11">'buy/sell/hold'</text:span><text:span text:style-name="T10">] != </text:span><text:span text:style-name="T11">'hold'</text:span><text:span text:style-name="T10">) &amp; (ledger[</text:span><text:span text:style-name="T11">'good trade'</text:span><text:span text:style-name="T10">] == </text:span><text:span text:style-name="T8">Tru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[(ledger[</text:span><text:span text:style-name="T11">'buy/sell/hold'</text:span><text:span text:style-name="T10">] != </text:span><text:span text:style-name="T11">'hold'</text:span><text:span text:style-name="T10">) &amp; (ledger[</text:span><text:span text:style-name="T11">'good trade'</text:span><text:span text:style-name="T10">] == </text:span><text:span text:style-name="T8">False</text:span><text:span text:style-name="T10">)].count()[</text:span><text:span text:style-name="T13">0</text:span><text:span text:style-name="T10">]</text:span><text:span text:style-name="T8">,</text:span><text:span text:style-name="T8"><text:line-break/></text:span><text:span text:style-name="T8"> <text:s text:c="11"/></text:span><text:span text:style-name="T10">ledger[</text:span><text:span text:style-name="T11">'cash'</text:span><text:span text:style-name="T10">].iloc[-</text:span><text:span text:style-name="T13">1</text:span><text:span text:style-name="T10">]</text:span><text:span text:style-name="T8">,</text:span><text:span text:style-name="T8"><text:line-break/></text:span><text:span text:style-name="T8"> <text:s text:c="11"/></text:span><text:span text:style-name="T10">sharpe(ledger[</text:span><text:span text:style-name="T11">'dayly return/losses'</text:span><text:span text:style-name="T10">])</text:span><text:span text:style-name="T10"><text:line-break/></text:span><text:span text:style-name="T10"> <text:s text:c="7"/>]</text:span><text:span text:style-name="T10"><text:line-break/></text:span><text:span text:style-name="T10"> <text:s text:c="3"/>]</text:span><text:span text:style-name="T8">, </text:span><text:span text:style-name="T12">columns</text:span><text:span text:style-name="T10">=[</text:span><text:span text:style-name="T11">'description'</text:span><text:span text:style-name="T8">, </text:span><text:span text:style-name="T11">'No trading days'</text:span><text:span text:style-name="T8">, </text:span><text:span text:style-name="T11">'Buy trades'</text:span><text:span text:style-name="T8">, </text:span><text:span text:style-name="T11">'Short trades'</text:span><text:span text:style-name="T8">, </text:span><text:span text:style-name="T11">'profit days'</text:span><text:span text:style-name="T8">, </text:span><text:span text:style-name="T11">'loss days'</text:span><text:span text:style-name="T8">,</text:span><text:span text:style-name="T8"><text:line-break/></text:span><text:span text:style-name="T8"> <text:s text:c="15"/></text:span><text:span text:style-name="T11">'End Amount (USD)'</text:span><text:span text:style-name="T8">, </text:span><text:span text:style-name="T11">'Sharp Radio'</text:span><text:span text:style-name="T10">])</text:span><text:span text:style-name="T10"><text:line-break/></text:span><text:span text:style-name="T10"><text:line-break/></text:span><text:span text:style-name="T10"> <text:s text:c="3"/>ledger.to_csv(</text:span><text:span text:style-name="T11">'resultsRs7Macd/' </text:span><text:span text:style-name="T10">+ do[</text:span><text:span text:style-name="T11">'fileName'</text:span><text:span text:style-name="T10">] + </text:span><text:span text:style-name="T11">'.csv'</text:span><text:span text:style-name="T10">)</text:span><text:span text:style-name="T10"><text:line-break/></text:span><text:span text:style-name="T10"> <text:s text:c="3"/>description.to_csv(</text:span><text:span text:style-name="T11">'resultsRs7Macd/description_' </text:span><text:span text:style-name="T10">+ do[</text:span><text:span text:style-name="T11">'fileName'</text:span><text:span text:style-name="T10">] + </text:span><text:span text:style-name="T11">'.csv'</text:span><text:span text:style-name="T10">)</text:span><text:span text:style-name="T10"><text:line-break/></text:span><text:span text:style-name="T10"><text:line-break/></text:span><text:span text:style-name="T10">plt.title(</text:span><text:span text:style-name="T11">'compare RS7 with macdhist cross over'</text:span><text:span text:style-name="T10">)</text:span><text:span text:style-name="T10"><text:line-break/></text:span><text:span text:style-name="T10">plt.legend(</text:span><text:span text:style-name="T12">loc</text:span><text:span text:style-name="T10">=</text:span><text:span text:style-name="T11">"best"</text:span><text:span text:style-name="T10">)</text:span><text:span text:style-name="T10"><text:line-break/></text:span><text:span text:style-name="T10">plt.savefig(</text:span><text:span text:style-name="T11">'resultsRs7Macd/profit.png'</text:span><text:span text:style-name="T10">)</text:span><text:span text:style-name="T10"><text:line-break/></text:span><text:span text:style-name="T10">plt.close(</text:span><text:span text:style-name="T11">'all'</text:span><text:span text:style-name="T10">)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02.291655549</meta:creation-date>
    <dc:date>2020-06-23T15:57:22.760123485</dc:date>
    <meta:editing-duration>PT18M15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3" meta:paragraph-count="22" meta:word-count="148" meta:character-count="837" meta:non-whitespace-character-count="703"/>
  </office:meta>
</office:document-meta>
</file>